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bin" svg:font-family="Cabin" style:font-family-generic="system" style:font-pitch="variable"/>
    <style:font-face style:name="Courier" svg:font-family="Courier" style:font-family-generic="modern" style:font-pitch="fixed" svg:panose-1="2 7 4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Cabin" fo:language="fr" fo:country="FR"/>
    </style:style>
    <style:style style:name="P2" style:parent-style-name="Standard" style:family="paragraph">
      <style:text-properties style:font-name="Cabin" fo:language="fr" fo:country="FR"/>
    </style:style>
    <style:style style:name="P3" style:parent-style-name="Standard" style:family="paragraph">
      <style:text-properties style:font-name="Cabin" fo:language="fr" fo:country="FR"/>
    </style:style>
    <style:style style:name="P4" style:parent-style-name="Standard" style:family="paragraph">
      <style:text-properties style:font-name="Cabin" fo:language="fr" fo:country="FR"/>
    </style:style>
    <style:style style:name="P5" style:parent-style-name="Standard" style:family="paragraph">
      <style:paragraph-properties fo:border="0.0034in solid #000000" fo:padding="0.0972in" style:shadow="none" fo:background-color="#9999FF"/>
    </style:style>
    <style:style style:name="T6" style:parent-style-name="Policepardéfaut" style:family="text">
      <style:text-properties style:font-name="Cabin" fo:font-weight="bold" style:font-weight-asian="bold" style:font-weight-complex="bold" fo:language="fr" fo:country="FR"/>
    </style:style>
    <style:style style:name="T7" style:parent-style-name="Policepardéfaut" style:family="text">
      <style:text-properties style:font-name="Cabin" fo:language="fr" fo:country="FR"/>
    </style:style>
    <style:style style:name="P8" style:parent-style-name="Standard" style:family="paragraph">
      <style:paragraph-properties fo:border="0.0034in solid #000000" fo:padding="0.0972in" style:shadow="none" fo:background-color="#9999FF"/>
    </style:style>
    <style:style style:name="T9" style:parent-style-name="Policepardéfaut" style:family="text">
      <style:text-properties style:font-name="Cabin" fo:font-weight="bold" style:font-weight-asian="bold" style:font-weight-complex="bold" fo:language="fr" fo:country="FR"/>
    </style:style>
    <style:style style:name="T10" style:parent-style-name="Policepardéfaut" style:family="text">
      <style:text-properties style:font-name="Cabin" fo:language="fr" fo:country="FR"/>
    </style:style>
    <style:style style:name="P11" style:parent-style-name="Standard" style:family="paragraph">
      <style:text-properties style:font-name="Cabin" fo:language="fr" fo:country="FR"/>
    </style:style>
    <style:style style:name="P12" style:parent-style-name="Standard" style:family="paragraph">
      <style:text-properties style:font-name="Cabin" fo:language="fr" fo:country="FR"/>
    </style:style>
    <style:style style:name="P13" style:parent-style-name="Standard" style:family="paragraph">
      <style:paragraph-properties fo:border="0.0034in solid #000000" fo:padding="0.0972in" style:shadow="none" fo:background-color="#B2B2B2"/>
      <style:text-properties style:font-name="Cabin" fo:font-weight="bold" style:font-weight-asian="bold" style:font-weight-complex="bold" fo:language="fr" fo:country="FR"/>
    </style:style>
    <style:style style:name="P14" style:parent-style-name="Standard" style:family="paragraph">
      <style:text-properties style:font-name="Cabin" fo:language="fr" fo:country="FR"/>
    </style:style>
    <style:style style:name="P15" style:parent-style-name="Standard" style:family="paragraph">
      <style:text-properties style:font-name="Cabin" fo:language="fr" fo:country="FR"/>
    </style:style>
    <style:style style:name="P16" style:parent-style-name="Standard" style:family="paragraph">
      <style:paragraph-properties fo:text-align="justify"/>
      <style:text-properties style:font-name="Cabin" fo:language="fr" fo:country="FR"/>
    </style:style>
    <style:style style:name="P17" style:parent-style-name="Standard" style:family="paragraph">
      <style:paragraph-properties fo:text-align="justify"/>
      <style:text-properties style:font-name="Cabin" fo:language="fr" fo:country="FR"/>
    </style:style>
    <style:style style:name="P18" style:parent-style-name="Standard" style:family="paragraph">
      <style:paragraph-properties fo:text-align="justify"/>
      <style:text-properties style:font-name="Cabin" fo:language="fr" fo:country="FR"/>
    </style:style>
    <style:style style:name="P19" style:parent-style-name="Standard" style:family="paragraph">
      <style:paragraph-properties fo:text-align="justify"/>
      <style:text-properties style:font-name="Cabin" fo:language="fr" fo:country="FR"/>
    </style:style>
    <style:style style:name="P20" style:parent-style-name="Standard" style:family="paragraph">
      <style:paragraph-properties fo:text-align="justify"/>
      <style:text-properties style:font-name="Cabin" fo:language="fr" fo:country="FR"/>
    </style:style>
    <style:style style:name="P21" style:parent-style-name="Standard" style:family="paragraph">
      <style:paragraph-properties fo:text-align="justify"/>
      <style:text-properties style:font-name="Cabin" fo:language="fr" fo:country="FR"/>
    </style:style>
    <style:style style:name="P22" style:parent-style-name="Standard" style:family="paragraph">
      <style:paragraph-properties fo:text-align="justify"/>
      <style:text-properties style:font-name="Cabin" fo:language="fr" fo:country="FR"/>
    </style:style>
    <style:style style:name="P23" style:parent-style-name="Standard" style:family="paragraph">
      <style:paragraph-properties fo:text-align="justify"/>
    </style:style>
    <style:style style:name="T24" style:parent-style-name="Policepardéfaut" style:family="text">
      <style:text-properties style:font-name="Cabin" fo:language="fr" fo:country="FR"/>
    </style:style>
    <style:style style:name="T25" style:parent-style-name="Policepardéfaut" style:family="text">
      <style:text-properties style:font-name="Courier" fo:language="fr" fo:country="FR"/>
    </style:style>
    <style:style style:name="T26" style:parent-style-name="Policepardéfaut" style:family="text">
      <style:text-properties style:font-name="Cabin" fo:language="fr" fo:country="FR"/>
    </style:style>
    <style:style style:name="T27" style:parent-style-name="Policepardéfaut" style:family="text">
      <style:text-properties style:font-name="Courier" fo:language="fr" fo:country="FR"/>
    </style:style>
    <style:style style:name="T28" style:parent-style-name="Policepardéfaut" style:family="text">
      <style:text-properties style:font-name="Cabin" fo:language="fr" fo:country="FR"/>
    </style:style>
    <style:style style:name="P29" style:parent-style-name="Standard" style:family="paragraph">
      <style:text-properties style:font-name="Cabin" fo:language="fr" fo:country="FR"/>
    </style:style>
    <style:style style:name="T30" style:parent-style-name="Policepardéfaut" style:family="text">
      <style:text-properties style:font-name="Cabin" fo:language="fr" fo:country="FR"/>
    </style:style>
    <style:style style:name="T31" style:parent-style-name="Policepardéfaut" style:family="text">
      <style:text-properties style:font-name="Courier" fo:language="fr" fo:country="FR"/>
    </style:style>
    <style:style style:name="P32" style:parent-style-name="Standard" style:family="paragraph">
      <style:paragraph-properties fo:border="0.0034in solid #000000" fo:padding="0.0138in" style:shadow="none" fo:background-color="#EEEEEE">
        <style:tab-stops>
          <style:tab-stop style:type="left" style:position="1.3131in"/>
        </style:tab-stops>
      </style:paragraph-properties>
    </style:style>
    <style:style style:name="T33" style:parent-style-name="Policepardéfaut" style:family="text">
      <style:text-properties style:font-name="Courier" fo:font-weight="bold" style:font-weight-asian="bold" style:font-weight-complex="bold" fo:language="fr" fo:country="FR"/>
    </style:style>
    <style:style style:name="T34" style:parent-style-name="Policepardéfaut" style:family="text">
      <style:text-properties style:font-name="Courier" fo:language="fr" fo:country="FR"/>
    </style:style>
    <style:style style:name="P35" style:parent-style-name="Standard" style:family="paragraph">
      <style:paragraph-properties fo:border="0.0034in solid #000000" fo:padding="0.0138in" style:shadow="none" fo:background-color="#EEEEEE">
        <style:tab-stops>
          <style:tab-stop style:type="left" style:position="1.3131in"/>
        </style:tab-stops>
      </style:paragraph-properties>
      <style:text-properties style:font-name="Courier" fo:language="fr" fo:country="FR"/>
    </style:style>
    <style:style style:name="P36" style:parent-style-name="Standard" style:family="paragraph">
      <style:paragraph-properties fo:border="0.0034in solid #000000" fo:padding="0.0138in" style:shadow="none" fo:background-color="#EEEEEE">
        <style:tab-stops>
          <style:tab-stop style:type="left" style:position="1.3131in"/>
        </style:tab-stops>
      </style:paragraph-properties>
    </style:style>
    <style:style style:name="T37" style:parent-style-name="Policepardéfaut" style:family="text">
      <style:text-properties style:font-name="Courier" fo:font-weight="bold" style:font-weight-asian="bold" style:font-weight-complex="bold"/>
    </style:style>
    <style:style style:name="T38" style:parent-style-name="Policepardéfaut" style:family="text">
      <style:text-properties style:font-name="Courier"/>
    </style:style>
    <style:style style:name="T39" style:parent-style-name="Policepardéfaut" style:family="text">
      <style:text-properties style:font-name="Courier" fo:font-weight="bold" style:font-weight-asian="bold" style:font-weight-complex="bold"/>
    </style:style>
    <style:style style:name="T40" style:parent-style-name="Policepardéfaut" style:family="text">
      <style:text-properties style:font-name="Courier"/>
    </style:style>
    <style:style style:name="P41" style:parent-style-name="Standard" style:family="paragraph">
      <style:paragraph-properties fo:border="0.0034in solid #000000" fo:padding="0.0138in" style:shadow="none" fo:background-color="#EEEEEE">
        <style:tab-stops>
          <style:tab-stop style:type="left" style:position="1.3131in"/>
        </style:tab-stops>
      </style:paragraph-properties>
    </style:style>
    <style:style style:name="T42" style:parent-style-name="Policepardéfaut" style:family="text">
      <style:text-properties style:font-name="Courier"/>
    </style:style>
    <style:style style:name="T43" style:parent-style-name="Policepardéfaut" style:family="text">
      <style:text-properties style:font-name="Courier" fo:font-weight="bold" style:font-weight-asian="bold" style:font-weight-complex="bold"/>
    </style:style>
    <style:style style:name="T44" style:parent-style-name="Policepardéfaut" style:family="text">
      <style:text-properties style:font-name="Courier"/>
    </style:style>
    <style:style style:name="T45" style:parent-style-name="Policepardéfaut" style:family="text">
      <style:text-properties style:font-name="Courier" fo:font-weight="bold" style:font-weight-asian="bold" style:font-weight-complex="bold"/>
    </style:style>
    <style:style style:name="T46" style:parent-style-name="Policepardéfaut" style:family="text">
      <style:text-properties style:font-name="Courier"/>
    </style:style>
    <style:style style:name="T47" style:parent-style-name="Policepardéfaut" style:family="text">
      <style:text-properties style:font-name="Courier" style:text-underline-type="single" style:text-underline-style="solid" style:text-underline-width="auto" style:text-underline-mode="continuous"/>
    </style:style>
    <style:style style:name="T48" style:parent-style-name="Policepardéfaut" style:family="text">
      <style:text-properties style:font-name="Courier"/>
    </style:style>
    <style:style style:name="T49" style:parent-style-name="Policepardéfaut" style:family="text">
      <style:text-properties style:font-name="Courier" style:text-underline-type="single" style:text-underline-style="solid" style:text-underline-width="auto" style:text-underline-mode="continuous"/>
    </style:style>
    <style:style style:name="T50" style:parent-style-name="Policepardéfaut" style:family="text">
      <style:text-properties style:font-name="Courier"/>
    </style:style>
    <style:style style:name="P51" style:parent-style-name="Standard" style:family="paragraph">
      <style:paragraph-properties fo:border="0.0034in solid #000000" fo:padding="0.0138in" style:shadow="none" fo:background-color="#EEEEEE">
        <style:tab-stops>
          <style:tab-stop style:type="left" style:position="1.3131in"/>
        </style:tab-stops>
      </style:paragraph-properties>
    </style:style>
    <style:style style:name="T52" style:parent-style-name="Policepardéfaut" style:family="text">
      <style:text-properties style:font-name="Courier"/>
    </style:style>
    <style:style style:name="T53" style:parent-style-name="Policepardéfaut" style:family="text">
      <style:text-properties style:font-name="Courier" fo:font-weight="bold" style:font-weight-asian="bold" style:font-weight-complex="bold"/>
    </style:style>
    <style:style style:name="T54" style:parent-style-name="Policepardéfaut" style:family="text">
      <style:text-properties style:font-name="Courier"/>
    </style:style>
    <style:style style:name="T55" style:parent-style-name="Policepardéfaut" style:family="text">
      <style:text-properties style:font-name="Courier" style:text-underline-type="single" style:text-underline-style="solid" style:text-underline-width="auto" style:text-underline-mode="continuous"/>
    </style:style>
    <style:style style:name="T56" style:parent-style-name="Policepardéfaut" style:family="text">
      <style:text-properties style:font-name="Courier"/>
    </style:style>
    <style:style style:name="P57" style:parent-style-name="Standard" style:family="paragraph">
      <style:paragraph-properties fo:border="0.0034in solid #000000" fo:padding="0.0138in" style:shadow="none" fo:background-color="#EEEEEE">
        <style:tab-stops>
          <style:tab-stop style:type="left" style:position="1.3131in"/>
        </style:tab-stops>
      </style:paragraph-properties>
    </style:style>
    <style:style style:name="T58" style:parent-style-name="Policepardéfaut" style:family="text">
      <style:text-properties style:font-name="Courier"/>
    </style:style>
    <style:style style:name="T59" style:parent-style-name="Policepardéfaut" style:family="text">
      <style:text-properties style:font-name="Courier" fo:font-weight="bold" style:font-weight-asian="bold" style:font-weight-complex="bold"/>
    </style:style>
    <style:style style:name="T60" style:parent-style-name="Policepardéfaut" style:family="text">
      <style:text-properties style:font-name="Courier"/>
    </style:style>
    <style:style style:name="T61" style:parent-style-name="Policepardéfaut" style:family="text">
      <style:text-properties style:font-name="Courier" fo:font-weight="bold" style:font-weight-asian="bold" style:font-weight-complex="bold"/>
    </style:style>
    <style:style style:name="T62" style:parent-style-name="Policepardéfaut" style:family="text">
      <style:text-properties style:font-name="Courier"/>
    </style:style>
    <style:style style:name="T63" style:parent-style-name="Policepardéfaut" style:family="text">
      <style:text-properties style:font-name="Courier" style:text-underline-type="single" style:text-underline-style="solid" style:text-underline-width="auto" style:text-underline-mode="continuous"/>
    </style:style>
    <style:style style:name="T64" style:parent-style-name="Policepardéfaut" style:family="text">
      <style:text-properties style:font-name="Courier"/>
    </style:style>
    <style:style style:name="T65" style:parent-style-name="Policepardéfaut" style:family="text">
      <style:text-properties style:font-name="Courier" style:text-underline-type="single" style:text-underline-style="solid" style:text-underline-width="auto" style:text-underline-mode="continuous"/>
    </style:style>
    <style:style style:name="T66" style:parent-style-name="Policepardéfaut" style:family="text">
      <style:text-properties style:font-name="Courier"/>
    </style:style>
    <style:style style:name="P67" style:parent-style-name="Standard" style:family="paragraph">
      <style:paragraph-properties fo:border="0.0034in solid #000000" fo:padding="0.0138in" style:shadow="none" fo:background-color="#EEEEEE">
        <style:tab-stops>
          <style:tab-stop style:type="left" style:position="1.3131in"/>
        </style:tab-stops>
      </style:paragraph-properties>
      <style:text-properties style:font-name="Courier"/>
    </style:style>
    <style:style style:name="P68" style:parent-style-name="Standard" style:family="paragraph">
      <style:paragraph-properties fo:border="0.0034in solid #000000" fo:padding="0.0138in" style:shadow="none" fo:background-color="#EEEEEE">
        <style:tab-stops>
          <style:tab-stop style:type="left" style:position="1.3131in"/>
        </style:tab-stops>
      </style:paragraph-properties>
    </style:style>
    <style:style style:name="T69" style:parent-style-name="Policepardéfaut" style:family="text">
      <style:text-properties style:font-name="Courier" fo:language="fr" fo:country="FR"/>
    </style:style>
    <style:style style:name="T70" style:parent-style-name="Policepardéfaut" style:family="text">
      <style:text-properties style:font-name="Courier" fo:language="fr" fo:country="FR"/>
    </style:style>
    <style:style style:name="P71" style:parent-style-name="Standard" style:family="paragraph">
      <style:text-properties style:font-name="Cabin" fo:language="fr" fo:country="FR"/>
    </style:style>
    <style:style style:name="P72" style:parent-style-name="Standard" style:family="paragraph">
      <style:text-properties style:font-name="Cabin" fo:language="fr" fo:country="FR"/>
    </style:style>
    <style:style style:name="P73" style:parent-style-name="Standard" style:family="paragraph">
      <style:text-properties style:font-name="Cabin" fo:language="fr" fo:country="FR"/>
    </style:style>
    <style:style style:name="P74" style:parent-style-name="Standard" style:family="paragraph">
      <style:text-properties style:font-name="Cabin" fo:language="fr" fo:country="FR"/>
    </style:style>
    <style:style style:name="P75" style:parent-style-name="Standard" style:family="paragraph">
      <style:text-properties style:font-name="Cabin" fo:language="fr" fo:country="FR"/>
    </style:style>
    <style:style style:name="P76" style:parent-style-name="Standard" style:family="paragraph">
      <style:paragraph-properties fo:border="0.0034in solid #000000" fo:padding="0.0138in" style:shadow="none" fo:background-color="#EEEEEE"/>
    </style:style>
    <style:style style:name="T77" style:parent-style-name="Policepardéfaut" style:family="text">
      <style:text-properties style:font-name="Courier" fo:language="fr" fo:country="FR"/>
    </style:style>
    <style:style style:name="T78" style:parent-style-name="Policepardéfaut" style:family="text">
      <style:text-properties style:font-name="Courier" fo:font-weight="bold" style:font-weight-asian="bold" style:font-weight-complex="bold" fo:language="fr" fo:country="FR"/>
    </style:style>
    <style:style style:name="T79" style:parent-style-name="Policepardéfaut" style:family="text">
      <style:text-properties style:font-name="Courier" fo:language="fr" fo:country="FR"/>
    </style:style>
    <style:style style:name="P80" style:parent-style-name="Standard" style:family="paragraph">
      <style:paragraph-properties fo:border="0.0034in solid #000000" fo:padding="0.0138in" style:shadow="none" fo:background-color="#EEEEEE"/>
    </style:style>
    <style:style style:name="T81" style:parent-style-name="Policepardéfaut" style:family="text">
      <style:text-properties style:font-name="Courier" fo:language="fr" fo:country="FR"/>
    </style:style>
    <style:style style:name="T82" style:parent-style-name="Policepardéfaut" style:family="text">
      <style:text-properties style:font-name="Courier" fo:language="fr" fo:country="FR"/>
    </style:style>
    <style:style style:name="T83" style:parent-style-name="Policepardéfaut" style:family="text">
      <style:text-properties style:font-name="Courier"/>
    </style:style>
    <style:style style:name="P84" style:parent-style-name="Standard" style:family="paragraph">
      <style:paragraph-properties fo:border="0.0034in solid #000000" fo:padding="0.0138in" style:shadow="none" fo:background-color="#EEEEEE"/>
      <style:text-properties style:font-name="Courier"/>
    </style:style>
    <style:style style:name="P85" style:parent-style-name="Standard" style:family="paragraph">
      <style:paragraph-properties fo:border="0.0034in solid #000000" fo:padding="0.0138in" style:shadow="none" fo:background-color="#EEEEEE"/>
      <style:text-properties style:font-name="Courier"/>
    </style:style>
    <style:style style:name="P86" style:parent-style-name="Standard" style:family="paragraph">
      <style:paragraph-properties fo:border="0.0034in solid #000000" fo:padding="0.0138in" style:shadow="none" fo:background-color="#EEEEEE"/>
    </style:style>
    <style:style style:name="T87" style:parent-style-name="Policepardéfaut" style:family="text">
      <style:text-properties style:font-name="Courier"/>
    </style:style>
    <style:style style:name="T88" style:parent-style-name="Policepardéfaut" style:family="text">
      <style:text-properties style:font-name="Courier"/>
    </style:style>
    <style:style style:name="T89" style:parent-style-name="Policepardéfaut" style:family="text">
      <style:text-properties style:font-name="Courier" fo:font-weight="bold" style:font-weight-asian="bold" style:font-weight-complex="bold"/>
    </style:style>
    <style:style style:name="T90" style:parent-style-name="Policepardéfaut" style:family="text">
      <style:text-properties style:font-name="Courier"/>
    </style:style>
    <style:style style:name="P91" style:parent-style-name="Standard" style:family="paragraph">
      <style:paragraph-properties fo:border="0.0034in solid #000000" fo:padding="0.0138in" style:shadow="none" fo:background-color="#EEEEEE"/>
    </style:style>
    <style:style style:name="T92" style:parent-style-name="Policepardéfaut" style:family="text">
      <style:text-properties style:font-name="Courier"/>
    </style:style>
    <style:style style:name="T93" style:parent-style-name="Policepardéfaut" style:family="text">
      <style:text-properties style:font-name="Courier"/>
    </style:style>
    <style:style style:name="T94" style:parent-style-name="Policepardéfaut" style:family="text">
      <style:text-properties style:font-name="Courier" fo:font-weight="bold" style:font-weight-asian="bold" style:font-weight-complex="bold"/>
    </style:style>
    <style:style style:name="T95" style:parent-style-name="Policepardéfaut" style:family="text">
      <style:text-properties style:font-name="Courier"/>
    </style:style>
    <style:style style:name="P96" style:parent-style-name="Standard" style:family="paragraph">
      <style:paragraph-properties fo:border="0.0034in solid #000000" fo:padding="0.0138in" style:shadow="none" fo:background-color="#EEEEEE"/>
    </style:style>
    <style:style style:name="T97" style:parent-style-name="Policepardéfaut" style:family="text">
      <style:text-properties style:font-name="Courier"/>
    </style:style>
    <style:style style:name="T98" style:parent-style-name="Policepardéfaut" style:family="text">
      <style:text-properties style:font-name="Courier" fo:language="fr" fo:country="FR"/>
    </style:style>
    <style:style style:name="P99" style:parent-style-name="Standard" style:family="paragraph">
      <style:text-properties style:font-name="Cabin" fo:language="fr" fo:country="FR"/>
    </style:style>
    <style:style style:name="P100" style:parent-style-name="Standard" style:family="paragraph">
      <style:text-properties style:font-name="Cabin" fo:language="fr" fo:country="FR"/>
    </style:style>
    <style:style style:name="P101" style:parent-style-name="Standard" style:family="paragraph">
      <style:paragraph-properties fo:border="0.0034in solid #000000" fo:padding="0.0138in" style:shadow="none" fo:background-color="#EEEEEE"/>
    </style:style>
    <style:style style:name="T102" style:parent-style-name="Policepardéfaut" style:family="text">
      <style:text-properties style:font-name="Courier" fo:font-weight="bold" style:font-weight-asian="bold" style:font-weight-complex="bold" fo:language="fr" fo:country="FR"/>
    </style:style>
    <style:style style:name="T103" style:parent-style-name="Policepardéfaut" style:family="text">
      <style:text-properties style:font-name="Courier" fo:language="fr" fo:country="FR"/>
    </style:style>
    <style:style style:name="T104" style:parent-style-name="Policepardéfaut" style:family="text">
      <style:text-properties style:font-name="Courier" fo:font-weight="bold" style:font-weight-asian="bold" style:font-weight-complex="bold" fo:language="fr" fo:country="FR"/>
    </style:style>
    <style:style style:name="T105" style:parent-style-name="Policepardéfaut" style:family="text">
      <style:text-properties style:font-name="Courier" fo:language="fr" fo:country="FR"/>
    </style:style>
    <style:style style:name="T106" style:parent-style-name="Policepardéfaut" style:family="text">
      <style:text-properties style:font-name="Courier" fo:font-weight="bold" style:font-weight-asian="bold" style:font-weight-complex="bold" fo:language="fr" fo:country="FR"/>
    </style:style>
    <style:style style:name="T107" style:parent-style-name="Policepardéfaut" style:family="text">
      <style:text-properties style:font-name="Courier" fo:language="fr" fo:country="FR"/>
    </style:style>
    <style:style style:name="P108" style:parent-style-name="Standard" style:family="paragraph">
      <style:paragraph-properties fo:border="0.0034in solid #000000" fo:padding="0.0138in" style:shadow="none" fo:background-color="#EEEEEE"/>
      <style:text-properties style:font-name="Courier" fo:language="fr" fo:country="FR"/>
    </style:style>
    <style:style style:name="P109" style:parent-style-name="Standard" style:family="paragraph">
      <style:paragraph-properties fo:border="0.0034in solid #000000" fo:padding="0.0138in" style:shadow="none" fo:background-color="#EEEEEE"/>
      <style:text-properties style:font-name="Courier" fo:language="fr" fo:country="FR"/>
    </style:style>
    <style:style style:name="P110" style:parent-style-name="Standard" style:family="paragraph">
      <style:paragraph-properties fo:border="0.0034in solid #000000" fo:padding="0.0138in" style:shadow="none" fo:background-color="#EEEEEE"/>
      <style:text-properties style:font-name="Courier" fo:language="fr" fo:country="FR"/>
    </style:style>
    <style:style style:name="P111" style:parent-style-name="Standard" style:family="paragraph">
      <style:paragraph-properties fo:border="0.0034in solid #000000" fo:padding="0.0138in" style:shadow="none" fo:background-color="#EEEEEE"/>
    </style:style>
    <style:style style:name="T112" style:parent-style-name="Policepardéfaut" style:family="text">
      <style:text-properties style:font-name="Courier" fo:language="fr" fo:country="FR"/>
    </style:style>
    <style:style style:name="T113" style:parent-style-name="Policepardéfaut" style:family="text">
      <style:text-properties style:font-name="Courier" fo:language="fr" fo:country="FR"/>
    </style:style>
    <style:style style:name="T114" style:parent-style-name="Policepardéfaut" style:family="text">
      <style:text-properties style:font-name="Courier" fo:font-weight="bold" style:font-weight-asian="bold" style:font-weight-complex="bold" fo:language="fr" fo:country="FR"/>
    </style:style>
    <style:style style:name="T115" style:parent-style-name="Policepardéfaut" style:family="text">
      <style:text-properties style:font-name="Courier" fo:language="fr" fo:country="FR"/>
    </style:style>
    <style:style style:name="P116" style:parent-style-name="Standard" style:family="paragraph">
      <style:paragraph-properties fo:border="0.0034in solid #000000" fo:padding="0.0138in" style:shadow="none" fo:background-color="#EEEEEE"/>
    </style:style>
    <style:style style:name="T117" style:parent-style-name="Policepardéfaut" style:family="text">
      <style:text-properties style:font-name="Courier" fo:language="fr" fo:country="FR"/>
    </style:style>
    <style:style style:name="T118" style:parent-style-name="Policepardéfaut" style:family="text">
      <style:text-properties style:font-name="Courier" fo:language="fr" fo:country="FR"/>
    </style:style>
    <style:style style:name="T119" style:parent-style-name="Policepardéfaut" style:family="text">
      <style:text-properties style:font-name="Courier" fo:font-weight="bold" style:font-weight-asian="bold" style:font-weight-complex="bold" fo:language="fr" fo:country="FR"/>
    </style:style>
    <style:style style:name="T120" style:parent-style-name="Policepardéfaut" style:family="text">
      <style:text-properties style:font-name="Courier" fo:language="fr" fo:country="FR"/>
    </style:style>
    <style:style style:name="P121" style:parent-style-name="Standard" style:family="paragraph">
      <style:paragraph-properties fo:border="0.0034in solid #000000" fo:padding="0.0138in" style:shadow="none" fo:background-color="#EEEEEE"/>
    </style:style>
    <style:style style:name="T122" style:parent-style-name="Policepardéfaut" style:family="text">
      <style:text-properties style:font-name="Courier" fo:language="fr" fo:country="FR"/>
    </style:style>
    <style:style style:name="P123" style:parent-style-name="Standard" style:family="paragraph">
      <style:text-properties style:font-name="Cabin" fo:language="fr" fo:country="FR"/>
    </style:style>
    <style:style style:name="P124" style:parent-style-name="Standard" style:family="paragraph">
      <style:text-properties style:font-name="Cabin" fo:language="fr" fo:country="FR"/>
    </style:style>
    <style:style style:name="P125" style:parent-style-name="Standard" style:family="paragraph">
      <style:paragraph-properties fo:border="0.0034in solid #000000" fo:padding="0.0138in" style:shadow="none" fo:background-color="#EEEEEE"/>
      <style:text-properties style:font-name="Courier" fo:language="fr" fo:country="FR"/>
    </style:style>
    <style:style style:name="P126" style:parent-style-name="Standard" style:family="paragraph">
      <style:text-properties style:font-name="Cabin" fo:language="fr" fo:country="FR"/>
    </style:style>
    <style:style style:name="P127" style:parent-style-name="Standard" style:family="paragraph">
      <style:text-properties style:font-name="Cabin" fo:language="fr" fo:country="FR"/>
    </style:style>
    <style:style style:name="P128" style:parent-style-name="Standard" style:family="paragraph">
      <style:paragraph-properties fo:text-align="justify"/>
      <style:text-properties style:font-name="Cabin" fo:language="fr" fo:country="FR"/>
    </style:style>
    <style:style style:name="P129" style:parent-style-name="Standard" style:family="paragraph">
      <style:paragraph-properties fo:text-align="justify"/>
      <style:text-properties style:font-name="Cabin" fo:language="fr" fo:country="FR"/>
    </style:style>
    <style:style style:name="P130" style:parent-style-name="Standard" style:family="paragraph">
      <style:paragraph-properties fo:text-align="justify"/>
    </style:style>
    <style:style style:name="T131" style:parent-style-name="Policepardéfaut" style:family="text">
      <style:text-properties style:font-name="Cabin" fo:language="fr" fo:country="FR"/>
    </style:style>
    <style:style style:name="T132" style:parent-style-name="Policepardéfaut" style:family="text">
      <style:text-properties style:font-name="Courier" fo:language="fr" fo:country="FR"/>
    </style:style>
    <style:style style:name="T133" style:parent-style-name="Policepardéfaut" style:family="text">
      <style:text-properties style:font-name="Cabin" fo:language="fr" fo:country="FR"/>
    </style:style>
    <style:style style:name="T134" style:parent-style-name="Policepardéfaut" style:family="text">
      <style:text-properties style:font-name="Courier" fo:language="fr" fo:country="FR"/>
    </style:style>
    <style:style style:name="T135" style:parent-style-name="Policepardéfaut" style:family="text">
      <style:text-properties style:font-name="Cabin" fo:language="fr" fo:country="FR"/>
    </style:style>
    <style:style style:name="T136" style:parent-style-name="Policepardéfaut" style:family="text">
      <style:text-properties style:font-name="Courier" fo:language="fr" fo:country="FR"/>
    </style:style>
    <style:style style:name="T137" style:parent-style-name="Policepardéfaut" style:family="text">
      <style:text-properties style:font-name="Cabin" fo:language="fr" fo:country="FR"/>
    </style:style>
    <style:style style:name="T138" style:parent-style-name="Policepardéfaut" style:family="text">
      <style:text-properties style:font-name="Courier" fo:language="fr" fo:country="FR"/>
    </style:style>
    <style:style style:name="T139" style:parent-style-name="Policepardéfaut" style:family="text">
      <style:text-properties style:font-name="Cabin" fo:language="fr" fo:country="FR"/>
    </style:style>
    <style:style style:name="P140" style:parent-style-name="Standard" style:family="paragraph">
      <style:paragraph-properties fo:text-align="justify"/>
      <style:text-properties style:font-name="Cabin" fo:language="fr" fo:country="FR"/>
    </style:style>
    <style:style style:name="P141" style:parent-style-name="Standard" style:family="paragraph">
      <style:text-properties style:font-name="Cabin" fo:language="fr" fo:country="FR"/>
    </style:style>
    <style:style style:name="P142" style:parent-style-name="Standard" style:family="paragraph">
      <style:paragraph-properties fo:border="0.0034in solid #000000" fo:padding="0.0138in" style:shadow="none" fo:background-color="#EEEEEE"/>
    </style:style>
    <style:style style:name="T143" style:parent-style-name="Policepardéfaut" style:family="text">
      <style:text-properties style:font-name="Courier" fo:language="fr" fo:country="FR"/>
    </style:style>
    <style:style style:name="T144" style:parent-style-name="Policepardéfaut" style:family="text">
      <style:text-properties style:font-name="Courier" fo:font-weight="bold" style:font-weight-asian="bold" style:font-weight-complex="bold" fo:language="fr" fo:country="FR"/>
    </style:style>
    <style:style style:name="T145" style:parent-style-name="Policepardéfaut" style:family="text">
      <style:text-properties style:font-name="Courier" fo:language="fr" fo:country="FR"/>
    </style:style>
    <style:style style:name="T146" style:parent-style-name="Policepardéfaut" style:family="text">
      <style:text-properties style:font-name="Courier" fo:font-weight="bold" style:font-weight-asian="bold" style:font-weight-complex="bold" fo:language="fr" fo:country="FR"/>
    </style:style>
    <style:style style:name="T147" style:parent-style-name="Policepardéfaut" style:family="text">
      <style:text-properties style:font-name="Courier" fo:language="fr" fo:country="FR"/>
    </style:style>
    <style:style style:name="P148" style:parent-style-name="Standard" style:family="paragraph">
      <style:paragraph-properties fo:border="0.0034in solid #000000" fo:padding="0.0138in" style:shadow="none" fo:background-color="#EEEEEE"/>
    </style:style>
    <style:style style:name="T149" style:parent-style-name="Policepardéfaut" style:family="text">
      <style:text-properties style:font-name="Courier" fo:language="fr" fo:country="FR"/>
    </style:style>
    <style:style style:name="T150" style:parent-style-name="Policepardéfaut" style:family="text">
      <style:text-properties style:font-name="Courier" fo:language="fr" fo:country="FR"/>
    </style:style>
    <style:style style:name="T151" style:parent-style-name="Policepardéfaut" style:family="text">
      <style:text-properties style:font-name="Courier" fo:font-weight="bold" style:font-weight-asian="bold" style:font-weight-complex="bold"/>
    </style:style>
    <style:style style:name="T152" style:parent-style-name="Policepardéfaut" style:family="text">
      <style:text-properties style:font-name="Courier" style:font-weight-complex="bold"/>
    </style:style>
    <style:style style:name="P153" style:parent-style-name="Standard" style:family="paragraph">
      <style:paragraph-properties fo:border="0.0034in solid #000000" fo:padding="0.0138in" style:shadow="none" fo:background-color="#EEEEEE"/>
      <style:text-properties style:font-name="Courier"/>
    </style:style>
    <style:style style:name="P154" style:parent-style-name="Standard" style:family="paragraph">
      <style:paragraph-properties fo:border="0.0034in solid #000000" fo:padding="0.0138in" style:shadow="none" fo:background-color="#EEEEEE"/>
      <style:text-properties style:font-name="Courier"/>
    </style:style>
    <style:style style:name="P155" style:parent-style-name="Standard" style:family="paragraph">
      <style:paragraph-properties fo:border="0.0034in solid #000000" fo:padding="0.0138in" style:shadow="none" fo:background-color="#EEEEEE"/>
    </style:style>
    <style:style style:name="T156" style:parent-style-name="Policepardéfaut" style:family="text">
      <style:text-properties style:font-name="Courier"/>
    </style:style>
    <style:style style:name="T157" style:parent-style-name="Policepardéfaut" style:family="text">
      <style:text-properties style:font-name="Courier" fo:font-weight="bold" style:font-weight-asian="bold" style:font-weight-complex="bold"/>
    </style:style>
    <style:style style:name="T158" style:parent-style-name="Policepardéfaut" style:family="text">
      <style:text-properties style:font-name="Courier"/>
    </style:style>
    <style:style style:name="P159" style:parent-style-name="Standard" style:family="paragraph">
      <style:paragraph-properties fo:border="0.0034in solid #000000" fo:padding="0.0138in" style:shadow="none" fo:background-color="#EEEEEE"/>
    </style:style>
    <style:style style:name="T160" style:parent-style-name="Policepardéfaut" style:family="text">
      <style:text-properties style:font-name="Courier"/>
    </style:style>
    <style:style style:name="T161" style:parent-style-name="Policepardéfaut" style:family="text">
      <style:text-properties style:font-name="Courier"/>
    </style:style>
    <style:style style:name="T162" style:parent-style-name="Policepardéfaut" style:family="text">
      <style:text-properties style:font-name="Courier" fo:font-weight="bold" style:font-weight-asian="bold" style:font-weight-complex="bold"/>
    </style:style>
    <style:style style:name="T163" style:parent-style-name="Policepardéfaut" style:family="text">
      <style:text-properties style:font-name="Courier"/>
    </style:style>
    <style:style style:name="P164" style:parent-style-name="Standard" style:family="paragraph">
      <style:paragraph-properties fo:border="0.0034in solid #000000" fo:padding="0.0138in" style:shadow="none" fo:background-color="#EEEEEE"/>
      <style:text-properties style:font-name="Courier"/>
    </style:style>
    <style:style style:name="P165" style:parent-style-name="Standard" style:family="paragraph">
      <style:paragraph-properties fo:border="0.0034in solid #000000" fo:padding="0.0138in" style:shadow="none" fo:background-color="#EEEEEE"/>
      <style:text-properties style:font-name="Courier"/>
    </style:style>
    <style:style style:name="P166" style:parent-style-name="Standard" style:family="paragraph">
      <style:paragraph-properties fo:border="0.0034in solid #000000" fo:padding="0.0138in" style:shadow="none" fo:background-color="#EEEEEE"/>
    </style:style>
    <style:style style:name="T167" style:parent-style-name="Policepardéfaut" style:family="text">
      <style:text-properties style:font-name="Courier"/>
    </style:style>
    <style:style style:name="T168" style:parent-style-name="Policepardéfaut" style:family="text">
      <style:text-properties style:font-name="Courier" fo:font-weight="bold" style:font-weight-asian="bold" style:font-weight-complex="bold"/>
    </style:style>
    <style:style style:name="T169" style:parent-style-name="Policepardéfaut" style:family="text">
      <style:text-properties style:font-name="Courier"/>
    </style:style>
    <style:style style:name="T170" style:parent-style-name="Policepardéfaut" style:family="text">
      <style:text-properties style:font-name="Courier" fo:font-weight="bold" style:font-weight-asian="bold" style:font-weight-complex="bold"/>
    </style:style>
    <style:style style:name="T171" style:parent-style-name="Policepardéfaut" style:family="text">
      <style:text-properties style:font-name="Courier"/>
    </style:style>
    <style:style style:name="P172" style:parent-style-name="Standard" style:family="paragraph">
      <style:paragraph-properties fo:border="0.0034in solid #000000" fo:padding="0.0138in" style:shadow="none" fo:background-color="#EEEEEE"/>
    </style:style>
    <style:style style:name="T173" style:parent-style-name="Policepardéfaut" style:family="text">
      <style:text-properties style:font-name="Courier"/>
    </style:style>
    <style:style style:name="T174" style:parent-style-name="Policepardéfaut" style:family="text">
      <style:text-properties style:font-name="Courier"/>
    </style:style>
    <style:style style:name="T175" style:parent-style-name="Policepardéfaut" style:family="text">
      <style:text-properties style:font-name="Courier" fo:font-weight="bold" style:font-weight-asian="bold" style:font-weight-complex="bold"/>
    </style:style>
    <style:style style:name="T176" style:parent-style-name="Policepardéfaut" style:family="text">
      <style:text-properties style:font-name="Courier"/>
    </style:style>
    <style:style style:name="P177" style:parent-style-name="Standard" style:family="paragraph">
      <style:paragraph-properties fo:border="0.0034in solid #000000" fo:padding="0.0138in" style:shadow="none" fo:background-color="#EEEEEE"/>
      <style:text-properties style:font-name="Courier"/>
    </style:style>
    <style:style style:name="P178" style:parent-style-name="Standard" style:family="paragraph">
      <style:paragraph-properties fo:border="0.0034in solid #000000" fo:padding="0.0138in" style:shadow="none" fo:background-color="#EEEEEE"/>
      <style:text-properties style:font-name="Courier"/>
    </style:style>
    <style:style style:name="P179" style:parent-style-name="Standard" style:family="paragraph">
      <style:paragraph-properties fo:border="0.0034in solid #000000" fo:padding="0.0138in" style:shadow="none" fo:background-color="#EEEEEE"/>
    </style:style>
    <style:style style:name="T180" style:parent-style-name="Policepardéfaut" style:family="text">
      <style:text-properties style:font-name="Courier"/>
    </style:style>
    <style:style style:name="T181" style:parent-style-name="Policepardéfaut" style:family="text">
      <style:text-properties style:font-name="Courier" fo:font-weight="bold" style:font-weight-asian="bold" style:font-weight-complex="bold"/>
    </style:style>
    <style:style style:name="T182" style:parent-style-name="Policepardéfaut" style:family="text">
      <style:text-properties style:font-name="Courier"/>
    </style:style>
    <style:style style:name="T183" style:parent-style-name="Policepardéfaut" style:family="text">
      <style:text-properties style:font-name="Courier" fo:font-weight="bold" style:font-weight-asian="bold" style:font-weight-complex="bold"/>
    </style:style>
    <style:style style:name="T184" style:parent-style-name="Policepardéfaut" style:family="text">
      <style:text-properties style:font-name="Courier"/>
    </style:style>
    <style:style style:name="P185" style:parent-style-name="Standard" style:family="paragraph">
      <style:paragraph-properties fo:border="0.0034in solid #000000" fo:padding="0.0138in" style:shadow="none" fo:background-color="#EEEEEE"/>
    </style:style>
    <style:style style:name="T186" style:parent-style-name="Policepardéfaut" style:family="text">
      <style:text-properties style:font-name="Courier"/>
    </style:style>
    <style:style style:name="T187" style:parent-style-name="Policepardéfaut" style:family="text">
      <style:text-properties style:font-name="Courier"/>
    </style:style>
    <style:style style:name="T188" style:parent-style-name="Policepardéfaut" style:family="text">
      <style:text-properties style:font-name="Courier" fo:font-weight="bold" style:font-weight-asian="bold" style:font-weight-complex="bold" fo:language="fr" fo:country="FR"/>
    </style:style>
    <style:style style:name="T189" style:parent-style-name="Policepardéfaut" style:family="text">
      <style:text-properties style:font-name="Courier" fo:language="fr" fo:country="FR"/>
    </style:style>
    <style:style style:name="P190" style:parent-style-name="Standard" style:family="paragraph">
      <style:paragraph-properties fo:border="0.0034in solid #000000" fo:padding="0.0138in" style:shadow="none" fo:background-color="#EEEEEE"/>
    </style:style>
    <style:style style:name="T191" style:parent-style-name="Policepardéfaut" style:family="text">
      <style:text-properties style:font-name="Courier" fo:language="fr" fo:country="FR"/>
    </style:style>
    <style:style style:name="P192" style:parent-style-name="Standard" style:family="paragraph">
      <style:paragraph-properties fo:text-align="justify"/>
      <style:text-properties style:font-name="Cabin" fo:language="fr" fo:country="FR"/>
    </style:style>
    <style:style style:name="P193" style:parent-style-name="Standard" style:family="paragraph">
      <style:text-properties style:font-name="Cabin" fo:language="fr" fo:country="FR"/>
    </style:style>
    <style:style style:name="P194" style:parent-style-name="Standard" style:family="paragraph">
      <style:paragraph-properties fo:border="0.0034in solid #000000" fo:padding="0.0138in" style:shadow="none" fo:background-color="#EEEEEE"/>
      <style:text-properties style:font-name="Cabin" fo:language="fr" fo:country="FR"/>
    </style:style>
    <style:style style:name="P195" style:parent-style-name="Standard" style:family="paragraph">
      <style:paragraph-properties fo:border="0.0034in solid #000000" fo:padding="0.0138in" style:shadow="none" fo:background-color="#EEEEEE"/>
      <style:text-properties style:font-name="Cabin" fo:language="fr" fo:country="FR"/>
    </style:style>
    <style:style style:name="P196" style:parent-style-name="Standard" style:family="paragraph">
      <style:paragraph-properties fo:text-align="justify"/>
      <style:text-properties style:font-name="Cabin" fo:language="fr" fo:country="FR"/>
    </style:style>
    <style:style style:name="P197" style:parent-style-name="Standard" style:family="paragraph">
      <style:paragraph-properties fo:text-align="justify"/>
      <style:text-properties style:font-name="Cabin" fo:language="fr" fo:country="FR"/>
    </style:style>
    <style:style style:name="P198" style:parent-style-name="Standard" style:family="paragraph">
      <style:paragraph-properties fo:border="0.0034in solid #000000" fo:padding="0.0138in" style:shadow="none" fo:background-color="#EEEEEE"/>
      <style:text-properties style:font-name="Cabin" fo:language="fr" fo:country="FR"/>
    </style:style>
    <style:style style:name="P199" style:parent-style-name="Standard" style:family="paragraph">
      <style:paragraph-properties fo:border="0.0034in solid #000000" fo:padding="0.0138in" style:shadow="none" fo:background-color="#EEEEEE"/>
      <style:text-properties style:font-name="Cabin" fo:language="fr" fo:country="FR"/>
    </style:style>
    <style:style style:name="P200" style:parent-style-name="Standard" style:family="paragraph">
      <style:text-properties style:font-name="Cabin" fo:language="fr" fo:country="FR"/>
    </style:style>
    <style:style style:name="P201" style:parent-style-name="Standard" style:family="paragraph">
      <style:text-properties style:font-name="Cabin" fo:language="fr" fo:country="FR"/>
    </style:style>
    <style:style style:name="P202" style:parent-style-name="Standard" style:family="paragraph">
      <style:paragraph-properties fo:text-align="justify"/>
    </style:style>
    <style:style style:name="T203" style:parent-style-name="Policepardéfaut" style:family="text">
      <style:text-properties style:font-name="Cabin" fo:language="fr" fo:country="FR"/>
    </style:style>
    <style:style style:name="T204" style:parent-style-name="Policepardéfaut" style:family="text">
      <style:text-properties style:font-name="Courier" fo:language="fr" fo:country="FR"/>
    </style:style>
    <style:style style:name="T205" style:parent-style-name="Policepardéfaut" style:family="text">
      <style:text-properties style:font-name="Cabin" fo:language="fr" fo:country="FR"/>
    </style:style>
    <style:style style:name="T206" style:parent-style-name="Policepardéfaut" style:family="text">
      <style:text-properties style:font-name="Courier" fo:language="fr" fo:country="FR"/>
    </style:style>
    <style:style style:name="T207" style:parent-style-name="Policepardéfaut" style:family="text">
      <style:text-properties style:font-name="Cabin" fo:language="fr" fo:country="FR"/>
    </style:style>
    <style:style style:name="P208" style:parent-style-name="Standard" style:family="paragraph">
      <style:text-properties style:font-name="Cabin" fo:language="fr" fo:country="FR"/>
    </style:style>
    <style:style style:name="T209" style:parent-style-name="Policepardéfaut" style:family="text">
      <style:text-properties style:font-name="Cabin"/>
    </style:style>
    <style:style style:name="T210" style:parent-style-name="Policepardéfaut" style:family="text">
      <style:text-properties style:font-name="Courier"/>
    </style:style>
    <style:style style:name="P211" style:parent-style-name="Standard" style:family="paragraph">
      <style:paragraph-properties fo:border="0.0034in solid #000000" fo:padding="0.0138in" style:shadow="none" fo:background-color="#EEEEEE"/>
    </style:style>
    <style:style style:name="T212" style:parent-style-name="Policepardéfaut" style:family="text">
      <style:text-properties style:font-name="Courier"/>
    </style:style>
    <style:style style:name="T213" style:parent-style-name="Policepardéfaut" style:family="text">
      <style:text-properties style:font-name="Courier" fo:font-weight="bold" style:font-weight-asian="bold" style:font-weight-complex="bold"/>
    </style:style>
    <style:style style:name="T214" style:parent-style-name="Policepardéfaut" style:family="text">
      <style:text-properties style:font-name="Courier"/>
    </style:style>
    <style:style style:name="T215" style:parent-style-name="Policepardéfaut" style:family="text">
      <style:text-properties style:font-name="Courier" fo:font-weight="bold" style:font-weight-asian="bold" style:font-weight-complex="bold"/>
    </style:style>
    <style:style style:name="T216" style:parent-style-name="Policepardéfaut" style:family="text">
      <style:text-properties style:font-name="Courier"/>
    </style:style>
    <style:style style:name="T217" style:parent-style-name="Policepardéfaut" style:family="text">
      <style:text-properties style:font-name="Courier" fo:font-weight="bold" style:font-weight-asian="bold" style:font-weight-complex="bold"/>
    </style:style>
    <style:style style:name="T218" style:parent-style-name="Policepardéfaut" style:family="text">
      <style:text-properties style:font-name="Courier"/>
    </style:style>
    <style:style style:name="P219" style:parent-style-name="Standard" style:family="paragraph">
      <style:paragraph-properties fo:border="0.0034in solid #000000" fo:padding="0.0138in" style:shadow="none" fo:background-color="#EEEEEE"/>
    </style:style>
    <style:style style:name="T220" style:parent-style-name="Policepardéfaut" style:family="text">
      <style:text-properties style:font-name="Courier"/>
    </style:style>
    <style:style style:name="T221" style:parent-style-name="Policepardéfaut" style:family="text">
      <style:text-properties style:font-name="Courier"/>
    </style:style>
    <style:style style:name="T222" style:parent-style-name="Policepardéfaut" style:family="text">
      <style:text-properties style:font-name="Courier" fo:language="fr" fo:country="FR"/>
    </style:style>
    <style:style style:name="T223" style:parent-style-name="Policepardéfaut" style:family="text">
      <style:text-properties style:font-name="Courier" fo:font-weight="bold" style:font-weight-asian="bold" style:font-weight-complex="bold" fo:language="fr" fo:country="FR"/>
    </style:style>
    <style:style style:name="T224" style:parent-style-name="Policepardéfaut" style:family="text">
      <style:text-properties style:font-name="Courier" fo:language="fr" fo:country="FR"/>
    </style:style>
    <style:style style:name="P225" style:parent-style-name="Standard" style:family="paragraph">
      <style:paragraph-properties fo:border="0.0034in solid #000000" fo:padding="0.0138in" style:shadow="none" fo:background-color="#EEEEEE"/>
      <style:text-properties style:font-name="Courier" fo:language="fr" fo:country="FR"/>
    </style:style>
    <style:style style:name="P226" style:parent-style-name="Standard" style:family="paragraph">
      <style:paragraph-properties fo:border="0.0034in solid #000000" fo:padding="0.0138in" style:shadow="none" fo:background-color="#EEEEEE"/>
    </style:style>
    <style:style style:name="T227" style:parent-style-name="Policepardéfaut" style:family="text">
      <style:text-properties style:font-name="Courier" fo:language="fr" fo:country="FR"/>
    </style:style>
    <style:style style:name="T228" style:parent-style-name="Policepardéfaut" style:family="text">
      <style:text-properties style:font-name="Courier" fo:language="fr" fo:country="FR"/>
    </style:style>
    <style:style style:name="T229" style:parent-style-name="Policepardéfaut" style:family="text">
      <style:text-properties style:font-name="Courier"/>
    </style:style>
    <style:style style:name="T230" style:parent-style-name="Policepardéfaut" style:family="text">
      <style:text-properties style:font-name="Courier" fo:font-style="italic" style:font-style-asian="italic" style:font-style-complex="italic"/>
    </style:style>
    <style:style style:name="T231" style:parent-style-name="Policepardéfaut" style:family="text">
      <style:text-properties style:font-name="Courier"/>
    </style:style>
    <style:style style:name="P232" style:parent-style-name="Standard" style:family="paragraph">
      <style:paragraph-properties fo:border="0.0034in solid #000000" fo:padding="0.0138in" style:shadow="none" fo:background-color="#EEEEEE"/>
    </style:style>
    <style:style style:name="T233" style:parent-style-name="Policepardéfaut" style:family="text">
      <style:text-properties style:font-name="Courier"/>
    </style:style>
    <style:style style:name="T234" style:parent-style-name="Policepardéfaut" style:family="text">
      <style:text-properties style:font-name="Courier"/>
    </style:style>
    <style:style style:name="T235" style:parent-style-name="Policepardéfaut" style:family="text">
      <style:text-properties style:font-name="Courier" fo:language="fr" fo:country="FR"/>
    </style:style>
    <style:style style:name="T236" style:parent-style-name="Policepardéfaut" style:family="text">
      <style:text-properties style:font-name="Courier" fo:font-style="italic" style:font-style-asian="italic" style:font-style-complex="italic" fo:language="fr" fo:country="FR"/>
    </style:style>
    <style:style style:name="T237" style:parent-style-name="Policepardéfaut" style:family="text">
      <style:text-properties style:font-name="Courier" fo:language="fr" fo:country="FR"/>
    </style:style>
    <style:style style:name="P238" style:parent-style-name="Standard" style:family="paragraph">
      <style:paragraph-properties fo:border="0.0034in solid #000000" fo:padding="0.0138in" style:shadow="none" fo:background-color="#EEEEEE"/>
    </style:style>
    <style:style style:name="T239" style:parent-style-name="Policepardéfaut" style:family="text">
      <style:text-properties style:font-name="Courier" fo:language="fr" fo:country="FR"/>
    </style:style>
    <style:style style:name="T240" style:parent-style-name="Policepardéfaut" style:family="text">
      <style:text-properties style:font-name="Courier" fo:language="fr" fo:country="FR"/>
    </style:style>
    <style:style style:name="T241" style:parent-style-name="Policepardéfaut" style:family="text">
      <style:text-properties style:font-name="Courier" fo:font-style="italic" style:font-style-asian="italic" style:font-style-complex="italic" fo:language="fr" fo:country="FR"/>
    </style:style>
    <style:style style:name="T242" style:parent-style-name="Policepardéfaut" style:family="text">
      <style:text-properties style:font-name="Courier" fo:language="fr" fo:country="FR"/>
    </style:style>
    <style:style style:name="P243" style:parent-style-name="Standard" style:family="paragraph">
      <style:paragraph-properties fo:border="0.0034in solid #000000" fo:padding="0.0138in" style:shadow="none" fo:background-color="#EEEEEE"/>
    </style:style>
    <style:style style:name="T244" style:parent-style-name="Policepardéfaut" style:family="text">
      <style:text-properties style:font-name="Courier" fo:language="fr" fo:country="FR"/>
    </style:style>
    <style:style style:name="T245" style:parent-style-name="Policepardéfaut" style:family="text">
      <style:text-properties style:font-name="Courier" fo:language="fr" fo:country="FR"/>
    </style:style>
    <style:style style:name="T246" style:parent-style-name="Policepardéfaut" style:family="text">
      <style:text-properties style:font-name="Courier" fo:font-style="italic" style:font-style-asian="italic" style:font-style-complex="italic" fo:language="fr" fo:country="FR"/>
    </style:style>
    <style:style style:name="T247" style:parent-style-name="Policepardéfaut" style:family="text">
      <style:text-properties style:font-name="Courier" fo:language="fr" fo:country="FR"/>
    </style:style>
    <style:style style:name="P248" style:parent-style-name="Standard" style:family="paragraph">
      <style:paragraph-properties fo:border="0.0034in solid #000000" fo:padding="0.0138in" style:shadow="none" fo:background-color="#EEEEEE"/>
    </style:style>
    <style:style style:name="T249" style:parent-style-name="Policepardéfaut" style:family="text">
      <style:text-properties style:font-name="Courier" fo:language="fr" fo:country="FR"/>
    </style:style>
    <style:style style:name="P250" style:parent-style-name="Standard" style:family="paragraph">
      <style:paragraph-properties fo:text-align="justify"/>
      <style:text-properties style:font-name="Cabin" fo:language="fr" fo:country="FR"/>
    </style:style>
    <style:style style:name="T251" style:parent-style-name="Policepardéfaut" style:family="text">
      <style:text-properties style:font-name="Cabin" fo:language="fr" fo:country="FR"/>
    </style:style>
    <style:style style:name="T252" style:parent-style-name="Policepardéfaut" style:family="text">
      <style:text-properties style:font-name="Courier" fo:language="fr" fo:country="FR"/>
    </style:style>
    <style:style style:name="P253" style:parent-style-name="Standard" style:family="paragraph">
      <style:paragraph-properties fo:border="0.0034in solid #000000" fo:padding="0.0138in" style:shadow="none" fo:background-color="#EEEEEE"/>
      <style:text-properties style:font-name="Courier" fo:language="fr" fo:country="FR"/>
    </style:style>
    <style:style style:name="P254" style:parent-style-name="Standard" style:family="paragraph">
      <style:paragraph-properties fo:border="0.0034in solid #000000" fo:padding="0.0138in" style:shadow="none" fo:background-color="#EEEEEE"/>
      <style:text-properties style:font-name="Courier" fo:language="fr" fo:country="FR"/>
    </style:style>
    <style:style style:name="P255" style:parent-style-name="Standard" style:family="paragraph">
      <style:paragraph-properties fo:border="0.0034in solid #000000" fo:padding="0.0138in" style:shadow="none" fo:background-color="#EEEEEE"/>
      <style:text-properties style:font-name="Courier" fo:language="fr" fo:country="FR"/>
    </style:style>
    <style:style style:name="P256" style:parent-style-name="Standard" style:family="paragraph">
      <style:paragraph-properties fo:border="0.0034in solid #000000" fo:padding="0.0138in" style:shadow="none" fo:background-color="#EEEEEE"/>
    </style:style>
    <style:style style:name="T257" style:parent-style-name="Policepardéfaut" style:family="text">
      <style:text-properties style:font-name="Courier" fo:language="fr" fo:country="FR"/>
    </style:style>
    <style:style style:name="P258" style:parent-style-name="Standard" style:family="paragraph">
      <style:paragraph-properties fo:text-align="justify"/>
      <style:text-properties style:font-name="Cabin" fo:language="fr" fo:country="FR"/>
    </style:style>
    <style:style style:name="P259" style:parent-style-name="Standard" style:family="paragraph">
      <style:paragraph-properties fo:text-align="justify"/>
    </style:style>
    <style:style style:name="T260" style:parent-style-name="Policepardéfaut" style:family="text">
      <style:text-properties style:font-name="Cabin" fo:language="fr" fo:country="FR"/>
    </style:style>
    <style:style style:name="T261" style:parent-style-name="Policepardéfaut" style:family="text">
      <style:text-properties style:font-name="Courier" fo:language="fr" fo:country="FR"/>
    </style:style>
    <style:style style:name="T262" style:parent-style-name="Policepardéfaut" style:family="text">
      <style:text-properties style:font-name="Cabin" fo:language="fr" fo:country="FR"/>
    </style:style>
    <style:style style:name="T263" style:parent-style-name="Policepardéfaut" style:family="text">
      <style:text-properties style:font-name="Courier" fo:language="fr" fo:country="FR"/>
    </style:style>
    <style:style style:name="T264" style:parent-style-name="Policepardéfaut" style:family="text">
      <style:text-properties style:font-name="Cabin" fo:language="fr" fo:country="FR"/>
    </style:style>
    <style:style style:name="T265" style:parent-style-name="Policepardéfaut" style:family="text">
      <style:text-properties style:font-name="Courier" fo:language="fr" fo:country="FR"/>
    </style:style>
    <style:style style:name="P266" style:parent-style-name="Standard" style:family="paragraph">
      <style:paragraph-properties fo:border="0.0034in solid #000000" fo:padding="0.0138in" style:shadow="none" fo:background-color="#EEEEEE"/>
    </style:style>
    <style:style style:name="T267" style:parent-style-name="Policepardéfaut" style:family="text">
      <style:text-properties style:font-name="Courier" fo:font-weight="bold" style:font-weight-asian="bold" style:font-weight-complex="bold"/>
    </style:style>
    <style:style style:name="T268" style:parent-style-name="Policepardéfaut" style:family="text">
      <style:text-properties style:font-name="Courier"/>
    </style:style>
    <style:style style:name="P269" style:parent-style-name="Standard" style:family="paragraph">
      <style:paragraph-properties fo:border="0.0034in solid #000000" fo:padding="0.0138in" style:shadow="none" fo:background-color="#EEEEEE"/>
      <style:text-properties style:font-name="Courier"/>
    </style:style>
    <style:style style:name="P270" style:parent-style-name="Standard" style:family="paragraph">
      <style:paragraph-properties fo:border="0.0034in solid #000000" fo:padding="0.0138in" style:shadow="none" fo:background-color="#EEEEEE"/>
    </style:style>
    <style:style style:name="T271" style:parent-style-name="Policepardéfaut" style:family="text">
      <style:text-properties style:font-name="Courier" fo:font-weight="bold" style:font-weight-asian="bold" style:font-weight-complex="bold"/>
    </style:style>
    <style:style style:name="T272" style:parent-style-name="Policepardéfaut" style:family="text">
      <style:text-properties style:font-name="Courier"/>
    </style:style>
    <style:style style:name="T273" style:parent-style-name="Policepardéfaut" style:family="text">
      <style:text-properties style:font-name="Courier" fo:font-weight="bold" style:font-weight-asian="bold" style:font-weight-complex="bold"/>
    </style:style>
    <style:style style:name="T274" style:parent-style-name="Policepardéfaut" style:family="text">
      <style:text-properties style:font-name="Courier"/>
    </style:style>
    <style:style style:name="P275" style:parent-style-name="Standard" style:family="paragraph">
      <style:paragraph-properties fo:border="0.0034in solid #000000" fo:padding="0.0138in" style:shadow="none" fo:background-color="#EEEEEE"/>
    </style:style>
    <style:style style:name="T276" style:parent-style-name="Policepardéfaut" style:family="text">
      <style:text-properties style:font-name="Courier"/>
    </style:style>
    <style:style style:name="T277" style:parent-style-name="Policepardéfaut" style:family="text">
      <style:text-properties style:font-name="Courier" fo:font-weight="bold" style:font-weight-asian="bold" style:font-weight-complex="bold"/>
    </style:style>
    <style:style style:name="T278" style:parent-style-name="Policepardéfaut" style:family="text">
      <style:text-properties style:font-name="Courier"/>
    </style:style>
    <style:style style:name="T279" style:parent-style-name="Policepardéfaut" style:family="text">
      <style:text-properties style:font-name="Courier" fo:font-weight="bold" style:font-weight-asian="bold" style:font-weight-complex="bold"/>
    </style:style>
    <style:style style:name="T280" style:parent-style-name="Policepardéfaut" style:family="text">
      <style:text-properties style:font-name="Courier"/>
    </style:style>
    <style:style style:name="T281" style:parent-style-name="Policepardéfaut" style:family="text">
      <style:text-properties style:font-name="Courier" fo:font-weight="bold" style:font-weight-asian="bold" style:font-weight-complex="bold"/>
    </style:style>
    <style:style style:name="T282" style:parent-style-name="Policepardéfaut" style:family="text">
      <style:text-properties style:font-name="Courier"/>
    </style:style>
    <style:style style:name="P283" style:parent-style-name="Standard" style:family="paragraph">
      <style:paragraph-properties fo:border="0.0034in solid #000000" fo:padding="0.0138in" style:shadow="none" fo:background-color="#EEEEEE"/>
    </style:style>
    <style:style style:name="T284" style:parent-style-name="Policepardéfaut" style:family="text">
      <style:text-properties style:font-name="Courier"/>
    </style:style>
    <style:style style:name="T285" style:parent-style-name="Policepardéfaut" style:family="text">
      <style:text-properties style:font-name="Courier"/>
    </style:style>
    <style:style style:name="T286" style:parent-style-name="Policepardéfaut" style:family="text">
      <style:text-properties style:font-name="Courier" fo:font-weight="bold" style:font-weight-asian="bold" style:font-weight-complex="bold"/>
    </style:style>
    <style:style style:name="T287" style:parent-style-name="Policepardéfaut" style:family="text">
      <style:text-properties style:font-name="Courier"/>
    </style:style>
    <style:style style:name="P288" style:parent-style-name="Standard" style:family="paragraph">
      <style:paragraph-properties fo:border="0.0034in solid #000000" fo:padding="0.0138in" style:shadow="none" fo:background-color="#EEEEEE"/>
    </style:style>
    <style:style style:name="T289" style:parent-style-name="Policepardéfaut" style:family="text">
      <style:text-properties style:font-name="Courier"/>
    </style:style>
    <style:style style:name="T290" style:parent-style-name="Policepardéfaut" style:family="text">
      <style:text-properties style:font-name="Courier"/>
    </style:style>
    <style:style style:name="T291" style:parent-style-name="Policepardéfaut" style:family="text">
      <style:text-properties style:font-name="Courier" fo:font-style="italic" style:font-style-asian="italic" style:font-style-complex="italic"/>
    </style:style>
    <style:style style:name="T292" style:parent-style-name="Policepardéfaut" style:family="text">
      <style:text-properties style:font-name="Courier"/>
    </style:style>
    <style:style style:name="P293" style:parent-style-name="Standard" style:family="paragraph">
      <style:paragraph-properties fo:border="0.0034in solid #000000" fo:padding="0.0138in" style:shadow="none" fo:background-color="#EEEEEE"/>
    </style:style>
    <style:style style:name="T294" style:parent-style-name="Policepardéfaut" style:family="text">
      <style:text-properties style:font-name="Courier"/>
    </style:style>
    <style:style style:name="T295" style:parent-style-name="Policepardéfaut" style:family="text">
      <style:text-properties style:font-name="Courier"/>
    </style:style>
    <style:style style:name="T296" style:parent-style-name="Policepardéfaut" style:family="text">
      <style:text-properties style:font-name="Courier" fo:font-style="italic" style:font-style-asian="italic" style:font-style-complex="italic"/>
    </style:style>
    <style:style style:name="T297" style:parent-style-name="Policepardéfaut" style:family="text">
      <style:text-properties style:font-name="Courier"/>
    </style:style>
    <style:style style:name="P298" style:parent-style-name="Standard" style:family="paragraph">
      <style:paragraph-properties fo:border="0.0034in solid #000000" fo:padding="0.0138in" style:shadow="none" fo:background-color="#EEEEEE"/>
    </style:style>
    <style:style style:name="T299" style:parent-style-name="Policepardéfaut" style:family="text">
      <style:text-properties style:font-name="Courier"/>
    </style:style>
    <style:style style:name="T300" style:parent-style-name="Policepardéfaut" style:family="text">
      <style:text-properties style:font-name="Courier"/>
    </style:style>
    <style:style style:name="T301" style:parent-style-name="Policepardéfaut" style:family="text">
      <style:text-properties style:font-name="Courier" fo:font-style="italic" style:font-style-asian="italic" style:font-style-complex="italic"/>
    </style:style>
    <style:style style:name="T302" style:parent-style-name="Policepardéfaut" style:family="text">
      <style:text-properties style:font-name="Courier"/>
    </style:style>
    <style:style style:name="P303" style:parent-style-name="Standard" style:family="paragraph">
      <style:paragraph-properties fo:border="0.0034in solid #000000" fo:padding="0.0138in" style:shadow="none" fo:background-color="#EEEEEE"/>
    </style:style>
    <style:style style:name="T304" style:parent-style-name="Policepardéfaut" style:family="text">
      <style:text-properties style:font-name="Courier"/>
    </style:style>
    <style:style style:name="T305" style:parent-style-name="Policepardéfaut" style:family="text">
      <style:text-properties style:font-name="Courier"/>
    </style:style>
    <style:style style:name="T306" style:parent-style-name="Policepardéfaut" style:family="text">
      <style:text-properties style:font-name="Courier" fo:font-style="italic" style:font-style-asian="italic" style:font-style-complex="italic"/>
    </style:style>
    <style:style style:name="T307" style:parent-style-name="Policepardéfaut" style:family="text">
      <style:text-properties style:font-name="Courier"/>
    </style:style>
    <style:style style:name="P308" style:parent-style-name="Standard" style:family="paragraph">
      <style:paragraph-properties fo:border="0.0034in solid #000000" fo:padding="0.0138in" style:shadow="none" fo:background-color="#EEEEEE"/>
    </style:style>
    <style:style style:name="T309" style:parent-style-name="Policepardéfaut" style:family="text">
      <style:text-properties style:font-name="Courier"/>
    </style:style>
    <style:style style:name="T310" style:parent-style-name="Policepardéfaut" style:family="text">
      <style:text-properties style:font-name="Courier" fo:language="fr" fo:country="FR"/>
    </style:style>
    <style:style style:name="P311" style:parent-style-name="Standard" style:family="paragraph">
      <style:paragraph-properties fo:border="0.0034in solid #000000" fo:padding="0.0138in" style:shadow="none" fo:background-color="#EEEEEE"/>
      <style:text-properties style:font-name="Courier" fo:language="fr" fo:country="FR"/>
    </style:style>
    <style:style style:name="P312" style:parent-style-name="Standard" style:family="paragraph">
      <style:paragraph-properties fo:text-align="justify"/>
      <style:text-properties style:font-name="Cabin" fo:language="fr" fo:country="FR"/>
    </style:style>
    <style:style style:name="P313" style:parent-style-name="Standard" style:family="paragraph">
      <style:paragraph-properties fo:text-align="justify"/>
    </style:style>
    <style:style style:name="T314" style:parent-style-name="Policepardéfaut" style:family="text">
      <style:text-properties style:font-name="Cabin" fo:language="fr" fo:country="FR"/>
    </style:style>
    <style:style style:name="T315" style:parent-style-name="Policepardéfaut" style:family="text">
      <style:text-properties style:font-name="Courier" fo:language="fr" fo:country="FR"/>
    </style:style>
    <style:style style:name="T316" style:parent-style-name="Policepardéfaut" style:family="text">
      <style:text-properties style:font-name="Cabin" fo:language="fr" fo:country="FR"/>
    </style:style>
    <style:style style:name="T317" style:parent-style-name="Policepardéfaut" style:family="text">
      <style:text-properties style:font-name="Courier" fo:language="fr" fo:country="FR"/>
    </style:style>
    <style:style style:name="T318" style:parent-style-name="Policepardéfaut" style:family="text">
      <style:text-properties style:font-name="Cabin" fo:language="fr" fo:country="FR"/>
    </style:style>
    <style:style style:name="P319" style:parent-style-name="Standard" style:family="paragraph">
      <style:paragraph-properties fo:border="0.0034in solid #000000" fo:padding="0.0138in" style:shadow="none" fo:background-color="#EEEEEE"/>
      <style:text-properties style:font-name="Cabin" fo:language="fr" fo:country="FR"/>
    </style:style>
    <style:style style:name="P320" style:parent-style-name="Standard" style:family="paragraph">
      <style:paragraph-properties fo:border="0.0034in solid #000000" fo:padding="0.0138in" style:shadow="none" fo:background-color="#EEEEEE"/>
      <style:text-properties style:font-name="Cabin" fo:language="fr" fo:country="FR"/>
    </style:style>
    <style:style style:name="P321" style:parent-style-name="Standard" style:family="paragraph">
      <style:paragraph-properties fo:text-align="justify"/>
      <style:text-properties style:font-name="Cabin" fo:language="fr" fo:country="FR"/>
    </style:style>
    <style:style style:name="P322" style:parent-style-name="Standard" style:family="paragraph">
      <style:paragraph-properties fo:text-align="justify"/>
    </style:style>
    <style:style style:name="T323" style:parent-style-name="Policepardéfaut" style:family="text">
      <style:text-properties style:font-name="Cabin" fo:language="fr" fo:country="FR"/>
    </style:style>
    <style:style style:name="T324" style:parent-style-name="Policepardéfaut" style:family="text">
      <style:text-properties style:font-name="Courier" fo:language="fr" fo:country="FR"/>
    </style:style>
    <style:style style:name="T325" style:parent-style-name="Policepardéfaut" style:family="text">
      <style:text-properties style:font-name="Cabin" fo:language="fr" fo:country="FR"/>
    </style:style>
    <style:style style:name="T326" style:parent-style-name="Policepardéfaut" style:family="text">
      <style:text-properties style:font-name="Courier" fo:language="fr" fo:country="FR"/>
    </style:style>
    <style:style style:name="T327" style:parent-style-name="Policepardéfaut" style:family="text">
      <style:text-properties style:font-name="Cabin" fo:language="fr" fo:country="FR"/>
    </style:style>
    <style:style style:name="P328" style:parent-style-name="Standard" style:family="paragraph">
      <style:paragraph-properties fo:border="0.0034in solid #000000" fo:padding="0.0138in" style:shadow="none" fo:background-color="#EEEEEE"/>
      <style:text-properties style:font-name="Cabin" fo:language="fr" fo:country="FR"/>
    </style:style>
    <style:style style:name="P329" style:parent-style-name="Standard" style:family="paragraph">
      <style:paragraph-properties fo:text-align="justify"/>
      <style:text-properties style:font-name="Cabin" fo:language="fr" fo:country="FR"/>
    </style:style>
    <style:style style:name="P330" style:parent-style-name="Standard" style:family="paragraph">
      <style:text-properties style:font-name="Cabin" fo:language="fr" fo:country="FR"/>
    </style:style>
    <style:style style:name="P331" style:parent-style-name="Standard" style:family="paragraph">
      <style:paragraph-properties fo:text-align="justify"/>
    </style:style>
    <style:style style:name="T332" style:parent-style-name="Policepardéfaut" style:family="text">
      <style:text-properties style:font-name="Cabin" fo:language="fr" fo:country="FR"/>
    </style:style>
    <style:style style:name="T333" style:parent-style-name="Policepardéfaut" style:family="text">
      <style:text-properties style:font-name="Courier" fo:language="fr" fo:country="FR"/>
    </style:style>
    <style:style style:name="T334" style:parent-style-name="Policepardéfaut" style:family="text">
      <style:text-properties style:font-name="Cabin" fo:language="fr" fo:country="FR"/>
    </style:style>
    <style:style style:name="T335" style:parent-style-name="Policepardéfaut" style:family="text">
      <style:text-properties style:font-name="Cabin" fo:language="fr" fo:country="FR"/>
    </style:style>
    <style:style style:name="P336" style:parent-style-name="Standard" style:family="paragraph">
      <style:paragraph-properties fo:border="0.0034in solid #000000" fo:padding="0.0138in" style:shadow="none" fo:background-color="#EEEEEE"/>
      <style:text-properties style:font-name="Cabin" fo:language="fr" fo:country="FR"/>
    </style:style>
    <style:style style:name="P337" style:parent-style-name="Standard" style:family="paragraph">
      <style:paragraph-properties fo:border="0.0034in solid #000000" fo:padding="0.0138in" style:shadow="none" fo:background-color="#EEEEEE"/>
      <style:text-properties style:font-name="Cabin" fo:language="fr" fo:country="FR"/>
    </style:style>
    <style:style style:name="P338" style:parent-style-name="Standard" style:family="paragraph">
      <style:paragraph-properties fo:text-align="justify"/>
      <style:text-properties style:font-name="Cabin" fo:language="fr" fo:country="FR"/>
    </style:style>
    <style:style style:name="P339" style:parent-style-name="Standard" style:family="paragraph">
      <style:paragraph-properties fo:text-align="justify"/>
      <style:text-properties style:font-name="Cabin" fo:language="fr" fo:country="FR"/>
    </style:style>
    <style:style style:name="P340" style:parent-style-name="Standard" style:family="paragraph">
      <style:paragraph-properties fo:text-align="justify"/>
      <style:text-properties style:font-name="Cabin" fo:language="fr" fo:country="FR"/>
    </style:style>
    <style:style style:name="P341" style:parent-style-name="Standard" style:family="paragraph">
      <style:text-properties style:font-name="Cabin" fo:language="fr" fo:country="FR"/>
    </style:style>
    <style:style style:name="P342" style:parent-style-name="Standard" style:family="paragraph">
      <style:paragraph-properties fo:text-align="justify"/>
      <style:text-properties style:font-name="Cabin" fo:language="fr" fo:country="FR"/>
    </style:style>
    <style:style style:name="P343" style:parent-style-name="Standard" style:family="paragraph">
      <style:paragraph-properties fo:border="0.0034in solid #000000" fo:padding="0.0138in" style:shadow="none" fo:background-color="#EEEEEE"/>
    </style:style>
    <style:style style:name="T344" style:parent-style-name="Policepardéfaut" style:family="text">
      <style:text-properties style:font-name="Courier" fo:language="fr" fo:country="FR"/>
    </style:style>
    <style:style style:name="T345" style:parent-style-name="Policepardéfaut" style:family="text">
      <style:text-properties style:font-name="Courier" fo:font-weight="bold" style:font-weight-asian="bold" style:font-weight-complex="bold" fo:language="fr" fo:country="FR"/>
    </style:style>
    <style:style style:name="T346" style:parent-style-name="Policepardéfaut" style:family="text">
      <style:text-properties style:font-name="Courier" fo:language="fr" fo:country="FR"/>
    </style:style>
    <style:style style:name="T347" style:parent-style-name="Policepardéfaut" style:family="text">
      <style:text-properties style:font-name="Courier" fo:font-weight="bold" style:font-weight-asian="bold" style:font-weight-complex="bold" fo:language="fr" fo:country="FR"/>
    </style:style>
    <style:style style:name="T348" style:parent-style-name="Policepardéfaut" style:family="text">
      <style:text-properties style:font-name="Courier" fo:language="fr" fo:country="FR"/>
    </style:style>
    <style:style style:name="T349" style:parent-style-name="Policepardéfaut" style:family="text">
      <style:text-properties style:font-name="Courier" fo:font-weight="bold" style:font-weight-asian="bold" style:font-weight-complex="bold" fo:language="fr" fo:country="FR"/>
    </style:style>
    <style:style style:name="T350" style:parent-style-name="Policepardéfaut" style:family="text">
      <style:text-properties style:font-name="Courier" fo:language="fr" fo:country="FR"/>
    </style:style>
    <style:style style:name="P351" style:parent-style-name="Standard" style:family="paragraph">
      <style:paragraph-properties fo:border="0.0034in solid #000000" fo:padding="0.0138in" style:shadow="none" fo:background-color="#EEEEEE"/>
    </style:style>
    <style:style style:name="T352" style:parent-style-name="Policepardéfaut" style:family="text">
      <style:text-properties style:font-name="Courier" fo:language="fr" fo:country="FR"/>
    </style:style>
    <style:style style:name="T353" style:parent-style-name="Policepardéfaut" style:family="text">
      <style:text-properties style:font-name="Courier" fo:font-weight="bold" style:font-weight-asian="bold" style:font-weight-complex="bold"/>
    </style:style>
    <style:style style:name="T354" style:parent-style-name="Policepardéfaut" style:family="text">
      <style:text-properties style:font-name="Courier"/>
    </style:style>
    <style:style style:name="T355" style:parent-style-name="Policepardéfaut" style:family="text">
      <style:text-properties style:font-name="Courier" fo:font-weight="bold" style:font-weight-asian="bold" style:font-weight-complex="bold"/>
    </style:style>
    <style:style style:name="T356" style:parent-style-name="Policepardéfaut" style:family="text">
      <style:text-properties style:font-name="Courier"/>
    </style:style>
    <style:style style:name="T357" style:parent-style-name="Policepardéfaut" style:family="text">
      <style:text-properties style:font-name="Courier" fo:font-weight="bold" style:font-weight-asian="bold" style:font-weight-complex="bold"/>
    </style:style>
    <style:style style:name="T358" style:parent-style-name="Policepardéfaut" style:family="text">
      <style:text-properties style:font-name="Courier"/>
    </style:style>
    <style:style style:name="T359" style:parent-style-name="Policepardéfaut" style:family="text">
      <style:text-properties style:font-name="Courier" fo:font-style="italic" style:font-style-asian="italic" style:font-style-complex="italic"/>
    </style:style>
    <style:style style:name="T360" style:parent-style-name="Policepardéfaut" style:family="text">
      <style:text-properties style:font-name="Courier"/>
    </style:style>
    <style:style style:name="P361" style:parent-style-name="Standard" style:family="paragraph">
      <style:paragraph-properties fo:border="0.0034in solid #000000" fo:padding="0.0138in" style:shadow="none" fo:background-color="#EEEEEE"/>
    </style:style>
    <style:style style:name="T362" style:parent-style-name="Policepardéfaut" style:family="text">
      <style:text-properties style:font-name="Courier"/>
    </style:style>
    <style:style style:name="T363" style:parent-style-name="Policepardéfaut" style:family="text">
      <style:text-properties style:font-name="Courier" fo:font-weight="bold" style:font-weight-asian="bold" style:font-weight-complex="bold"/>
    </style:style>
    <style:style style:name="T364" style:parent-style-name="Policepardéfaut" style:family="text">
      <style:text-properties style:font-name="Courier"/>
    </style:style>
    <style:style style:name="T365" style:parent-style-name="Policepardéfaut" style:family="text">
      <style:text-properties style:font-name="Courier" fo:font-weight="bold" style:font-weight-asian="bold" style:font-weight-complex="bold"/>
    </style:style>
    <style:style style:name="T366" style:parent-style-name="Policepardéfaut" style:family="text">
      <style:text-properties style:font-name="Courier"/>
    </style:style>
    <style:style style:name="T367" style:parent-style-name="Policepardéfaut" style:family="text">
      <style:text-properties style:font-name="Courier" fo:font-weight="bold" style:font-weight-asian="bold" style:font-weight-complex="bold"/>
    </style:style>
    <style:style style:name="T368" style:parent-style-name="Policepardéfaut" style:family="text">
      <style:text-properties style:font-name="Courier"/>
    </style:style>
    <style:style style:name="P369" style:parent-style-name="Standard" style:family="paragraph">
      <style:paragraph-properties fo:border="0.0034in solid #000000" fo:padding="0.0138in" style:shadow="none" fo:background-color="#EEEEEE"/>
      <style:text-properties style:font-name="Courier"/>
    </style:style>
    <style:style style:name="P370" style:parent-style-name="Standard" style:family="paragraph">
      <style:paragraph-properties fo:border="0.0034in solid #000000" fo:padding="0.0138in" style:shadow="none" fo:background-color="#EEEEEE"/>
      <style:text-properties style:font-name="Courier"/>
    </style:style>
    <style:style style:name="P371" style:parent-style-name="Standard" style:family="paragraph">
      <style:paragraph-properties fo:border="0.0034in solid #000000" fo:padding="0.0138in" style:shadow="none" fo:background-color="#EEEEEE"/>
      <style:text-properties style:font-name="Courier"/>
    </style:style>
    <style:style style:name="P372" style:parent-style-name="Standard" style:family="paragraph">
      <style:paragraph-properties fo:border="0.0034in solid #000000" fo:padding="0.0138in" style:shadow="none" fo:background-color="#EEEEEE"/>
    </style:style>
    <style:style style:name="T373" style:parent-style-name="Policepardéfaut" style:family="text">
      <style:text-properties style:font-name="Courier"/>
    </style:style>
    <style:style style:name="T374" style:parent-style-name="Policepardéfaut" style:family="text">
      <style:text-properties style:font-name="Courier"/>
    </style:style>
    <style:style style:name="T375" style:parent-style-name="Policepardéfaut" style:family="text">
      <style:text-properties style:font-name="Courier" fo:font-weight="bold" style:font-weight-asian="bold" style:font-weight-complex="bold"/>
    </style:style>
    <style:style style:name="T376" style:parent-style-name="Policepardéfaut" style:family="text">
      <style:text-properties style:font-name="Courier"/>
    </style:style>
    <style:style style:name="P377" style:parent-style-name="Standard" style:family="paragraph">
      <style:paragraph-properties fo:border="0.0034in solid #000000" fo:padding="0.0138in" style:shadow="none" fo:background-color="#EEEEEE"/>
    </style:style>
    <style:style style:name="T378" style:parent-style-name="Policepardéfaut" style:family="text">
      <style:text-properties style:font-name="Courier"/>
    </style:style>
    <style:style style:name="T379" style:parent-style-name="Policepardéfaut" style:family="text">
      <style:text-properties style:font-name="Courier"/>
    </style:style>
    <style:style style:name="T380" style:parent-style-name="Policepardéfaut" style:family="text">
      <style:text-properties style:font-name="Courier" fo:font-weight="bold" style:font-weight-asian="bold" style:font-weight-complex="bold"/>
    </style:style>
    <style:style style:name="T381" style:parent-style-name="Policepardéfaut" style:family="text">
      <style:text-properties style:font-name="Courier"/>
    </style:style>
    <style:style style:name="P382" style:parent-style-name="Standard" style:family="paragraph">
      <style:paragraph-properties fo:border="0.0034in solid #000000" fo:padding="0.0138in" style:shadow="none" fo:background-color="#EEEEEE"/>
    </style:style>
    <style:style style:name="T383" style:parent-style-name="Policepardéfaut" style:family="text">
      <style:text-properties style:font-name="Courier"/>
    </style:style>
    <style:style style:name="T384" style:parent-style-name="Policepardéfaut" style:family="text">
      <style:text-properties style:font-name="Courier"/>
    </style:style>
    <style:style style:name="T385" style:parent-style-name="Policepardéfaut" style:family="text">
      <style:text-properties style:font-name="Courier" fo:font-weight="bold" style:font-weight-asian="bold" fo:color="#00B050"/>
    </style:style>
    <style:style style:name="T386" style:parent-style-name="Policepardéfaut" style:family="text">
      <style:text-properties style:font-name="Courier" fo:font-weight="bold" style:font-weight-asian="bold" fo:font-style="italic" style:font-style-asian="italic" style:font-style-complex="italic" fo:color="#00B050"/>
    </style:style>
    <style:style style:name="T387" style:parent-style-name="Policepardéfaut" style:family="text">
      <style:text-properties style:font-name="Courier" fo:font-weight="bold" style:font-weight-asian="bold" fo:color="#00B050"/>
    </style:style>
    <style:style style:name="P388" style:parent-style-name="Standard" style:family="paragraph">
      <style:paragraph-properties fo:border="0.0034in solid #000000" fo:padding="0.0138in" style:shadow="none" fo:background-color="#EEEEEE"/>
      <style:text-properties style:font-name="Courier"/>
    </style:style>
    <style:style style:name="P389" style:parent-style-name="Standard" style:family="paragraph">
      <style:paragraph-properties fo:border="0.0034in solid #000000" fo:padding="0.0138in" style:shadow="none" fo:background-color="#EEEEEE"/>
      <style:text-properties style:font-name="Courier"/>
    </style:style>
    <style:style style:name="P390" style:parent-style-name="Standard" style:family="paragraph">
      <style:paragraph-properties fo:border="0.0034in solid #000000" fo:padding="0.0138in" style:shadow="none" fo:background-color="#EEEEEE"/>
    </style:style>
    <style:style style:name="T391" style:parent-style-name="Policepardéfaut" style:family="text">
      <style:text-properties style:font-name="Courier"/>
    </style:style>
    <style:style style:name="T392" style:parent-style-name="Policepardéfaut" style:family="text">
      <style:text-properties style:font-name="Courier" fo:font-weight="bold" style:font-weight-asian="bold" style:font-weight-complex="bold"/>
    </style:style>
    <style:style style:name="T393" style:parent-style-name="Policepardéfaut" style:family="text">
      <style:text-properties style:font-name="Courier"/>
    </style:style>
    <style:style style:name="T394" style:parent-style-name="Policepardéfaut" style:family="text">
      <style:text-properties style:font-name="Courier" fo:font-weight="bold" style:font-weight-asian="bold" style:font-weight-complex="bold"/>
    </style:style>
    <style:style style:name="T395" style:parent-style-name="Policepardéfaut" style:family="text">
      <style:text-properties style:font-name="Courier"/>
    </style:style>
    <style:style style:name="P396" style:parent-style-name="Standard" style:family="paragraph">
      <style:paragraph-properties fo:border="0.0034in solid #000000" fo:padding="0.0138in" style:shadow="none" fo:background-color="#EEEEEE"/>
    </style:style>
    <style:style style:name="T397" style:parent-style-name="Policepardéfaut" style:family="text">
      <style:text-properties style:font-name="Courier"/>
    </style:style>
    <style:style style:name="T398" style:parent-style-name="Policepardéfaut" style:family="text">
      <style:text-properties style:font-name="Courier"/>
    </style:style>
    <style:style style:name="T399" style:parent-style-name="Policepardéfaut" style:family="text">
      <style:text-properties style:font-name="Courier" fo:font-weight="bold" style:font-weight-asian="bold" style:font-weight-complex="bold" fo:language="fr" fo:country="FR"/>
    </style:style>
    <style:style style:name="T400" style:parent-style-name="Policepardéfaut" style:family="text">
      <style:text-properties style:font-name="Courier" fo:language="fr" fo:country="FR"/>
    </style:style>
    <style:style style:name="P401" style:parent-style-name="Standard" style:family="paragraph">
      <style:paragraph-properties fo:border="0.0034in solid #000000" fo:padding="0.0138in" style:shadow="none" fo:background-color="#EEEEEE"/>
      <style:text-properties style:font-name="Courier" fo:language="fr" fo:country="FR"/>
    </style:style>
    <style:style style:name="P402" style:parent-style-name="Standard" style:family="paragraph">
      <style:paragraph-properties fo:text-align="justify"/>
      <style:text-properties style:font-name="Cabin" fo:language="fr" fo:country="FR"/>
    </style:style>
    <style:style style:name="P403" style:parent-style-name="Standard" style:family="paragraph">
      <style:paragraph-properties fo:text-align="justify"/>
    </style:style>
    <style:style style:name="T404" style:parent-style-name="Policepardéfaut" style:family="text">
      <style:text-properties style:font-name="Cabin" fo:language="fr" fo:country="FR"/>
    </style:style>
    <style:style style:name="T405" style:parent-style-name="Policepardéfaut" style:family="text">
      <style:text-properties style:font-name="Courier" fo:language="fr" fo:country="FR"/>
    </style:style>
    <style:style style:name="P406" style:parent-style-name="Standard" style:family="paragraph">
      <style:paragraph-properties fo:border="0.0034in solid #000000" fo:padding="0.0138in" style:shadow="none" fo:text-indent="0.4923in" fo:background-color="#EEEEEE"/>
    </style:style>
    <style:style style:name="T407" style:parent-style-name="Policepardéfaut" style:family="text">
      <style:text-properties style:font-name="Courier" fo:language="fr" fo:country="FR"/>
    </style:style>
    <style:style style:name="T408" style:parent-style-name="Policepardéfaut" style:family="text">
      <style:text-properties style:font-name="Courier" fo:font-weight="bold" style:font-weight-asian="bold" style:font-weight-complex="bold" fo:language="fr" fo:country="FR"/>
    </style:style>
    <style:style style:name="T409" style:parent-style-name="Policepardéfaut" style:family="text">
      <style:text-properties style:font-name="Courier" fo:language="fr" fo:country="FR"/>
    </style:style>
    <style:style style:name="P410" style:parent-style-name="Standard" style:family="paragraph">
      <style:paragraph-properties fo:border="0.0034in solid #000000" fo:padding="0.0138in" style:shadow="none" fo:background-color="#EEEEEE"/>
    </style:style>
    <style:style style:name="T411" style:parent-style-name="Policepardéfaut" style:family="text">
      <style:text-properties style:font-name="Courier" fo:language="fr" fo:country="FR"/>
    </style:style>
    <style:style style:name="T412" style:parent-style-name="Policepardéfaut" style:family="text">
      <style:text-properties style:font-name="Courier" fo:font-style="italic" style:font-style-asian="italic" style:font-style-complex="italic" fo:language="fr" fo:country="FR"/>
    </style:style>
    <style:style style:name="T413" style:parent-style-name="Policepardéfaut" style:family="text">
      <style:text-properties style:font-name="Courier" fo:language="fr" fo:country="FR"/>
    </style:style>
    <style:style style:name="P414" style:parent-style-name="Standard" style:family="paragraph">
      <style:paragraph-properties fo:text-align="justify"/>
      <style:text-properties style:font-name="Cabin" fo:language="fr" fo:country="FR"/>
    </style:style>
    <style:style style:name="P415" style:parent-style-name="Standard" style:family="paragraph">
      <style:text-properties style:font-name="Cabin" fo:language="fr" fo:country="FR"/>
    </style:style>
    <style:style style:name="P416" style:parent-style-name="Standard" style:family="paragraph">
      <style:paragraph-properties fo:text-align="justify"/>
    </style:style>
    <style:style style:name="T417" style:parent-style-name="Policepardéfaut" style:family="text">
      <style:text-properties style:font-name="Cabin" fo:language="fr" fo:country="FR"/>
    </style:style>
    <style:style style:name="T418" style:parent-style-name="Policepardéfaut" style:family="text">
      <style:text-properties style:font-name="Courier" fo:language="fr" fo:country="FR"/>
    </style:style>
    <style:style style:name="T419" style:parent-style-name="Policepardéfaut" style:family="text">
      <style:text-properties style:font-name="Cabin" fo:language="fr" fo:country="FR"/>
    </style:style>
    <style:style style:name="T420" style:parent-style-name="Policepardéfaut" style:family="text">
      <style:text-properties style:font-name="Courier" fo:language="fr" fo:country="FR"/>
    </style:style>
    <style:style style:name="T421" style:parent-style-name="Policepardéfaut" style:family="text">
      <style:text-properties style:font-name="Cabin" fo:language="fr" fo:country="FR"/>
    </style:style>
    <style:style style:name="P422" style:parent-style-name="Standard" style:family="paragraph">
      <style:text-properties style:font-name="Cabin" fo:language="fr" fo:country="FR"/>
    </style:style>
    <style:style style:name="P423" style:parent-style-name="Standard" style:family="paragraph">
      <style:text-properties style:font-name="Courier" fo:language="fr" fo:country="FR"/>
    </style:style>
    <style:style style:name="P424" style:parent-style-name="Standard" style:family="paragraph">
      <style:text-properties style:font-name="Courier" fo:language="fr" fo:country="FR"/>
    </style:style>
    <style:style style:name="P425" style:parent-style-name="Standard" style:family="paragraph">
      <style:text-properties style:font-name="Courier" fo:language="fr" fo:country="FR"/>
    </style:style>
    <style:style style:name="P426" style:parent-style-name="Standard" style:family="paragraph">
      <style:text-properties style:font-name="Cabin" fo:language="fr" fo:country="FR"/>
    </style:style>
    <style:style style:name="P427" style:parent-style-name="Standard" style:family="paragraph">
      <style:paragraph-properties fo:text-align="justify"/>
    </style:style>
    <style:style style:name="T428" style:parent-style-name="Policepardéfaut" style:family="text">
      <style:text-properties style:font-name="Cabin" fo:language="fr" fo:country="FR"/>
    </style:style>
    <style:style style:name="T429" style:parent-style-name="Policepardéfaut" style:family="text">
      <style:text-properties style:font-name="Courier" fo:language="fr" fo:country="FR"/>
    </style:style>
    <style:style style:name="P430" style:parent-style-name="Standard" style:family="paragraph">
      <style:paragraph-properties fo:border="0.0034in solid #000000" fo:padding="0.0138in" style:shadow="none" fo:background-color="#EEEEEE"/>
    </style:style>
    <style:style style:name="T431" style:parent-style-name="Policepardéfaut" style:family="text">
      <style:text-properties style:font-name="Courier" fo:language="fr" fo:country="FR"/>
    </style:style>
    <style:style style:name="T432" style:parent-style-name="Policepardéfaut" style:family="text">
      <style:text-properties style:font-name="Courier" fo:font-weight="bold" style:font-weight-asian="bold" style:font-weight-complex="bold" fo:language="fr" fo:country="FR"/>
    </style:style>
    <style:style style:name="T433" style:parent-style-name="Policepardéfaut" style:family="text">
      <style:text-properties style:font-name="Courier" fo:language="fr" fo:country="FR"/>
    </style:style>
    <style:style style:name="T434" style:parent-style-name="Policepardéfaut" style:family="text">
      <style:text-properties style:font-name="Courier" style:text-underline-type="single" style:text-underline-style="solid" style:text-underline-width="auto" style:text-underline-mode="continuous" fo:language="fr" fo:country="FR"/>
    </style:style>
    <style:style style:name="T435" style:parent-style-name="Policepardéfaut" style:family="text">
      <style:text-properties style:font-name="Courier" fo:language="fr" fo:country="FR"/>
    </style:style>
    <style:style style:name="P436" style:parent-style-name="Standard" style:family="paragraph">
      <style:paragraph-properties fo:border="0.0034in solid #000000" fo:padding="0.0138in" style:shadow="none" fo:background-color="#EEEEEE"/>
    </style:style>
    <style:style style:name="T437" style:parent-style-name="Policepardéfaut" style:family="text">
      <style:text-properties style:font-name="Courier" fo:language="fr" fo:country="FR"/>
    </style:style>
    <style:style style:name="T438" style:parent-style-name="Policepardéfaut" style:family="text">
      <style:text-properties style:font-name="Courier" fo:language="fr" fo:country="FR"/>
    </style:style>
    <style:style style:name="T439" style:parent-style-name="Policepardéfaut" style:family="text">
      <style:text-properties style:font-name="Courier" fo:font-weight="bold" style:font-weight-asian="bold" style:font-weight-complex="bold" fo:language="fr" fo:country="FR"/>
    </style:style>
    <style:style style:name="T440" style:parent-style-name="Policepardéfaut" style:family="text">
      <style:text-properties style:font-name="Courier" fo:language="fr" fo:country="FR"/>
    </style:style>
    <style:style style:name="P441" style:parent-style-name="Standard" style:family="paragraph">
      <style:paragraph-properties fo:border="0.0034in solid #000000" fo:padding="0.0138in" style:shadow="none" fo:background-color="#EEEEEE"/>
    </style:style>
    <style:style style:name="T442" style:parent-style-name="Policepardéfaut" style:family="text">
      <style:text-properties style:font-name="Courier" fo:language="fr" fo:country="FR"/>
    </style:style>
    <style:style style:name="P443" style:parent-style-name="Standard" style:family="paragraph">
      <style:paragraph-properties fo:text-align="justify"/>
      <style:text-properties style:font-name="Cabin" fo:language="fr" fo:country="FR"/>
    </style:style>
    <style:style style:name="P444" style:parent-style-name="Standard" style:family="paragraph">
      <style:paragraph-properties fo:text-align="justify"/>
    </style:style>
    <style:style style:name="T445" style:parent-style-name="Policepardéfaut" style:family="text">
      <style:text-properties style:font-name="Cabin" fo:language="fr" fo:country="FR"/>
    </style:style>
    <style:style style:name="T446" style:parent-style-name="Policepardéfaut" style:family="text">
      <style:text-properties style:font-name="Courier" fo:language="fr" fo:country="FR"/>
    </style:style>
    <style:style style:name="P447" style:parent-style-name="Normal" style:family="paragraph">
      <style:paragraph-properties style:vertical-align="auto" style:line-height-at-least="0.1979in" fo:background-color="#0F111A"/>
      <style:text-properties fo:hyphenate="true"/>
    </style:style>
    <style:style style:name="T44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49"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45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51"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45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53"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fr" fo:country="FR" style:language-asian="fr" style:country-asian="FR" style:language-complex="ar" style:country-complex="SA"/>
    </style:style>
    <style:style style:name="T45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55"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45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57"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45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5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60"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46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462" style:parent-style-name="Normal" style:family="paragraph">
      <style:paragraph-properties style:vertical-align="auto" style:line-height-at-least="0.1979in" fo:background-color="#0F111A"/>
      <style:text-properties fo:hyphenate="true"/>
    </style:style>
    <style:style style:name="T46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64"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6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6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67"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46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6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7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471" style:parent-style-name="Normal" style:family="paragraph">
      <style:paragraph-properties style:vertical-align="auto" style:line-height-at-least="0.1979in" fo:background-color="#0F111A"/>
      <style:text-properties fo:hyphenate="true"/>
    </style:style>
    <style:style style:name="T47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73"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47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75"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47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77"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fr" fo:country="FR" style:language-asian="fr" style:country-asian="FR" style:language-complex="ar" style:country-complex="SA"/>
    </style:style>
    <style:style style:name="T47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79"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48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81"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482"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8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84"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48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486" style:parent-style-name="Normal" style:family="paragraph">
      <style:paragraph-properties style:vertical-align="auto" style:line-height-at-least="0.1979in" fo:background-color="#0F111A"/>
      <style:text-properties fo:hyphenate="true"/>
    </style:style>
    <style:style style:name="T48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8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89"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49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91" style:parent-style-name="Policepardéfaut" style:family="text">
      <style:text-properties style:font-name="Consolas" style:font-name-asian="Times New Roman" style:font-name-complex="Times New Roman" fo:color="#C3E88D" style:letter-kerning="false" fo:font-size="10.5pt" style:font-size-asian="10.5pt" style:font-size-complex="10.5pt" fo:language="fr" fo:country="FR" style:language-asian="fr" style:country-asian="FR" style:language-complex="ar" style:country-complex="SA"/>
    </style:style>
    <style:style style:name="T492"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493" style:parent-style-name="Normal" style:family="paragraph">
      <style:paragraph-properties style:vertical-align="auto" style:line-height-at-least="0.1979in" fo:background-color="#0F111A"/>
      <style:text-properties fo:hyphenate="true"/>
    </style:style>
    <style:style style:name="T49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9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9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9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98"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49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50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50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502" style:parent-style-name="Normal" style:family="paragraph">
      <style:paragraph-properties style:vertical-align="auto" style:line-height-at-least="0.1979in" fo:background-color="#0F111A"/>
      <style:text-properties fo:hyphenate="true"/>
    </style:style>
    <style:style style:name="T50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504"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50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506"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50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508"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fr" fo:country="FR" style:language-asian="fr" style:country-asian="FR" style:language-complex="ar" style:country-complex="SA"/>
    </style:style>
    <style:style style:name="T50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510"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51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512"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51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51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515"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51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517" style:parent-style-name="Normal" style:family="paragraph">
      <style:paragraph-properties style:vertical-align="auto" style:line-height-at-least="0.1979in" fo:background-color="#0F111A"/>
      <style:text-properties fo:hyphenate="true"/>
    </style:style>
    <style:style style:name="T51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51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520"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52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522" style:parent-style-name="Policepardéfaut" style:family="text">
      <style:text-properties style:font-name="Consolas" style:font-name-asian="Times New Roman" style:font-name-complex="Times New Roman" fo:color="#C3E88D" style:letter-kerning="false" fo:font-size="10.5pt" style:font-size-asian="10.5pt" style:font-size-complex="10.5pt" fo:language="fr" fo:country="FR" style:language-asian="fr" style:country-asian="FR" style:language-complex="ar" style:country-complex="SA"/>
    </style:style>
    <style:style style:name="T52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524" style:parent-style-name="Normal" style:family="paragraph">
      <style:paragraph-properties style:vertical-align="auto" style:line-height-at-least="0.1979in" fo:background-color="#0F111A"/>
      <style:text-properties fo:hyphenate="true"/>
    </style:style>
    <style:style style:name="T52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52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527"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52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529" style:parent-style-name="Normal" style:family="paragraph">
      <style:paragraph-properties style:vertical-align="auto" style:line-height-at-least="0.1979in" fo:background-color="#0F111A"/>
      <style:text-properties fo:hyphenate="true"/>
    </style:style>
    <style:style style:name="T53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53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532"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53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534" style:parent-style-name="Normal" style:family="paragraph">
      <style:paragraph-properties style:vertical-align="auto" style:line-height-at-least="0.1979in" fo:background-color="#0F111A"/>
      <style:text-properties fo:hyphenate="true"/>
    </style:style>
    <style:style style:name="T53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53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53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53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539"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54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54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542"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543" style:parent-style-name="Standard" style:family="paragraph">
      <style:paragraph-properties fo:text-align="justify"/>
      <style:text-properties style:font-name="Cabin" fo:language="fr" fo:country="FR"/>
    </style:style>
    <style:style style:name="P544" style:parent-style-name="Standard" style:family="paragraph">
      <style:text-properties style:font-name="Cabin" fo:language="fr" fo:country="FR"/>
    </style:style>
    <style:style style:name="P545" style:parent-style-name="Standard" style:family="paragraph">
      <style:paragraph-properties fo:text-align="justify"/>
    </style:style>
    <style:style style:name="T546" style:parent-style-name="Policepardéfaut" style:family="text">
      <style:text-properties style:font-name="Cabin" fo:language="fr" fo:country="FR"/>
    </style:style>
    <style:style style:name="T547" style:parent-style-name="Policepardéfaut" style:family="text">
      <style:text-properties style:font-name="Courier" fo:language="fr" fo:country="FR"/>
    </style:style>
    <style:style style:name="T548" style:parent-style-name="Policepardéfaut" style:family="text">
      <style:text-properties style:font-name="Cabin" fo:language="fr" fo:country="FR"/>
    </style:style>
    <style:style style:name="T549" style:parent-style-name="Policepardéfaut" style:family="text">
      <style:text-properties style:font-name="Courier" fo:language="fr" fo:country="FR"/>
    </style:style>
    <style:style style:name="T550" style:parent-style-name="Policepardéfaut" style:family="text">
      <style:text-properties style:font-name="Cabin" fo:language="fr" fo:country="FR"/>
    </style:style>
    <style:style style:name="T551" style:parent-style-name="Policepardéfaut" style:family="text">
      <style:text-properties style:font-name="Courier" fo:language="fr" fo:country="FR"/>
    </style:style>
    <style:style style:name="T552" style:parent-style-name="Policepardéfaut" style:family="text">
      <style:text-properties style:font-name="Cabin" fo:language="fr" fo:country="FR"/>
    </style:style>
    <style:style style:name="T553" style:parent-style-name="Policepardéfaut" style:family="text">
      <style:text-properties style:font-name="Courier" fo:language="fr" fo:country="FR"/>
    </style:style>
    <style:style style:name="T554" style:parent-style-name="Policepardéfaut" style:family="text">
      <style:text-properties style:font-name="Cabin" fo:language="fr" fo:country="FR"/>
    </style:style>
    <style:style style:name="T555" style:parent-style-name="Policepardéfaut" style:family="text">
      <style:text-properties style:font-name="Courier" fo:language="fr" fo:country="FR"/>
    </style:style>
    <style:style style:name="T556" style:parent-style-name="Policepardéfaut" style:family="text">
      <style:text-properties style:font-name="Cabin" fo:language="fr" fo:country="FR"/>
    </style:style>
    <style:style style:name="T557" style:parent-style-name="Policepardéfaut" style:family="text">
      <style:text-properties style:font-name="Courier" fo:language="fr" fo:country="FR"/>
    </style:style>
    <style:style style:name="T558" style:parent-style-name="Policepardéfaut" style:family="text">
      <style:text-properties style:font-name="Cabin" fo:language="fr" fo:country="FR"/>
    </style:style>
    <style:style style:name="T559" style:parent-style-name="Policepardéfaut" style:family="text">
      <style:text-properties style:font-name="Courier" fo:language="fr" fo:country="FR"/>
    </style:style>
    <style:style style:name="T560" style:parent-style-name="Policepardéfaut" style:family="text">
      <style:text-properties style:font-name="Cabin" fo:language="fr" fo:country="FR"/>
    </style:style>
    <style:style style:name="T561" style:parent-style-name="Policepardéfaut" style:family="text">
      <style:text-properties style:font-name="Courier" fo:language="fr" fo:country="FR"/>
    </style:style>
    <style:style style:name="T562" style:parent-style-name="Policepardéfaut" style:family="text">
      <style:text-properties style:font-name="Cabin" fo:language="fr" fo:country="FR"/>
    </style:style>
    <style:style style:name="T563" style:parent-style-name="Policepardéfaut" style:family="text">
      <style:text-properties style:font-name="Courier" fo:language="fr" fo:country="FR"/>
    </style:style>
    <style:style style:name="T564" style:parent-style-name="Policepardéfaut" style:family="text">
      <style:text-properties style:font-name="Cabin" fo:language="fr" fo:country="FR"/>
    </style:style>
    <style:style style:name="P565" style:parent-style-name="Standard" style:family="paragraph">
      <style:paragraph-properties fo:text-align="justify"/>
      <style:text-properties style:font-name="Cabin" fo:language="fr" fo:country="FR"/>
    </style:style>
    <style:style style:name="P566" style:parent-style-name="Standard" style:family="paragraph">
      <style:paragraph-properties fo:text-align="justify"/>
      <style:text-properties style:font-name="Cabin" fo:language="fr" fo:country="FR"/>
    </style:style>
    <style:style style:name="P567" style:parent-style-name="Normal" style:family="paragraph">
      <style:paragraph-properties style:line-height-at-least="0.1979in" fo:background-color="#0F111A"/>
      <style:text-properties fo:hyphenate="true"/>
    </style:style>
    <style:style style:name="T568" style:parent-style-name="Policepardéfaut" style:family="text">
      <style:text-properties style:font-name="Courier" fo:language="fr" fo:country="FR"/>
    </style:style>
    <style:style style:name="T56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570"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57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572"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57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574"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57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57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577"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57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579" style:parent-style-name="Policepardéfaut" style:family="text">
      <style:text-properties style:font-name="Consolas" style:font-name-asian="Times New Roman" style:font-name-complex="Times New Roman" fo:color="#FF5370" style:letter-kerning="false" fo:font-size="10.5pt" style:font-size-asian="10.5pt" style:font-size-complex="10.5pt" fo:language="fr" fo:country="FR" style:language-asian="fr" style:country-asian="FR" style:language-complex="ar" style:country-complex="SA"/>
    </style:style>
    <style:style style:name="T58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581" style:parent-style-name="Normal" style:family="paragraph">
      <style:paragraph-properties style:vertical-align="auto" style:line-height-at-least="0.1979in" fo:background-color="#0F111A"/>
      <style:text-properties fo:hyphenate="true"/>
    </style:style>
    <style:style style:name="T58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583"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58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585"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58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587" style:parent-style-name="Normal" style:family="paragraph">
      <style:paragraph-properties style:vertical-align="auto" style:line-height-at-least="0.1979in" fo:background-color="#0F111A"/>
      <style:text-properties fo:hyphenate="true"/>
    </style:style>
    <style:style style:name="T58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589"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59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591"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59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593" style:parent-style-name="Normal" style:family="paragraph">
      <style:paragraph-properties style:vertical-align="auto" style:line-height-at-least="0.1979in" fo:background-color="#0F111A"/>
      <style:text-properties fo:hyphenate="true"/>
    </style:style>
    <style:style style:name="T59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595"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59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597" style:parent-style-name="Normal" style:family="paragraph">
      <style:paragraph-properties style:vertical-align="auto" style:line-height-at-least="0.1979in" fo:background-color="#0F111A"/>
      <style:text-properties fo:hyphenate="true"/>
    </style:style>
    <style:style style:name="T59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59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60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0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602" style:parent-style-name="Normal" style:family="paragraph">
      <style:paragraph-properties style:vertical-align="auto" style:line-height-at-least="0.1979in" fo:background-color="#0F111A"/>
      <style:text-properties fo:hyphenate="true"/>
    </style:style>
    <style:style style:name="T60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04"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60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06"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60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608" style:parent-style-name="Normal" style:family="paragraph">
      <style:paragraph-properties style:vertical-align="auto" style:line-height-at-least="0.1979in" fo:background-color="#0F111A"/>
      <style:text-properties fo:hyphenate="true"/>
    </style:style>
    <style:style style:name="T60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1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611" style:parent-style-name="Normal" style:family="paragraph">
      <style:paragraph-properties style:vertical-align="auto" style:line-height-at-least="0.1979in" fo:background-color="#0F111A"/>
      <style:text-properties fo:hyphenate="true"/>
    </style:style>
    <style:style style:name="T61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1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614"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fo:hyphenate="true"/>
    </style:style>
    <style:style style:name="P615" style:parent-style-name="Normal" style:family="paragraph">
      <style:paragraph-properties style:vertical-align="auto" style:line-height-at-least="0.1979in" fo:background-color="#0F111A"/>
      <style:text-properties fo:hyphenate="true"/>
    </style:style>
    <style:style style:name="T61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17"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61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1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62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21"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62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2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624" style:parent-style-name="Normal" style:family="paragraph">
      <style:paragraph-properties style:vertical-align="auto" style:line-height-at-least="0.1979in" fo:background-color="#0F111A"/>
      <style:text-properties fo:hyphenate="true"/>
    </style:style>
    <style:style style:name="T62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26"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62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628"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629"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630" style:parent-style-name="Normal" style:family="paragraph">
      <style:paragraph-properties style:vertical-align="auto" style:line-height-at-least="0.1979in" fo:background-color="#0F111A"/>
      <style:text-properties fo:hyphenate="true"/>
    </style:style>
    <style:style style:name="T63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32"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63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3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635" style:parent-style-name="Normal" style:family="paragraph">
      <style:paragraph-properties style:vertical-align="auto" style:line-height-at-least="0.1979in" fo:background-color="#0F111A"/>
      <style:text-properties fo:hyphenate="true"/>
    </style:style>
    <style:style style:name="T63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37"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63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39"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64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641" style:parent-style-name="Normal" style:family="paragraph">
      <style:paragraph-properties style:vertical-align="auto" style:line-height-at-least="0.1979in" fo:background-color="#0F111A"/>
      <style:text-properties fo:hyphenate="true"/>
    </style:style>
    <style:style style:name="T64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4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644" style:parent-style-name="Normal" style:family="paragraph">
      <style:paragraph-properties style:vertical-align="auto" style:line-height-at-least="0.1979in" fo:background-color="#0F111A"/>
      <style:text-properties fo:hyphenate="true"/>
    </style:style>
    <style:style style:name="T64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46"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P647" style:parent-style-name="Normal" style:family="paragraph">
      <style:paragraph-properties style:vertical-align="auto" style:line-height-at-least="0.1979in" fo:background-color="#0F111A"/>
      <style:text-properties fo:hyphenate="true"/>
    </style:style>
    <style:style style:name="T64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49"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65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51"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65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653" style:parent-style-name="Normal" style:family="paragraph">
      <style:paragraph-properties style:vertical-align="auto" style:line-height-at-least="0.1979in" fo:background-color="#0F111A"/>
      <style:text-properties fo:hyphenate="true"/>
    </style:style>
    <style:style style:name="T65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5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656"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fo:hyphenate="true"/>
    </style:style>
    <style:style style:name="P657" style:parent-style-name="Normal" style:family="paragraph">
      <style:paragraph-properties style:vertical-align="auto" style:line-height-at-least="0.1979in" fo:background-color="#0F111A"/>
      <style:text-properties fo:hyphenate="true"/>
    </style:style>
    <style:style style:name="T65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5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66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61"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66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63"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66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665" style:parent-style-name="Normal" style:family="paragraph">
      <style:paragraph-properties style:vertical-align="auto" style:line-height-at-least="0.1979in" fo:background-color="#0F111A"/>
      <style:text-properties fo:hyphenate="true"/>
    </style:style>
    <style:style style:name="T66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67"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66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669"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67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671" style:parent-style-name="Normal" style:family="paragraph">
      <style:paragraph-properties style:vertical-align="auto" style:line-height-at-least="0.1979in" fo:background-color="#0F111A"/>
      <style:text-properties fo:hyphenate="true"/>
    </style:style>
    <style:style style:name="T67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73"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67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75"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67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677" style:parent-style-name="Normal" style:family="paragraph">
      <style:paragraph-properties style:vertical-align="auto" style:line-height-at-least="0.1979in" fo:background-color="#0F111A"/>
      <style:text-properties fo:hyphenate="true"/>
    </style:style>
    <style:style style:name="T67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79"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68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681" style:parent-style-name="Normal" style:family="paragraph">
      <style:paragraph-properties style:vertical-align="auto" style:line-height-at-least="0.1979in" fo:background-color="#0F111A"/>
      <style:text-properties fo:hyphenate="true"/>
    </style:style>
    <style:style style:name="T68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83"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68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85"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68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687" style:parent-style-name="Normal" style:family="paragraph">
      <style:paragraph-properties style:vertical-align="auto" style:line-height-at-least="0.1979in" fo:background-color="#0F111A"/>
      <style:text-properties fo:hyphenate="true"/>
    </style:style>
    <style:style style:name="T68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89"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69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91"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69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693" style:parent-style-name="Normal" style:family="paragraph">
      <style:paragraph-properties style:vertical-align="auto" style:line-height-at-least="0.1979in" fo:background-color="#0F111A"/>
      <style:text-properties fo:hyphenate="true"/>
    </style:style>
    <style:style style:name="T69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9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696" style:parent-style-name="Normal" style:family="paragraph">
      <style:paragraph-properties style:vertical-align="auto" style:line-height-at-least="0.1979in" fo:background-color="#0F111A"/>
      <style:text-properties fo:hyphenate="true"/>
    </style:style>
    <style:style style:name="T69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9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699"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fo:hyphenate="true"/>
    </style:style>
    <style:style style:name="P700" style:parent-style-name="Normal" style:family="paragraph">
      <style:paragraph-properties style:vertical-align="auto" style:line-height-at-least="0.1979in" fo:background-color="#0F111A"/>
      <style:text-properties fo:hyphenate="true"/>
    </style:style>
    <style:style style:name="T70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02"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0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04"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0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06"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70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08" style:parent-style-name="Normal" style:family="paragraph">
      <style:paragraph-properties style:vertical-align="auto" style:line-height-at-least="0.1979in" fo:background-color="#0F111A"/>
      <style:text-properties fo:hyphenate="true"/>
    </style:style>
    <style:style style:name="T70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10"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71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712"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13"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71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15" style:parent-style-name="Normal" style:family="paragraph">
      <style:paragraph-properties style:vertical-align="auto" style:line-height-at-least="0.1979in" fo:background-color="#0F111A"/>
      <style:text-properties fo:hyphenate="true"/>
    </style:style>
    <style:style style:name="T71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17"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71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19"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72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21" style:parent-style-name="Normal" style:family="paragraph">
      <style:paragraph-properties style:vertical-align="auto" style:line-height-at-least="0.1979in" fo:background-color="#0F111A"/>
      <style:text-properties fo:hyphenate="true"/>
    </style:style>
    <style:style style:name="T72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23"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72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25" style:parent-style-name="Normal" style:family="paragraph">
      <style:paragraph-properties style:vertical-align="auto" style:line-height-at-least="0.1979in" fo:background-color="#0F111A"/>
      <style:text-properties fo:hyphenate="true"/>
    </style:style>
    <style:style style:name="T72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27"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2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29"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73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31" style:parent-style-name="Normal" style:family="paragraph">
      <style:paragraph-properties style:vertical-align="auto" style:line-height-at-least="0.1979in" fo:background-color="#0F111A"/>
      <style:text-properties fo:hyphenate="true"/>
    </style:style>
    <style:style style:name="T73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33"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73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35"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73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37" style:parent-style-name="Normal" style:family="paragraph">
      <style:paragraph-properties style:vertical-align="auto" style:line-height-at-least="0.1979in" fo:background-color="#0F111A"/>
      <style:text-properties fo:hyphenate="true"/>
    </style:style>
    <style:style style:name="T73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39"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40" style:parent-style-name="Normal" style:family="paragraph">
      <style:paragraph-properties style:vertical-align="auto" style:line-height-at-least="0.1979in" fo:background-color="#0F111A"/>
      <style:text-properties fo:hyphenate="true"/>
    </style:style>
    <style:style style:name="T74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4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43"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fo:hyphenate="true"/>
    </style:style>
    <style:style style:name="P744" style:parent-style-name="Normal" style:family="paragraph">
      <style:paragraph-properties style:vertical-align="auto" style:line-height-at-least="0.1979in" fo:background-color="#0F111A"/>
      <style:text-properties fo:hyphenate="true"/>
    </style:style>
    <style:style style:name="T74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46"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4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48"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4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50"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75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52" style:parent-style-name="Normal" style:family="paragraph">
      <style:paragraph-properties style:vertical-align="auto" style:line-height-at-least="0.1979in" fo:background-color="#0F111A"/>
      <style:text-properties fo:hyphenate="true"/>
    </style:style>
    <style:style style:name="T75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54"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75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756"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75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58" style:parent-style-name="Normal" style:family="paragraph">
      <style:paragraph-properties style:vertical-align="auto" style:line-height-at-least="0.1979in" fo:background-color="#0F111A"/>
      <style:text-properties fo:hyphenate="true"/>
    </style:style>
    <style:style style:name="T75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60"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76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62"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76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64" style:parent-style-name="Normal" style:family="paragraph">
      <style:paragraph-properties style:vertical-align="auto" style:line-height-at-least="0.1979in" fo:background-color="#0F111A"/>
      <style:text-properties fo:hyphenate="true"/>
    </style:style>
    <style:style style:name="T76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66"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76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68" style:parent-style-name="Normal" style:family="paragraph">
      <style:paragraph-properties style:vertical-align="auto" style:line-height-at-least="0.1979in" fo:background-color="#0F111A"/>
      <style:text-properties fo:hyphenate="true"/>
    </style:style>
    <style:style style:name="T76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70"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7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72"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77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74" style:parent-style-name="Normal" style:family="paragraph">
      <style:paragraph-properties style:vertical-align="auto" style:line-height-at-least="0.1979in" fo:background-color="#0F111A"/>
      <style:text-properties fo:hyphenate="true"/>
    </style:style>
    <style:style style:name="T77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76"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77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78"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779"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80" style:parent-style-name="Normal" style:family="paragraph">
      <style:paragraph-properties style:vertical-align="auto" style:line-height-at-least="0.1979in" fo:background-color="#0F111A"/>
      <style:text-properties fo:hyphenate="true"/>
    </style:style>
    <style:style style:name="T78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8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83" style:parent-style-name="Normal" style:family="paragraph">
      <style:paragraph-properties style:vertical-align="auto" style:line-height-at-least="0.1979in" fo:background-color="#0F111A"/>
      <style:text-properties fo:hyphenate="true"/>
    </style:style>
    <style:style style:name="T78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8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86"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fo:hyphenate="true"/>
    </style:style>
    <style:style style:name="P787" style:parent-style-name="Normal" style:family="paragraph">
      <style:paragraph-properties style:vertical-align="auto" style:line-height-at-least="0.1979in" fo:background-color="#0F111A"/>
      <style:text-properties fo:hyphenate="true"/>
    </style:style>
    <style:style style:name="T78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8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9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91"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9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93"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79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95" style:parent-style-name="Normal" style:family="paragraph">
      <style:paragraph-properties style:vertical-align="auto" style:line-height-at-least="0.1979in" fo:background-color="#0F111A"/>
      <style:text-properties fo:hyphenate="true"/>
    </style:style>
    <style:style style:name="T79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97"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79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79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800"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80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802" style:parent-style-name="Normal" style:family="paragraph">
      <style:paragraph-properties style:vertical-align="auto" style:line-height-at-least="0.1979in" fo:background-color="#0F111A"/>
      <style:text-properties fo:hyphenate="true"/>
    </style:style>
    <style:style style:name="T80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04"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80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06"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80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808" style:parent-style-name="Normal" style:family="paragraph">
      <style:paragraph-properties style:vertical-align="auto" style:line-height-at-least="0.1979in" fo:background-color="#0F111A"/>
      <style:text-properties fo:hyphenate="true"/>
    </style:style>
    <style:style style:name="T80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10"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81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812" style:parent-style-name="Normal" style:family="paragraph">
      <style:paragraph-properties style:vertical-align="auto" style:line-height-at-least="0.1979in" fo:background-color="#0F111A"/>
      <style:text-properties fo:hyphenate="true"/>
    </style:style>
    <style:style style:name="T81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14"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81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16"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81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818" style:parent-style-name="Normal" style:family="paragraph">
      <style:paragraph-properties style:vertical-align="auto" style:line-height-at-least="0.1979in" fo:background-color="#0F111A"/>
      <style:text-properties fo:hyphenate="true"/>
    </style:style>
    <style:style style:name="T81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20"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fr" fo:country="FR" style:language-asian="fr" style:country-asian="FR" style:language-complex="ar" style:country-complex="SA"/>
    </style:style>
    <style:style style:name="T82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822"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82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824" style:parent-style-name="Normal" style:family="paragraph">
      <style:paragraph-properties style:vertical-align="auto" style:line-height-at-least="0.1979in" fo:background-color="#0F111A"/>
      <style:text-properties fo:hyphenate="true"/>
    </style:style>
    <style:style style:name="T82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82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827" style:parent-style-name="Normal" style:family="paragraph">
      <style:paragraph-properties style:vertical-align="auto" style:line-height-at-least="0.1979in" fo:background-color="#0F111A"/>
      <style:text-properties fo:hyphenate="true"/>
    </style:style>
    <style:style style:name="T82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82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830" style:parent-style-name="Standard" style:family="paragraph">
      <style:paragraph-properties fo:text-align="justify"/>
      <style:text-properties style:font-name="Cabin" fo:language="fr" fo:country="FR"/>
    </style:style>
    <style:style style:name="P831" style:parent-style-name="Standard" style:family="paragraph">
      <style:paragraph-properties fo:text-align="justify"/>
    </style:style>
    <style:style style:name="T832" style:parent-style-name="Policepardéfaut" style:family="text">
      <style:text-properties style:font-name="Cabin" fo:language="fr" fo:country="FR"/>
    </style:style>
    <style:style style:name="T833" style:parent-style-name="Policepardéfaut" style:family="text">
      <style:text-properties style:font-name="Courier" fo:language="fr" fo:country="FR"/>
    </style:style>
    <style:style style:name="T834" style:parent-style-name="Policepardéfaut" style:family="text">
      <style:text-properties style:font-name="Cabin" fo:language="fr" fo:country="FR"/>
    </style:style>
    <style:style style:name="P835" style:parent-style-name="Standard" style:family="paragraph">
      <style:paragraph-properties fo:border="0.0034in solid #000000" fo:padding="0.0138in" style:shadow="none" fo:background-color="#EEEEEE"/>
      <style:text-properties style:font-name="Courier" fo:language="fr" fo:country="FR"/>
    </style:style>
    <style:style style:name="P836" style:parent-style-name="Standard" style:family="paragraph">
      <style:paragraph-properties fo:border="0.0034in solid #000000" fo:padding="0.0138in" style:shadow="none" fo:background-color="#EEEEEE"/>
      <style:text-properties style:font-name="Courier" fo:language="fr" fo:country="FR"/>
    </style:style>
    <style:style style:name="P837" style:parent-style-name="Standard" style:family="paragraph">
      <style:paragraph-properties fo:border="0.0034in solid #000000" fo:padding="0.0138in" style:shadow="none" fo:background-color="#EEEEEE"/>
    </style:style>
    <style:style style:name="T838" style:parent-style-name="Policepardéfaut" style:family="text">
      <style:text-properties style:font-name="Courier" fo:language="fr" fo:country="FR"/>
    </style:style>
    <style:style style:name="P839" style:parent-style-name="Standard" style:family="paragraph">
      <style:paragraph-properties fo:text-align="justify"/>
      <style:text-properties style:font-name="Cabin" fo:language="fr" fo:country="FR"/>
    </style:style>
    <style:style style:name="P840" style:parent-style-name="Standard" style:family="paragraph">
      <style:paragraph-properties fo:text-align="justify"/>
    </style:style>
    <style:style style:name="T841" style:parent-style-name="Policepardéfaut" style:family="text">
      <style:text-properties style:font-name="Cabin" fo:language="fr" fo:country="FR"/>
    </style:style>
    <style:style style:name="T842" style:parent-style-name="Policepardéfaut" style:family="text">
      <style:text-properties style:font-name="Cabin" fo:font-style="italic" style:font-style-asian="italic" style:font-style-complex="italic" fo:language="fr" fo:country="FR"/>
    </style:style>
    <style:style style:name="T843" style:parent-style-name="Policepardéfaut" style:family="text">
      <style:text-properties style:font-name="Cabin" fo:language="fr" fo:country="FR"/>
    </style:style>
    <style:style style:name="T844" style:parent-style-name="Policepardéfaut" style:family="text">
      <style:text-properties style:font-name="Courier" fo:language="fr" fo:country="FR"/>
    </style:style>
    <style:style style:name="T845" style:parent-style-name="Policepardéfaut" style:family="text">
      <style:text-properties style:font-name="Cabin" fo:language="fr" fo:country="FR"/>
    </style:style>
    <style:style style:name="P846" style:parent-style-name="Standard" style:family="paragraph">
      <style:paragraph-properties fo:border="0.0034in solid #000000" fo:padding="0.0138in" style:shadow="none" fo:background-color="#EEEEEE"/>
      <style:text-properties style:font-name="Cabin" fo:language="fr" fo:country="FR"/>
    </style:style>
    <style:style style:name="P847" style:parent-style-name="Standard" style:family="paragraph">
      <style:paragraph-properties fo:border="0.0034in solid #000000" fo:padding="0.0138in" style:shadow="none" fo:background-color="#EEEEEE"/>
      <style:text-properties style:font-name="Cabin" fo:language="fr" fo:country="FR"/>
    </style:style>
    <style:style style:name="P848" style:parent-style-name="Standard" style:family="paragraph">
      <style:paragraph-properties fo:text-align="justify"/>
      <style:text-properties style:font-name="Cabin" fo:language="fr" fo:country="FR"/>
    </style:style>
    <style:style style:name="P849" style:parent-style-name="Standard" style:family="paragraph">
      <style:text-properties style:font-name="Cabin" fo:language="fr" fo:country="FR"/>
    </style:style>
    <style:style style:name="P850" style:parent-style-name="Standard" style:family="paragraph">
      <style:paragraph-properties fo:text-align="justify"/>
    </style:style>
    <style:style style:name="T851" style:parent-style-name="Policepardéfaut" style:family="text">
      <style:text-properties style:font-name="Cabin" fo:language="fr" fo:country="FR"/>
    </style:style>
    <style:style style:name="T852" style:parent-style-name="Policepardéfaut" style:family="text">
      <style:text-properties style:font-name="Courier" fo:language="fr" fo:country="FR"/>
    </style:style>
    <style:style style:name="T853" style:parent-style-name="Policepardéfaut" style:family="text">
      <style:text-properties style:font-name="Cabin" fo:language="fr" fo:country="FR"/>
    </style:style>
    <style:style style:name="P854" style:parent-style-name="Standard" style:family="paragraph">
      <style:paragraph-properties fo:text-align="justify"/>
      <style:text-properties style:font-name="Cabin" fo:language="fr" fo:country="FR"/>
    </style:style>
    <style:style style:name="P855" style:parent-style-name="Standard" style:family="paragraph">
      <style:paragraph-properties fo:text-align="justify"/>
      <style:text-properties style:font-name="Courier" fo:language="fr" fo:country="FR"/>
    </style:style>
    <style:style style:name="P856" style:parent-style-name="Standard" style:family="paragraph">
      <style:paragraph-properties fo:text-align="justify"/>
      <style:text-properties style:font-name="Cabin" fo:language="fr" fo:country="FR"/>
    </style:style>
    <style:style style:name="P857" style:parent-style-name="Standard" style:family="paragraph">
      <style:paragraph-properties fo:text-align="justify"/>
      <style:text-properties style:font-name="Cabin" fo:language="fr" fo:country="FR"/>
    </style:style>
    <style:style style:name="P858" style:parent-style-name="Standard" style:family="paragraph">
      <style:paragraph-properties fo:text-align="justify"/>
      <style:text-properties style:font-name="Cabin" fo:language="fr" fo:country="FR"/>
    </style:style>
    <style:style style:name="P859" style:parent-style-name="Standard" style:family="paragraph">
      <style:paragraph-properties fo:text-align="justify"/>
      <style:text-properties style:font-name="Courier" fo:language="fr" fo:country="FR"/>
    </style:style>
    <style:style style:name="P860" style:parent-style-name="Standard" style:family="paragraph">
      <style:paragraph-properties fo:text-align="justify"/>
      <style:text-properties style:font-name="Cabin" fo:language="fr" fo:country="FR"/>
    </style:style>
    <style:style style:name="P861" style:parent-style-name="Standard" style:family="paragraph">
      <style:paragraph-properties fo:text-align="justify"/>
    </style:style>
    <style:style style:name="T862" style:parent-style-name="Policepardéfaut" style:family="text">
      <style:text-properties style:font-name="Cabin" fo:language="fr" fo:country="FR"/>
    </style:style>
    <style:style style:name="T863" style:parent-style-name="Policepardéfaut" style:family="text">
      <style:text-properties style:font-name="Courier" fo:language="fr" fo:country="FR"/>
    </style:style>
    <style:style style:name="P864" style:parent-style-name="Normal" style:family="paragraph">
      <style:paragraph-properties style:vertical-align="auto" style:line-height-at-least="0.1979in" fo:background-color="#0F111A"/>
      <style:text-properties fo:hyphenate="true"/>
    </style:style>
    <style:style style:name="T865"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86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67"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86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6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87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71"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87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73"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87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75"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87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877" style:parent-style-name="Standard" style:family="paragraph">
      <style:paragraph-properties fo:text-align="justify"/>
      <style:text-properties style:font-name="Cabin"/>
    </style:style>
    <style:style style:name="P878" style:parent-style-name="Standard" style:family="paragraph">
      <style:paragraph-properties fo:text-align="justify"/>
    </style:style>
    <style:style style:name="T879" style:parent-style-name="Policepardéfaut" style:family="text">
      <style:text-properties style:font-name="Cabin" fo:language="fr" fo:country="FR"/>
    </style:style>
    <style:style style:name="T880" style:parent-style-name="Policepardéfaut" style:family="text">
      <style:text-properties style:font-name="Courier" fo:language="fr" fo:country="FR"/>
    </style:style>
    <style:style style:name="P881" style:parent-style-name="Normal" style:family="paragraph">
      <style:paragraph-properties style:vertical-align="auto" style:line-height-at-least="0.1979in" fo:background-color="#0F111A"/>
      <style:text-properties fo:hyphenate="true"/>
    </style:style>
    <style:style style:name="T88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883"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88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885"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88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887"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88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889" style:parent-style-name="Policepardéfaut" style:family="text">
      <style:text-properties style:font-name="Consolas" style:font-name-asian="Times New Roman" style:font-name-complex="Times New Roman" fo:color="#FF5370" style:letter-kerning="false" fo:font-size="10.5pt" style:font-size-asian="10.5pt" style:font-size-complex="10.5pt" fo:language="fr" fo:country="FR" style:language-asian="fr" style:country-asian="FR" style:language-complex="ar" style:country-complex="SA"/>
    </style:style>
    <style:style style:name="T89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891" style:parent-style-name="Normal" style:family="paragraph">
      <style:paragraph-properties style:vertical-align="auto" style:line-height-at-least="0.1979in" fo:background-color="#0F111A"/>
      <style:text-properties fo:hyphenate="true"/>
    </style:style>
    <style:style style:name="T89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893"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89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895"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89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897" style:parent-style-name="Policepardéfaut" style:family="text">
      <style:text-properties style:font-name="Consolas" style:font-name-asian="Times New Roman" style:font-name-complex="Times New Roman" fo:font-style="italic" style:font-style-asian="italic" style:font-style-complex="italic" fo:color="#FF5370" style:letter-kerning="false" fo:font-size="10.5pt" style:font-size-asian="10.5pt" style:font-size-complex="10.5pt" fo:language="fr" fo:country="FR" style:language-asian="fr" style:country-asian="FR" style:language-complex="ar" style:country-complex="SA"/>
    </style:style>
    <style:style style:name="T89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89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00"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90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02"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90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04"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905" style:parent-style-name="Normal" style:family="paragraph">
      <style:paragraph-properties style:vertical-align="auto" style:line-height-at-least="0.1979in" fo:background-color="#0F111A"/>
      <style:text-properties fo:hyphenate="true"/>
    </style:style>
    <style:style style:name="T90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07"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90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09"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91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11" style:parent-style-name="Policepardéfaut" style:family="text">
      <style:text-properties style:font-name="Consolas" style:font-name-asian="Times New Roman" style:font-name-complex="Times New Roman" fo:font-style="italic" style:font-style-asian="italic" style:font-style-complex="italic" fo:color="#FF5370" style:letter-kerning="false" fo:font-size="10.5pt" style:font-size-asian="10.5pt" style:font-size-complex="10.5pt" fo:language="fr" fo:country="FR" style:language-asian="fr" style:country-asian="FR" style:language-complex="ar" style:country-complex="SA"/>
    </style:style>
    <style:style style:name="T912"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91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14"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91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1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91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1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919"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fo:hyphenate="true"/>
    </style:style>
    <style:style style:name="P920" style:parent-style-name="Normal" style:family="paragraph">
      <style:paragraph-properties style:vertical-align="auto" style:line-height-at-least="0.1979in" fo:background-color="#0F111A"/>
      <style:text-properties fo:hyphenate="true"/>
    </style:style>
    <style:style style:name="T92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22"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92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24"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92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2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927"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92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92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30"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93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32"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93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34"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93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3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93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38"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93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4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941" style:parent-style-name="Normal" style:family="paragraph">
      <style:paragraph-properties style:vertical-align="auto" style:line-height-at-least="0.1979in" fo:background-color="#0F111A"/>
      <style:text-properties fo:hyphenate="true"/>
    </style:style>
    <style:style style:name="T94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43"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fr" fo:country="FR" style:language-asian="fr" style:country-asian="FR" style:language-complex="ar" style:country-complex="SA"/>
    </style:style>
    <style:style style:name="T94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4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946" style:parent-style-name="Normal" style:family="paragraph">
      <style:paragraph-properties style:vertical-align="auto" style:line-height-at-least="0.1979in" fo:background-color="#0F111A"/>
      <style:text-properties fo:hyphenate="true"/>
    </style:style>
    <style:style style:name="T94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4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949" style:parent-style-name="Standard" style:family="paragraph">
      <style:paragraph-properties fo:text-align="justify"/>
      <style:text-properties style:font-name="Cabin" fo:language="fr" fo:country="FR"/>
    </style:style>
    <style:style style:name="P950" style:parent-style-name="Standard" style:family="paragraph">
      <style:paragraph-properties fo:text-align="justify"/>
    </style:style>
    <style:style style:name="T951" style:parent-style-name="Policepardéfaut" style:family="text">
      <style:text-properties style:font-name="Cabin" fo:language="fr" fo:country="FR"/>
    </style:style>
    <style:style style:name="T952" style:parent-style-name="Policepardéfaut" style:family="text">
      <style:text-properties style:font-name="Courier" fo:language="fr" fo:country="FR"/>
    </style:style>
    <style:style style:name="P953" style:parent-style-name="Normal" style:family="paragraph">
      <style:paragraph-properties style:vertical-align="auto" style:line-height-at-least="0.1979in" fo:background-color="#0F111A"/>
      <style:text-properties fo:hyphenate="true"/>
    </style:style>
    <style:style style:name="T95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55"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95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57"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95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5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960"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96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62" style:parent-style-name="Policepardéfaut" style:family="text">
      <style:text-properties style:font-name="Consolas" style:font-name-asian="Times New Roman" style:font-name-complex="Times New Roman" fo:color="#FF5370" style:letter-kerning="false" fo:font-size="10.5pt" style:font-size-asian="10.5pt" style:font-size-complex="10.5pt" fo:language="fr" fo:country="FR" style:language-asian="fr" style:country-asian="FR" style:language-complex="ar" style:country-complex="SA"/>
    </style:style>
    <style:style style:name="T96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964" style:parent-style-name="Normal" style:family="paragraph">
      <style:paragraph-properties style:vertical-align="auto" style:line-height-at-least="0.1979in" fo:background-color="#0F111A"/>
      <style:text-properties fo:hyphenate="true"/>
    </style:style>
    <style:style style:name="T96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66"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fr" fo:country="FR" style:language-asian="fr" style:country-asian="FR" style:language-complex="ar" style:country-complex="SA"/>
    </style:style>
    <style:style style:name="T96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68"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96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97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7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97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73"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97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7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976" style:parent-style-name="Normal" style:family="paragraph">
      <style:paragraph-properties style:vertical-align="auto" style:line-height-at-least="0.1979in" fo:background-color="#0F111A"/>
      <style:text-properties fo:hyphenate="true"/>
    </style:style>
    <style:style style:name="T97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7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979" style:parent-style-name="Standard" style:family="paragraph">
      <style:paragraph-properties fo:text-align="justify"/>
      <style:text-properties style:font-name="Cabin" fo:language="fr" fo:country="FR"/>
    </style:style>
    <style:style style:name="P980" style:parent-style-name="Standard" style:family="paragraph">
      <style:paragraph-properties fo:text-align="justify"/>
    </style:style>
    <style:style style:name="T981" style:parent-style-name="Policepardéfaut" style:family="text">
      <style:text-properties style:font-name="Cabin" fo:language="fr" fo:country="FR"/>
    </style:style>
    <style:style style:name="T982" style:parent-style-name="Policepardéfaut" style:family="text">
      <style:text-properties style:font-name="Courier" fo:language="fr" fo:country="FR"/>
    </style:style>
    <style:style style:name="P983" style:parent-style-name="Normal" style:family="paragraph">
      <style:paragraph-properties style:vertical-align="auto" style:line-height-at-least="0.1979in" fo:text-indent="0.4923in" fo:background-color="#0F111A"/>
      <style:text-properties fo:hyphenate="true"/>
    </style:style>
    <style:style style:name="T984"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98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86"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98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88"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fr" fo:country="FR" style:language-asian="fr" style:country-asian="FR" style:language-complex="ar" style:country-complex="SA"/>
    </style:style>
    <style:style style:name="T98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90"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99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992"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99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99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95"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99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997" style:parent-style-name="Normal" style:family="paragraph">
      <style:paragraph-properties style:vertical-align="auto" style:line-height-at-least="0.1979in" fo:text-indent="0.4923in" fo:background-color="#0F111A"/>
      <style:text-properties fo:hyphenate="true"/>
    </style:style>
    <style:style style:name="T998"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99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00"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00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02"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fr" fo:country="FR" style:language-asian="fr" style:country-asian="FR" style:language-complex="ar" style:country-complex="SA"/>
    </style:style>
    <style:style style:name="T100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04"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100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006"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100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00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09"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101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011" style:parent-style-name="Normal" style:family="paragraph">
      <style:paragraph-properties style:vertical-align="auto" style:line-height-at-least="0.1979in" fo:text-indent="0.4923in" fo:background-color="#0F111A"/>
      <style:text-properties fo:hyphenate="true"/>
    </style:style>
    <style:style style:name="T101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01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01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01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016"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101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01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019"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020"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102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02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02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024" style:parent-style-name="Standard" style:family="paragraph">
      <style:paragraph-properties fo:text-align="justify"/>
      <style:text-properties style:font-name="Cabin"/>
    </style:style>
    <style:style style:name="P1025" style:parent-style-name="Standard" style:family="paragraph">
      <style:text-properties style:font-name="Cabin"/>
    </style:style>
    <style:style style:name="P1026" style:parent-style-name="Standard" style:family="paragraph">
      <style:text-properties style:font-name="Cabin" fo:language="fr" fo:country="FR"/>
    </style:style>
    <style:style style:name="P1027" style:parent-style-name="Standard" style:family="paragraph">
      <style:text-properties style:font-name="Cabin" fo:language="fr" fo:country="FR"/>
    </style:style>
    <style:style style:name="P1028" style:parent-style-name="Standard" style:family="paragraph">
      <style:text-properties style:font-name="Courier" fo:language="fr" fo:country="FR"/>
    </style:style>
    <style:style style:name="P1029" style:parent-style-name="Standard" style:family="paragraph">
      <style:text-properties style:font-name="Cabin" fo:language="fr" fo:country="FR"/>
    </style:style>
    <style:style style:name="P1030" style:parent-style-name="Standard" style:family="paragraph">
      <style:text-properties style:font-name="Cabin" fo:language="fr" fo:country="FR"/>
    </style:style>
    <style:style style:name="P1031" style:parent-style-name="Standard" style:family="paragraph">
      <style:text-properties style:font-name="Cabin" fo:language="fr" fo:country="FR"/>
    </style:style>
    <style:style style:name="P1032" style:parent-style-name="Standard" style:family="paragraph">
      <style:text-properties style:font-name="Courier" fo:language="fr" fo:country="FR"/>
    </style:style>
    <style:style style:name="P1033" style:parent-style-name="Standard" style:family="paragraph">
      <style:text-properties style:font-name="Cabin" fo:language="fr" fo:country="FR"/>
    </style:style>
    <style:style style:name="P1034" style:parent-style-name="Standard" style:family="paragraph">
      <style:paragraph-properties fo:text-align="justify"/>
    </style:style>
    <style:style style:name="T1035" style:parent-style-name="Policepardéfaut" style:family="text">
      <style:text-properties style:font-name="Cabin" fo:language="fr" fo:country="FR"/>
    </style:style>
    <style:style style:name="T1036" style:parent-style-name="Policepardéfaut" style:family="text">
      <style:text-properties style:font-name="Courier" fo:language="fr" fo:country="FR"/>
    </style:style>
    <style:style style:name="T1037" style:parent-style-name="Policepardéfaut" style:family="text">
      <style:text-properties style:font-name="Cabin" fo:language="fr" fo:country="FR"/>
    </style:style>
    <style:style style:name="P1038" style:parent-style-name="Standard" style:family="paragraph">
      <style:text-properties style:font-name="Courier" fo:language="fr" fo:country="FR"/>
    </style:style>
    <style:style style:name="P1039" style:parent-style-name="Standard" style:family="paragraph">
      <style:text-properties style:font-name="Courier" fo:language="fr" fo:country="FR"/>
    </style:style>
    <style:style style:name="P1040" style:parent-style-name="Standard" style:family="paragraph">
      <style:paragraph-properties fo:text-align="justify"/>
    </style:style>
    <style:style style:name="T1041" style:parent-style-name="Policepardéfaut" style:family="text">
      <style:text-properties style:font-name="Cabin" fo:language="fr" fo:country="FR"/>
    </style:style>
    <style:style style:name="T1042" style:parent-style-name="Policepardéfaut" style:family="text">
      <style:text-properties style:font-name="Courier" fo:language="fr" fo:country="FR"/>
    </style:style>
    <style:style style:name="P1043" style:parent-style-name="Normal" style:family="paragraph">
      <style:paragraph-properties style:vertical-align="auto" style:line-height-at-least="0.1979in" fo:background-color="#0F111A"/>
      <style:text-properties fo:hyphenate="true"/>
    </style:style>
    <style:style style:name="T104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45"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04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47"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04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49"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105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051"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05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53" style:parent-style-name="Policepardéfaut" style:family="text">
      <style:text-properties style:font-name="Consolas" style:font-name-asian="Times New Roman" style:font-name-complex="Times New Roman" fo:color="#FF5370" style:letter-kerning="false" fo:font-size="10.5pt" style:font-size-asian="10.5pt" style:font-size-complex="10.5pt" fo:language="fr" fo:country="FR" style:language-asian="fr" style:country-asian="FR" style:language-complex="ar" style:country-complex="SA"/>
    </style:style>
    <style:style style:name="T1054"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05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56"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05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58" style:parent-style-name="Policepardéfaut" style:family="text">
      <style:text-properties style:font-name="Consolas" style:font-name-asian="Times New Roman" style:font-name-complex="Times New Roman" fo:color="#FF5370" style:letter-kerning="false" fo:font-size="10.5pt" style:font-size-asian="10.5pt" style:font-size-complex="10.5pt" fo:language="fr" fo:country="FR" style:language-asian="fr" style:country-asian="FR" style:language-complex="ar" style:country-complex="SA"/>
    </style:style>
    <style:style style:name="T105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060" style:parent-style-name="Normal" style:family="paragraph">
      <style:paragraph-properties style:vertical-align="auto" style:line-height-at-least="0.1979in" fo:background-color="#0F111A"/>
      <style:text-properties fo:hyphenate="true"/>
    </style:style>
    <style:style style:name="T106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62"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06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64"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06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6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06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68"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06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7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07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72"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073" style:parent-style-name="Normal" style:family="paragraph">
      <style:paragraph-properties style:vertical-align="auto" style:line-height-at-least="0.1979in" fo:background-color="#0F111A"/>
      <style:text-properties fo:hyphenate="true"/>
    </style:style>
    <style:style style:name="T107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75"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07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77"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07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7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08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81"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08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8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08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8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086"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fo:hyphenate="true"/>
    </style:style>
    <style:style style:name="P1087" style:parent-style-name="Normal" style:family="paragraph">
      <style:paragraph-properties style:vertical-align="auto" style:line-height-at-least="0.1979in" fo:background-color="#0F111A"/>
      <style:text-properties fo:hyphenate="true"/>
    </style:style>
    <style:style style:name="T108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89"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09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91"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09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9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094"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109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09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97"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09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9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10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01"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10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0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10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05"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10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0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108" style:parent-style-name="Normal" style:family="paragraph">
      <style:paragraph-properties style:vertical-align="auto" style:line-height-at-least="0.1979in" fo:background-color="#0F111A"/>
      <style:text-properties fo:hyphenate="true"/>
    </style:style>
    <style:style style:name="T110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10"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fr" fo:country="FR" style:language-asian="fr" style:country-asian="FR" style:language-complex="ar" style:country-complex="SA"/>
    </style:style>
    <style:style style:name="T111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12"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113" style:parent-style-name="Normal" style:family="paragraph">
      <style:paragraph-properties style:vertical-align="auto" style:line-height-at-least="0.1979in" fo:background-color="#0F111A"/>
      <style:text-properties fo:hyphenate="true"/>
    </style:style>
    <style:style style:name="T111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1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116" style:parent-style-name="Standard" style:family="paragraph">
      <style:paragraph-properties fo:text-align="justify"/>
      <style:text-properties style:font-name="Cabin" fo:language="fr" fo:country="FR"/>
    </style:style>
    <style:style style:name="P1117" style:parent-style-name="Standard" style:family="paragraph">
      <style:paragraph-properties fo:text-align="justify"/>
    </style:style>
    <style:style style:name="T1118" style:parent-style-name="Policepardéfaut" style:family="text">
      <style:text-properties style:font-name="Cabin" fo:language="fr" fo:country="FR"/>
    </style:style>
    <style:style style:name="T1119" style:parent-style-name="Policepardéfaut" style:family="text">
      <style:text-properties style:font-name="Courier" fo:language="fr" fo:country="FR"/>
    </style:style>
    <style:style style:name="P1120" style:parent-style-name="Normal" style:family="paragraph">
      <style:paragraph-properties style:vertical-align="auto" style:line-height-at-least="0.1979in" fo:background-color="#0F111A"/>
      <style:text-properties fo:hyphenate="true"/>
    </style:style>
    <style:style style:name="T112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22"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12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24"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12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26"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112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2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129"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13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31" style:parent-style-name="Policepardéfaut" style:family="text">
      <style:text-properties style:font-name="Consolas" style:font-name-asian="Times New Roman" style:font-name-complex="Times New Roman" fo:color="#FF5370" style:letter-kerning="false" fo:font-size="10.5pt" style:font-size-asian="10.5pt" style:font-size-complex="10.5pt" fo:language="fr" fo:country="FR" style:language-asian="fr" style:country-asian="FR" style:language-complex="ar" style:country-complex="SA"/>
    </style:style>
    <style:style style:name="T1132"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13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34"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13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36" style:parent-style-name="Policepardéfaut" style:family="text">
      <style:text-properties style:font-name="Consolas" style:font-name-asian="Times New Roman" style:font-name-complex="Times New Roman" fo:color="#FF5370" style:letter-kerning="false" fo:font-size="10.5pt" style:font-size-asian="10.5pt" style:font-size-complex="10.5pt" fo:language="fr" fo:country="FR" style:language-asian="fr" style:country-asian="FR" style:language-complex="ar" style:country-complex="SA"/>
    </style:style>
    <style:style style:name="T113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138" style:parent-style-name="Normal" style:family="paragraph">
      <style:paragraph-properties style:vertical-align="auto" style:line-height-at-least="0.1979in" fo:background-color="#0F111A"/>
      <style:text-properties fo:hyphenate="true"/>
    </style:style>
    <style:style style:name="T113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40"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fr" fo:country="FR" style:language-asian="fr" style:country-asian="FR" style:language-complex="ar" style:country-complex="SA"/>
    </style:style>
    <style:style style:name="T114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42"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114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14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4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14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4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14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49"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15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5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152" style:parent-style-name="Normal" style:family="paragraph">
      <style:paragraph-properties style:vertical-align="auto" style:line-height-at-least="0.1979in" fo:background-color="#0F111A"/>
      <style:text-properties fo:hyphenate="true"/>
    </style:style>
    <style:style style:name="T115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54"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155" style:parent-style-name="Standard" style:family="paragraph">
      <style:paragraph-properties fo:text-align="justify"/>
      <style:text-properties style:font-name="Cabin" fo:language="fr" fo:country="FR"/>
    </style:style>
    <style:style style:name="P1156" style:parent-style-name="Standard" style:family="paragraph">
      <style:paragraph-properties fo:text-align="justify"/>
    </style:style>
    <style:style style:name="T1157" style:parent-style-name="Policepardéfaut" style:family="text">
      <style:text-properties style:font-name="Cabin" fo:language="fr" fo:country="FR"/>
    </style:style>
    <style:style style:name="T1158" style:parent-style-name="Policepardéfaut" style:family="text">
      <style:text-properties style:font-name="Courier" fo:language="fr" fo:country="FR"/>
    </style:style>
    <style:style style:name="P1159" style:parent-style-name="Normal" style:family="paragraph">
      <style:paragraph-properties style:vertical-align="auto" style:line-height-at-least="0.1979in" fo:background-color="#0F111A"/>
      <style:text-properties fo:hyphenate="true"/>
    </style:style>
    <style:style style:name="T116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6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16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6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164"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116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16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6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168"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116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17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7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17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7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174" style:parent-style-name="Standard" style:family="paragraph">
      <style:paragraph-properties fo:text-align="justify"/>
      <style:text-properties style:font-name="Cabin" fo:language="fr" fo:country="FR"/>
    </style:style>
    <style:style style:name="P1175" style:parent-style-name="Standard" style:family="paragraph">
      <style:paragraph-properties fo:text-align="justify"/>
      <style:text-properties style:font-name="Cabin" fo:language="fr" fo:country="FR"/>
    </style:style>
    <style:style style:name="P1176" style:parent-style-name="Standard" style:family="paragraph">
      <style:paragraph-properties fo:border="0.0034in solid #000000" fo:padding="0.0138in" style:shadow="none" fo:background-color="#EEEEEE"/>
      <style:text-properties style:font-name="Cabin" fo:language="fr" fo:country="FR"/>
    </style:style>
    <style:style style:name="P1177" style:parent-style-name="Standard" style:family="paragraph">
      <style:paragraph-properties fo:border="0.0034in solid #000000" fo:padding="0.0138in" style:shadow="none" fo:background-color="#EEEEEE"/>
      <style:text-properties style:font-name="Cabin" fo:language="fr" fo:country="FR"/>
    </style:style>
    <style:style style:name="P1178" style:parent-style-name="Standard" style:family="paragraph">
      <style:paragraph-properties fo:text-align="justify"/>
      <style:text-properties style:font-name="Cabin" fo:language="fr" fo:country="FR"/>
    </style:style>
    <style:style style:name="P1179" style:parent-style-name="Standard" style:family="paragraph">
      <style:text-properties style:font-name="Cabin" fo:language="fr" fo:country="FR"/>
    </style:style>
    <style:style style:name="P1180" style:parent-style-name="Standard" style:family="paragraph">
      <style:paragraph-properties fo:text-align="justify"/>
    </style:style>
    <style:style style:name="T1181" style:parent-style-name="Policepardéfaut" style:family="text">
      <style:text-properties style:font-name="Cabin" fo:language="fr" fo:country="FR"/>
    </style:style>
    <style:style style:name="T1182" style:parent-style-name="Policepardéfaut" style:family="text">
      <style:text-properties style:font-name="Courier" fo:language="fr" fo:country="FR"/>
    </style:style>
    <style:style style:name="T1183" style:parent-style-name="Policepardéfaut" style:family="text">
      <style:text-properties style:font-name="Cabin" fo:language="fr" fo:country="FR"/>
    </style:style>
    <style:style style:name="T1184" style:parent-style-name="Policepardéfaut" style:family="text">
      <style:text-properties style:font-name="Courier" fo:language="fr" fo:country="FR"/>
    </style:style>
    <style:style style:name="T1185" style:parent-style-name="Policepardéfaut" style:family="text">
      <style:text-properties style:font-name="Cabin" fo:language="fr" fo:country="FR"/>
    </style:style>
    <style:style style:name="P1186" style:parent-style-name="Standard" style:family="paragraph">
      <style:text-properties style:font-name="Cabin" fo:language="fr" fo:country="FR"/>
    </style:style>
    <style:style style:name="P1187" style:parent-style-name="Standard" style:family="paragraph">
      <style:text-properties style:font-name="Courier" fo:language="fr" fo:country="FR"/>
    </style:style>
    <style:style style:name="P1188" style:parent-style-name="Standard" style:family="paragraph">
      <style:text-properties style:font-name="Cabin" fo:language="fr" fo:country="FR"/>
    </style:style>
    <style:style style:name="P1189" style:parent-style-name="Standard" style:family="paragraph">
      <style:paragraph-properties fo:text-align="justify"/>
    </style:style>
    <style:style style:name="T1190" style:parent-style-name="Policepardéfaut" style:family="text">
      <style:text-properties style:font-name="Cabin" fo:language="fr" fo:country="FR"/>
    </style:style>
    <style:style style:name="T1191" style:parent-style-name="Policepardéfaut" style:family="text">
      <style:text-properties style:font-name="Courier" fo:language="fr" fo:country="FR"/>
    </style:style>
    <style:style style:name="T1192" style:parent-style-name="Policepardéfaut" style:family="text">
      <style:text-properties style:font-name="Cabin" fo:language="fr" fo:country="FR"/>
    </style:style>
    <style:style style:name="P1193" style:parent-style-name="Standard" style:family="paragraph">
      <style:text-properties style:font-name="Cabin" fo:language="fr" fo:country="FR"/>
    </style:style>
    <style:style style:name="P1194" style:parent-style-name="Standard" style:family="paragraph">
      <style:paragraph-properties fo:text-align="justify"/>
    </style:style>
    <style:style style:name="T1195" style:parent-style-name="Policepardéfaut" style:family="text">
      <style:text-properties style:font-name="Cabin" fo:language="fr" fo:country="FR"/>
    </style:style>
    <style:style style:name="T1196" style:parent-style-name="Policepardéfaut" style:family="text">
      <style:text-properties style:font-name="Courier" fo:language="fr" fo:country="FR"/>
    </style:style>
    <style:style style:name="P1197" style:parent-style-name="Normal" style:family="paragraph">
      <style:paragraph-properties style:vertical-align="auto" style:line-height-at-least="0.1979in" fo:background-color="#0F111A"/>
      <style:text-properties fo:hyphenate="true"/>
    </style:style>
    <style:style style:name="T119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99"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20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201"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20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203"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1204"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205"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20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207" style:parent-style-name="Policepardéfaut" style:family="text">
      <style:text-properties style:font-name="Consolas" style:font-name-asian="Times New Roman" style:font-name-complex="Times New Roman" fo:color="#FF5370" style:letter-kerning="false" fo:font-size="10.5pt" style:font-size-asian="10.5pt" style:font-size-complex="10.5pt" fo:language="fr" fo:country="FR" style:language-asian="fr" style:country-asian="FR" style:language-complex="ar" style:country-complex="SA"/>
    </style:style>
    <style:style style:name="T120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20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21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211" style:parent-style-name="Normal" style:family="paragraph">
      <style:paragraph-properties style:vertical-align="auto" style:line-height-at-least="0.1979in" fo:background-color="#0F111A"/>
      <style:text-properties fo:hyphenate="true"/>
    </style:style>
    <style:style style:name="T121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213"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fr" fo:country="FR" style:language-asian="fr" style:country-asian="FR" style:language-complex="ar" style:country-complex="SA"/>
    </style:style>
    <style:style style:name="T1214"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21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216"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21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21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219" style:parent-style-name="Normal" style:family="paragraph">
      <style:paragraph-properties style:vertical-align="auto" style:line-height-at-least="0.1979in" fo:background-color="#0F111A"/>
      <style:text-properties fo:hyphenate="true"/>
    </style:style>
    <style:style style:name="T122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221"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22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223"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22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22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22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22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22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22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230" style:parent-style-name="Normal" style:family="paragraph">
      <style:paragraph-properties style:vertical-align="auto" style:line-height-at-least="0.1979in" fo:background-color="#0F111A"/>
      <style:text-properties fo:hyphenate="true"/>
    </style:style>
    <style:style style:name="T123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232"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123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23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235" style:parent-style-name="Policepardéfaut" style:family="text">
      <style:text-properties style:font-name="Consolas" style:font-name-asian="Times New Roman" style:font-name-complex="Times New Roman" fo:font-style="italic" style:font-style-asian="italic" style:font-style-complex="italic" fo:color="#FF5370" style:letter-kerning="false" fo:font-size="10.5pt" style:font-size-asian="10.5pt" style:font-size-complex="10.5pt" style:language-asian="fr" style:country-asian="FR" style:language-complex="ar" style:country-complex="SA"/>
    </style:style>
    <style:style style:name="T123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237"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123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23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240"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24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24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243"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124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245" style:parent-style-name="Normal" style:family="paragraph">
      <style:paragraph-properties style:vertical-align="auto" style:line-height-at-least="0.1979in" fo:background-color="#0F111A"/>
      <style:text-properties fo:hyphenate="true"/>
    </style:style>
    <style:style style:name="T124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247"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124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249"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125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251" style:parent-style-name="Normal" style:family="paragraph">
      <style:paragraph-properties style:vertical-align="auto" style:line-height-at-least="0.1979in" fo:background-color="#0F111A"/>
      <style:text-properties fo:hyphenate="true"/>
    </style:style>
    <style:style style:name="T125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253"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P1254" style:parent-style-name="Normal" style:family="paragraph">
      <style:paragraph-properties style:vertical-align="auto" style:line-height-at-least="0.1979in" fo:background-color="#0F111A"/>
      <style:text-properties fo:hyphenate="true"/>
    </style:style>
    <style:style style:name="T125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256"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125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258"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1259"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260" style:parent-style-name="Normal" style:family="paragraph">
      <style:paragraph-properties style:vertical-align="auto" style:line-height-at-least="0.1979in" fo:background-color="#0F111A"/>
      <style:text-properties fo:hyphenate="true"/>
    </style:style>
    <style:style style:name="T126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26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263" style:parent-style-name="Normal" style:family="paragraph">
      <style:paragraph-properties style:vertical-align="auto" style:line-height-at-least="0.1979in" fo:background-color="#0F111A"/>
      <style:text-properties fo:hyphenate="true"/>
    </style:style>
    <style:style style:name="T126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265"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126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267"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126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269" style:parent-style-name="Normal" style:family="paragraph">
      <style:paragraph-properties style:vertical-align="auto" style:line-height-at-least="0.1979in" fo:background-color="#0F111A"/>
      <style:text-properties fo:hyphenate="true"/>
    </style:style>
    <style:style style:name="T127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27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272" style:parent-style-name="Standard" style:family="paragraph">
      <style:paragraph-properties fo:text-align="justify"/>
      <style:text-properties style:font-name="Cabin" fo:language="fr" fo:country="FR"/>
    </style:style>
    <style:style style:name="P1273" style:parent-style-name="Standard" style:family="paragraph">
      <style:paragraph-properties fo:text-align="justify"/>
    </style:style>
    <style:style style:name="T1274" style:parent-style-name="Policepardéfaut" style:family="text">
      <style:text-properties style:font-name="Cabin" fo:language="fr" fo:country="FR"/>
    </style:style>
    <style:style style:name="T1275" style:parent-style-name="Policepardéfaut" style:family="text">
      <style:text-properties style:font-name="Courier" fo:language="fr" fo:country="FR"/>
    </style:style>
    <style:style style:name="P1276" style:parent-style-name="Normal" style:family="paragraph">
      <style:paragraph-properties style:vertical-align="auto" style:line-height-at-least="0.1979in" fo:background-color="#0F111A"/>
      <style:text-properties fo:hyphenate="true"/>
    </style:style>
    <style:style style:name="T127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27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27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28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281"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128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28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28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285"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128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28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28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289" style:parent-style-name="Standard" style:family="paragraph">
      <style:paragraph-properties fo:text-align="justify"/>
      <style:text-properties style:font-name="Cabin"/>
    </style:style>
    <style:style style:name="P1290" style:parent-style-name="Standard" style:family="paragraph">
      <style:text-properties style:font-name="Cabin"/>
    </style:style>
    <style:style style:name="P1291" style:parent-style-name="Standard" style:family="paragraph">
      <style:paragraph-properties fo:text-align="justify"/>
    </style:style>
    <style:style style:name="T1292" style:parent-style-name="Policepardéfaut" style:family="text">
      <style:text-properties style:font-name="Cabin" fo:language="fr" fo:country="FR"/>
    </style:style>
    <style:style style:name="T1293" style:parent-style-name="Policepardéfaut" style:family="text">
      <style:text-properties style:font-name="Courier" fo:language="fr" fo:country="FR"/>
    </style:style>
    <style:style style:name="T1294" style:parent-style-name="Policepardéfaut" style:family="text">
      <style:text-properties style:font-name="Cabin" fo:language="fr" fo:country="FR"/>
    </style:style>
    <style:style style:name="T1295" style:parent-style-name="Policepardéfaut" style:family="text">
      <style:text-properties style:font-name="Courier" fo:language="fr" fo:country="FR"/>
    </style:style>
    <style:style style:name="T1296" style:parent-style-name="Policepardéfaut" style:family="text">
      <style:text-properties style:font-name="Cabin" fo:language="fr" fo:country="FR"/>
    </style:style>
    <style:style style:name="P1297" style:parent-style-name="Standard" style:family="paragraph">
      <style:paragraph-properties fo:text-align="justify"/>
      <style:text-properties style:font-name="Cabin" fo:language="fr" fo:country="FR"/>
    </style:style>
    <style:style style:name="P1298" style:parent-style-name="Standard" style:family="paragraph">
      <style:paragraph-properties fo:text-align="justify"/>
    </style:style>
    <style:style style:name="T1299" style:parent-style-name="Policepardéfaut" style:family="text">
      <style:text-properties style:font-name="Cabin" fo:language="fr" fo:country="FR"/>
    </style:style>
    <style:style style:name="T1300" style:parent-style-name="Policepardéfaut" style:family="text">
      <style:text-properties style:font-name="Courier" fo:language="fr" fo:country="FR"/>
    </style:style>
    <style:style style:name="P1301" style:parent-style-name="Normal" style:family="paragraph">
      <style:paragraph-properties style:vertical-align="auto" style:line-height-at-least="0.1979in" fo:background-color="#0F111A"/>
      <style:text-properties fo:hyphenate="true"/>
    </style:style>
    <style:style style:name="T1302"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30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04"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30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06" style:parent-style-name="Policepardéfaut" style:family="text">
      <style:text-properties style:font-name="Consolas" style:font-name-asian="Times New Roman" style:font-name-complex="Times New Roman" fo:color="#FFCB6B" style:letter-kerning="false" fo:font-size="10.5pt" style:font-size-asian="10.5pt" style:font-size-complex="10.5pt" fo:language="fr" fo:country="FR" style:language-asian="fr" style:country-asian="FR" style:language-complex="ar" style:country-complex="SA"/>
    </style:style>
    <style:style style:name="T130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308" style:parent-style-name="Normal" style:family="paragraph">
      <style:paragraph-properties style:vertical-align="auto" style:line-height-at-least="0.1979in" fo:background-color="#0F111A"/>
      <style:text-properties fo:hyphenate="true"/>
    </style:style>
    <style:style style:name="T130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10"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31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31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1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314" style:parent-style-name="Normal" style:family="paragraph">
      <style:paragraph-properties style:vertical-align="auto" style:line-height-at-least="0.1979in" fo:background-color="#0F111A"/>
      <style:text-properties fo:hyphenate="true"/>
    </style:style>
    <style:style style:name="T131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16"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31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1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319"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fo:hyphenate="true"/>
    </style:style>
    <style:style style:name="P1320" style:parent-style-name="Normal" style:family="paragraph">
      <style:paragraph-properties style:vertical-align="auto" style:line-height-at-least="0.1979in" fo:background-color="#0F111A"/>
      <style:text-properties fo:hyphenate="true"/>
    </style:style>
    <style:style style:name="T132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22"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32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24"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132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326"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32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28" style:parent-style-name="Policepardéfaut" style:family="text">
      <style:text-properties style:font-name="Consolas" style:font-name-asian="Times New Roman" style:font-name-complex="Times New Roman" fo:color="#FF5370" style:letter-kerning="false" fo:font-size="10.5pt" style:font-size-asian="10.5pt" style:font-size-complex="10.5pt" fo:language="fr" fo:country="FR" style:language-asian="fr" style:country-asian="FR" style:language-complex="ar" style:country-complex="SA"/>
    </style:style>
    <style:style style:name="T132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330" style:parent-style-name="Normal" style:family="paragraph">
      <style:paragraph-properties style:vertical-align="auto" style:line-height-at-least="0.1979in" fo:background-color="#0F111A"/>
      <style:text-properties fo:hyphenate="true"/>
    </style:style>
    <style:style style:name="T133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3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33"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33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3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336" style:parent-style-name="Normal" style:family="paragraph">
      <style:paragraph-properties style:vertical-align="auto" style:line-height-at-least="0.1979in" fo:background-color="#0F111A"/>
      <style:text-properties fo:hyphenate="true"/>
    </style:style>
    <style:style style:name="T133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3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339" style:parent-style-name="Normal" style:family="paragraph">
      <style:paragraph-properties style:vertical-align="auto" style:line-height-at-least="0.1979in" fo:background-color="#0F111A"/>
      <style:text-properties fo:hyphenate="true"/>
    </style:style>
    <style:style style:name="T134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341" style:parent-style-name="Standard" style:family="paragraph">
      <style:paragraph-properties fo:text-align="justify"/>
      <style:text-properties style:font-name="Cabin" fo:language="fr" fo:country="FR"/>
    </style:style>
    <style:style style:name="P1342" style:parent-style-name="Standard" style:family="paragraph">
      <style:paragraph-properties fo:text-align="justify"/>
      <style:text-properties style:font-name="Cabin" fo:language="fr" fo:country="FR"/>
    </style:style>
    <style:style style:name="P1343" style:parent-style-name="Standard" style:family="paragraph">
      <style:text-properties style:font-name="Cabin" fo:language="fr" fo:country="FR"/>
    </style:style>
    <style:style style:name="P1344" style:parent-style-name="Standard" style:family="paragraph">
      <style:paragraph-properties fo:text-align="justify"/>
    </style:style>
    <style:style style:name="T1345" style:parent-style-name="Policepardéfaut" style:family="text">
      <style:text-properties style:font-name="Cabin" fo:language="fr" fo:country="FR"/>
    </style:style>
    <style:style style:name="T1346" style:parent-style-name="Policepardéfaut" style:family="text">
      <style:text-properties style:font-name="Courier" fo:language="fr" fo:country="FR"/>
    </style:style>
    <style:style style:name="T1347" style:parent-style-name="Policepardéfaut" style:family="text">
      <style:text-properties style:font-name="Cabin" fo:language="fr" fo:country="FR"/>
    </style:style>
    <style:style style:name="T1348" style:parent-style-name="Policepardéfaut" style:family="text">
      <style:text-properties style:font-name="Courier" fo:language="fr" fo:country="FR"/>
    </style:style>
    <style:style style:name="T1349" style:parent-style-name="Policepardéfaut" style:family="text">
      <style:text-properties style:font-name="Cabin" fo:language="fr" fo:country="FR"/>
    </style:style>
    <style:style style:name="T1350" style:parent-style-name="Policepardéfaut" style:family="text">
      <style:text-properties style:font-name="Courier" fo:language="fr" fo:country="FR"/>
    </style:style>
    <style:style style:name="T1351" style:parent-style-name="Policepardéfaut" style:family="text">
      <style:text-properties style:font-name="Cabin" fo:language="fr" fo:country="FR"/>
    </style:style>
    <style:style style:name="P1352" style:parent-style-name="Standard" style:family="paragraph">
      <style:paragraph-properties fo:text-align="justify"/>
      <style:text-properties style:font-name="Cabin" fo:language="fr" fo:country="FR"/>
    </style:style>
    <style:style style:name="P1353" style:parent-style-name="Standard" style:family="paragraph">
      <style:paragraph-properties fo:text-align="justify"/>
    </style:style>
    <style:style style:name="T1354" style:parent-style-name="Policepardéfaut" style:family="text">
      <style:text-properties style:font-name="Cabin" fo:language="fr" fo:country="FR"/>
    </style:style>
    <style:style style:name="T1355" style:parent-style-name="Policepardéfaut" style:family="text">
      <style:text-properties style:font-name="Courier" fo:language="fr" fo:country="FR"/>
    </style:style>
    <style:style style:name="P1356" style:parent-style-name="Normal" style:family="paragraph">
      <style:paragraph-properties style:vertical-align="auto" style:line-height-at-least="0.1979in" fo:background-color="#0F111A"/>
      <style:text-properties fo:hyphenate="true"/>
    </style:style>
    <style:style style:name="T135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58"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35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60"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36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62"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136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364" style:parent-style-name="Normal" style:family="paragraph">
      <style:paragraph-properties style:vertical-align="auto" style:line-height-at-least="0.1979in" fo:background-color="#0F111A"/>
      <style:text-properties fo:hyphenate="true"/>
    </style:style>
    <style:style style:name="T136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66"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136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36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36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37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371"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372"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137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37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375"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37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37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37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37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38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38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382" style:parent-style-name="Policepardéfaut" style:family="text">
      <style:text-properties style:font-name="Consolas" style:font-name-asian="Times New Roman" style:font-name-complex="Times New Roman" fo:font-style="italic" style:font-style-asian="italic" style:font-style-complex="italic" fo:color="#464B5D" style:letter-kerning="false" fo:font-size="10.5pt" style:font-size-asian="10.5pt" style:font-size-complex="10.5pt" style:language-asian="fr" style:country-asian="FR" style:language-complex="ar" style:country-complex="SA"/>
    </style:style>
    <style:style style:name="P1383" style:parent-style-name="Normal" style:family="paragraph">
      <style:paragraph-properties style:vertical-align="auto" style:line-height-at-least="0.1979in" fo:background-color="#0F111A"/>
      <style:text-properties fo:hyphenate="true"/>
    </style:style>
    <style:style style:name="T138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38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8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38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8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38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90"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39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92"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fr" fo:country="FR" style:language-asian="fr" style:country-asian="FR" style:language-complex="ar" style:country-complex="SA"/>
    </style:style>
    <style:style style:name="T139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94"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139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39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39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398"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139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400"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401"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1402"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40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04"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405"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140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407"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408"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140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410" style:parent-style-name="Normal" style:family="paragraph">
      <style:paragraph-properties style:vertical-align="auto" style:line-height-at-least="0.1979in" fo:background-color="#0F111A"/>
      <style:text-properties fo:hyphenate="true"/>
    </style:style>
    <style:style style:name="T141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12"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fr" fo:country="FR" style:language-asian="fr" style:country-asian="FR" style:language-complex="ar" style:country-complex="SA"/>
    </style:style>
    <style:style style:name="T141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14"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415"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41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17"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418"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141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42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21"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42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23"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424"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142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42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27"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42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42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30" style:parent-style-name="Policepardéfaut" style:family="text">
      <style:text-properties style:font-name="Consolas" style:font-name-asian="Times New Roman" style:font-name-complex="Times New Roman" fo:font-style="italic" style:font-style-asian="italic" style:font-style-complex="italic" fo:color="#464B5D" style:letter-kerning="false" fo:font-size="10.5pt" style:font-size-asian="10.5pt" style:font-size-complex="10.5pt" fo:language="fr" fo:country="FR" style:language-asian="fr" style:country-asian="FR" style:language-complex="ar" style:country-complex="SA"/>
    </style:style>
    <style:style style:name="P1431" style:parent-style-name="Normal" style:family="paragraph">
      <style:paragraph-properties style:vertical-align="auto" style:line-height-at-least="0.1979in" fo:background-color="#0F111A"/>
      <style:text-properties fo:hyphenate="true"/>
    </style:style>
    <style:style style:name="T143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33"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fr" fo:country="FR" style:language-asian="fr" style:country-asian="FR" style:language-complex="ar" style:country-complex="SA"/>
    </style:style>
    <style:style style:name="T1434"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43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3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43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3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439"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144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44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42"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44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44"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445" style:parent-style-name="Normal" style:family="paragraph">
      <style:paragraph-properties style:vertical-align="auto" style:line-height-at-least="0.1979in" fo:background-color="#0F111A"/>
      <style:text-properties fo:hyphenate="true"/>
    </style:style>
    <style:style style:name="T144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4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44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4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450"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145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452" style:parent-style-name="Normal" style:family="paragraph">
      <style:paragraph-properties style:vertical-align="auto" style:line-height-at-least="0.1979in" fo:background-color="#0F111A"/>
      <style:text-properties fo:hyphenate="true"/>
    </style:style>
    <style:style style:name="T145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54"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45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5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45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58"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45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60"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146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462" style:parent-style-name="Normal" style:family="paragraph">
      <style:paragraph-properties style:vertical-align="auto" style:line-height-at-least="0.1979in" fo:background-color="#0F111A"/>
      <style:text-properties fo:hyphenate="true"/>
    </style:style>
    <style:style style:name="T146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64"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46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466" style:parent-style-name="Normal" style:family="paragraph">
      <style:paragraph-properties style:vertical-align="auto" style:line-height-at-least="0.1979in" fo:background-color="#0F111A"/>
      <style:text-properties fo:hyphenate="true"/>
    </style:style>
    <style:style style:name="T146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6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46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P1470" style:parent-style-name="Normal" style:family="paragraph">
      <style:paragraph-properties style:vertical-align="auto" style:line-height-at-least="0.1979in" fo:background-color="#0F111A"/>
      <style:text-properties fo:hyphenate="true"/>
    </style:style>
    <style:style style:name="T147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72"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473" style:parent-style-name="Normal" style:family="paragraph">
      <style:paragraph-properties style:vertical-align="auto" style:line-height-at-least="0.1979in" fo:background-color="#0F111A"/>
      <style:text-properties fo:hyphenate="true"/>
    </style:style>
    <style:style style:name="T147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7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47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7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478"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147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48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8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48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8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484"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148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486" style:parent-style-name="Normal" style:family="paragraph">
      <style:paragraph-properties style:vertical-align="auto" style:line-height-at-least="0.1979in" fo:background-color="#0F111A"/>
      <style:text-properties fo:hyphenate="true"/>
    </style:style>
    <style:style style:name="T148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48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489" style:parent-style-name="Normal" style:family="paragraph">
      <style:paragraph-properties style:vertical-align="auto" style:line-height-at-least="0.1979in" fo:background-color="#0F111A"/>
      <style:text-properties fo:hyphenate="true"/>
    </style:style>
    <style:style style:name="T149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49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492"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fo:hyphenate="true"/>
    </style:style>
    <style:style style:name="P1493" style:parent-style-name="Normal" style:family="paragraph">
      <style:paragraph-properties style:vertical-align="auto" style:line-height-at-least="0.1979in" fo:background-color="#0F111A"/>
      <style:text-properties fo:hyphenate="true"/>
    </style:style>
    <style:style style:name="T149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495"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49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497"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49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49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50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501"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150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503"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50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50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506" style:parent-style-name="Policepardéfaut" style:family="text">
      <style:text-properties style:font-name="Consolas" style:font-name-asian="Times New Roman" style:font-name-complex="Times New Roman" fo:color="#FF5370" style:letter-kerning="false" fo:font-size="10.5pt" style:font-size-asian="10.5pt" style:font-size-complex="10.5pt" style:language-asian="fr" style:country-asian="FR" style:language-complex="ar" style:country-complex="SA"/>
    </style:style>
    <style:style style:name="T150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50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509"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510" style:parent-style-name="Normal" style:family="paragraph">
      <style:paragraph-properties style:vertical-align="auto" style:line-height-at-least="0.1979in" fo:background-color="#0F111A"/>
      <style:text-properties fo:hyphenate="true"/>
    </style:style>
    <style:style style:name="T151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512"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51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514"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51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516"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fr" fo:country="FR" style:language-asian="fr" style:country-asian="FR" style:language-complex="ar" style:country-complex="SA"/>
    </style:style>
    <style:style style:name="T151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518"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151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520"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152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522" style:parent-style-name="Normal" style:family="paragraph">
      <style:paragraph-properties style:vertical-align="auto" style:line-height-at-least="0.1979in" fo:background-color="#0F111A"/>
      <style:text-properties fo:hyphenate="true"/>
    </style:style>
    <style:style style:name="T152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524"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525"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152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527" style:parent-style-name="Normal" style:family="paragraph">
      <style:paragraph-properties style:vertical-align="auto" style:line-height-at-least="0.1979in" fo:background-color="#0F111A"/>
      <style:text-properties fo:hyphenate="true"/>
    </style:style>
    <style:style style:name="T152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52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530" style:parent-style-name="Standard" style:family="paragraph">
      <style:paragraph-properties fo:text-align="justify"/>
      <style:text-properties style:font-name="Cabin" fo:language="fr" fo:country="FR"/>
    </style:style>
    <style:style style:name="P1531" style:parent-style-name="Standard" style:family="paragraph">
      <style:paragraph-properties fo:text-align="justify"/>
      <style:text-properties style:font-name="Cabin" fo:language="fr" fo:country="FR"/>
    </style:style>
    <style:style style:name="P1532" style:parent-style-name="Standard" style:family="paragraph">
      <style:paragraph-properties fo:border="0.0034in solid #000000" fo:padding="0.0138in" style:shadow="none" fo:background-color="#EEEEEE"/>
      <style:text-properties style:font-name="Courier" fo:language="fr" fo:country="FR"/>
    </style:style>
    <style:style style:name="P1533" style:parent-style-name="Standard" style:family="paragraph">
      <style:paragraph-properties fo:border="0.0034in solid #000000" fo:padding="0.0138in" style:shadow="none" fo:background-color="#EEEEEE"/>
      <style:text-properties style:font-name="Courier" fo:language="fr" fo:country="FR"/>
    </style:style>
    <style:style style:name="P1534" style:parent-style-name="Standard" style:family="paragraph">
      <style:paragraph-properties fo:border="0.0034in solid #000000" fo:padding="0.0138in" style:shadow="none" fo:background-color="#EEEEEE"/>
      <style:text-properties style:font-name="Courier" fo:language="fr" fo:country="FR"/>
    </style:style>
    <style:style style:name="P1535" style:parent-style-name="Standard" style:family="paragraph">
      <style:paragraph-properties fo:border="0.0034in solid #000000" fo:padding="0.0138in" style:shadow="none" fo:background-color="#EEEEEE"/>
      <style:text-properties style:font-name="Courier" fo:language="fr" fo:country="FR"/>
    </style:style>
    <style:style style:name="P1536" style:parent-style-name="Standard" style:family="paragraph">
      <style:paragraph-properties fo:border="0.0034in solid #000000" fo:padding="0.0138in" style:shadow="none" fo:background-color="#EEEEEE"/>
      <style:text-properties style:font-name="Courier" fo:language="fr" fo:country="FR"/>
    </style:style>
    <style:style style:name="P1537" style:parent-style-name="Standard" style:family="paragraph">
      <style:paragraph-properties fo:border="0.0034in solid #000000" fo:padding="0.0138in" style:shadow="none" fo:background-color="#EEEEEE"/>
      <style:text-properties style:font-name="Courier" fo:language="fr" fo:country="FR"/>
    </style:style>
    <style:style style:name="P1538" style:parent-style-name="Standard" style:family="paragraph">
      <style:paragraph-properties fo:border="0.0034in solid #000000" fo:padding="0.0138in" style:shadow="none" fo:background-color="#EEEEEE"/>
      <style:text-properties style:font-name="Courier" fo:language="fr" fo:country="FR"/>
    </style:style>
    <style:style style:name="P1539" style:parent-style-name="Standard" style:family="paragraph">
      <style:paragraph-properties fo:border="0.0034in solid #000000" fo:padding="0.0138in" style:shadow="none" fo:background-color="#EEEEEE"/>
      <style:text-properties style:font-name="Courier" fo:language="fr" fo:country="FR"/>
    </style:style>
    <style:style style:name="P1540" style:parent-style-name="Standard" style:family="paragraph">
      <style:paragraph-properties fo:border="0.0034in solid #000000" fo:padding="0.0138in" style:shadow="none" fo:background-color="#EEEEEE"/>
      <style:text-properties style:font-name="Courier" fo:language="fr" fo:country="FR"/>
    </style:style>
    <style:style style:name="P1541" style:parent-style-name="Standard" style:family="paragraph">
      <style:paragraph-properties fo:border="0.0034in solid #000000" fo:padding="0.0138in" style:shadow="none" fo:background-color="#EEEEEE"/>
      <style:text-properties style:font-name="Courier" fo:language="fr" fo:country="FR"/>
    </style:style>
    <style:style style:name="P1542" style:parent-style-name="Standard" style:family="paragraph">
      <style:paragraph-properties fo:border="0.0034in solid #000000" fo:padding="0.0138in" style:shadow="none" fo:background-color="#EEEEEE"/>
      <style:text-properties style:font-name="Courier" fo:language="fr" fo:country="FR"/>
    </style:style>
    <style:style style:name="P1543" style:parent-style-name="Standard" style:family="paragraph">
      <style:paragraph-properties fo:text-align="justify"/>
      <style:text-properties style:font-name="Cabin" fo:language="fr" fo:country="FR"/>
    </style:style>
    <style:style style:name="P1544" style:parent-style-name="Standard" style:family="paragraph">
      <style:text-properties style:font-name="Cabin" fo:language="fr" fo:country="FR"/>
    </style:style>
    <style:style style:name="P1545" style:parent-style-name="Standard" style:family="paragraph">
      <style:paragraph-properties fo:text-align="justify"/>
    </style:style>
    <style:style style:name="T1546" style:parent-style-name="Policepardéfaut" style:family="text">
      <style:text-properties style:font-name="Cabin" fo:language="fr" fo:country="FR"/>
    </style:style>
    <style:style style:name="T1547" style:parent-style-name="Policepardéfaut" style:family="text">
      <style:text-properties style:font-name="Courier" fo:language="fr" fo:country="FR"/>
    </style:style>
    <style:style style:name="T1548" style:parent-style-name="Policepardéfaut" style:family="text">
      <style:text-properties style:font-name="Cabin" fo:language="fr" fo:country="FR"/>
    </style:style>
    <style:style style:name="T1549" style:parent-style-name="Policepardéfaut" style:family="text">
      <style:text-properties style:font-name="Courier" fo:language="fr" fo:country="FR"/>
    </style:style>
    <style:style style:name="T1550" style:parent-style-name="Policepardéfaut" style:family="text">
      <style:text-properties style:font-name="Cabin" fo:language="fr" fo:country="FR"/>
    </style:style>
    <style:style style:name="T1551" style:parent-style-name="Policepardéfaut" style:family="text">
      <style:text-properties style:font-name="Courier" fo:language="fr" fo:country="FR"/>
    </style:style>
    <style:style style:name="T1552" style:parent-style-name="Policepardéfaut" style:family="text">
      <style:text-properties style:font-name="Cabin" fo:language="fr" fo:country="FR"/>
    </style:style>
    <style:style style:name="P1553" style:parent-style-name="Standard" style:family="paragraph">
      <style:paragraph-properties fo:text-align="justify"/>
      <style:text-properties style:font-name="Cabin" fo:language="fr" fo:country="FR"/>
    </style:style>
    <style:style style:name="P1554" style:parent-style-name="Standard" style:family="paragraph">
      <style:paragraph-properties fo:text-align="justify"/>
    </style:style>
    <style:style style:name="T1555" style:parent-style-name="Policepardéfaut" style:family="text">
      <style:text-properties style:font-name="Cabin" fo:language="fr" fo:country="FR"/>
    </style:style>
    <style:style style:name="T1556" style:parent-style-name="Policepardéfaut" style:family="text">
      <style:text-properties style:font-name="Courier" fo:language="fr" fo:country="FR"/>
    </style:style>
    <style:style style:name="P1557" style:parent-style-name="Normal" style:family="paragraph">
      <style:paragraph-properties style:vertical-align="auto" style:line-height-at-least="0.1979in" fo:background-color="#0F111A"/>
      <style:text-properties fo:hyphenate="true"/>
    </style:style>
    <style:style style:name="T155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55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56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561"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56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563"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156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56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56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567" style:parent-style-name="Normal" style:family="paragraph">
      <style:paragraph-properties style:vertical-align="auto" style:line-height-at-least="0.1979in" fo:background-color="#0F111A"/>
      <style:text-properties fo:hyphenate="true"/>
    </style:style>
    <style:style style:name="T156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56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57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571"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57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573"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157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575"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157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577" style:parent-style-name="Normal" style:family="paragraph">
      <style:paragraph-properties style:vertical-align="auto" style:line-height-at-least="0.1979in" fo:background-color="#0F111A"/>
      <style:text-properties fo:hyphenate="true"/>
    </style:style>
    <style:style style:name="T157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579"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158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581"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58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583"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584"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158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58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587"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588" style:parent-style-name="Policepardéfaut" style:family="text">
      <style:text-properties style:font-name="Consolas" style:font-name-asian="Times New Roman" style:font-name-complex="Times New Roman" fo:font-style="italic" style:font-style-asian="italic" style:font-style-complex="italic" fo:color="#FF5370" style:letter-kerning="false" fo:font-size="10.5pt" style:font-size-asian="10.5pt" style:font-size-complex="10.5pt" style:language-asian="fr" style:country-asian="FR" style:language-complex="ar" style:country-complex="SA"/>
    </style:style>
    <style:style style:name="T1589"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59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59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59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593"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59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595" style:parent-style-name="Normal" style:family="paragraph">
      <style:paragraph-properties style:vertical-align="auto" style:line-height-at-least="0.1979in" fo:background-color="#0F111A"/>
      <style:text-properties fo:hyphenate="true"/>
    </style:style>
    <style:style style:name="T159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59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598"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1599"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60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60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60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60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604"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160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606"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60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608" style:parent-style-name="Normal" style:family="paragraph">
      <style:paragraph-properties style:vertical-align="auto" style:line-height-at-least="0.1979in" fo:background-color="#0F111A"/>
      <style:text-properties fo:hyphenate="true"/>
    </style:style>
    <style:style style:name="T160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61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611" style:parent-style-name="Normal" style:family="paragraph">
      <style:paragraph-properties style:vertical-align="auto" style:line-height-at-least="0.1979in" fo:background-color="#0F111A"/>
      <style:text-properties fo:hyphenate="true"/>
    </style:style>
    <style:style style:name="T161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613"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fr" fo:country="FR" style:language-asian="fr" style:country-asian="FR" style:language-complex="ar" style:country-complex="SA"/>
    </style:style>
    <style:style style:name="T161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61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616"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161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618" style:parent-style-name="Normal" style:family="paragraph">
      <style:paragraph-properties style:vertical-align="auto" style:line-height-at-least="0.1979in" fo:background-color="#0F111A"/>
      <style:text-properties fo:hyphenate="true"/>
    </style:style>
    <style:style style:name="T161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62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621" style:parent-style-name="Standard" style:family="paragraph">
      <style:paragraph-properties fo:text-align="justify"/>
      <style:text-properties style:font-name="Cabin" fo:language="fr" fo:country="FR"/>
    </style:style>
    <style:style style:name="P1622" style:parent-style-name="Standard" style:family="paragraph">
      <style:paragraph-properties fo:text-align="justify"/>
    </style:style>
    <style:style style:name="T1623" style:parent-style-name="Policepardéfaut" style:family="text">
      <style:text-properties style:font-name="Cabin" fo:language="fr" fo:country="FR"/>
    </style:style>
    <style:style style:name="T1624" style:parent-style-name="Policepardéfaut" style:family="text">
      <style:text-properties style:font-name="Courier" fo:language="fr" fo:country="FR"/>
    </style:style>
    <style:style style:name="P1625" style:parent-style-name="Standard" style:family="paragraph">
      <style:paragraph-properties fo:border="0.0034in solid #000000" fo:padding="0.0138in" style:shadow="none" fo:background-color="#EEEEEE"/>
      <style:text-properties style:font-name="Courier" fo:language="fr" fo:country="FR"/>
    </style:style>
    <style:style style:name="P1626" style:parent-style-name="Standard" style:family="paragraph">
      <style:paragraph-properties fo:border="0.0034in solid #000000" fo:padding="0.0138in" style:shadow="none" fo:background-color="#EEEEEE"/>
      <style:text-properties style:font-name="Courier" fo:language="fr" fo:country="FR"/>
    </style:style>
    <style:style style:name="P1627" style:parent-style-name="Standard" style:family="paragraph">
      <style:paragraph-properties fo:border="0.0034in solid #000000" fo:padding="0.0138in" style:shadow="none" fo:background-color="#EEEEEE"/>
      <style:text-properties style:font-name="Courier" fo:language="fr" fo:country="FR"/>
    </style:style>
    <style:style style:name="P1628" style:parent-style-name="Standard" style:family="paragraph">
      <style:paragraph-properties fo:border="0.0034in solid #000000" fo:padding="0.0138in" style:shadow="none" fo:background-color="#EEEEEE"/>
      <style:text-properties style:font-name="Courier" fo:language="fr" fo:country="FR"/>
    </style:style>
    <style:style style:name="P1629" style:parent-style-name="Standard" style:family="paragraph">
      <style:paragraph-properties fo:border="0.0034in solid #000000" fo:padding="0.0138in" style:shadow="none" fo:background-color="#EEEEEE"/>
      <style:text-properties style:font-name="Courier" fo:language="fr" fo:country="FR"/>
    </style:style>
    <style:style style:name="P1630" style:parent-style-name="Standard" style:family="paragraph">
      <style:paragraph-properties fo:border="0.0034in solid #000000" fo:padding="0.0138in" style:shadow="none" fo:background-color="#EEEEEE"/>
      <style:text-properties style:font-name="Courier" fo:language="fr" fo:country="FR"/>
    </style:style>
    <style:style style:name="P1631" style:parent-style-name="Standard" style:family="paragraph">
      <style:paragraph-properties fo:border="0.0034in solid #000000" fo:padding="0.0138in" style:shadow="none" fo:background-color="#EEEEEE"/>
      <style:text-properties style:font-name="Courier" fo:language="fr" fo:country="FR"/>
    </style:style>
    <style:style style:name="P1632" style:parent-style-name="Standard" style:family="paragraph">
      <style:paragraph-properties fo:border="0.0034in solid #000000" fo:padding="0.0138in" style:shadow="none" fo:background-color="#EEEEEE"/>
      <style:text-properties style:font-name="Courier" fo:language="fr" fo:country="FR"/>
    </style:style>
    <style:style style:name="P1633" style:parent-style-name="Standard" style:family="paragraph">
      <style:paragraph-properties fo:border="0.0034in solid #000000" fo:padding="0.0138in" style:shadow="none" fo:background-color="#EEEEEE"/>
      <style:text-properties style:font-name="Courier" fo:language="fr" fo:country="FR"/>
    </style:style>
    <style:style style:name="P1634" style:parent-style-name="Standard" style:family="paragraph">
      <style:paragraph-properties fo:border="0.0034in solid #000000" fo:padding="0.0138in" style:shadow="none" fo:background-color="#EEEEEE"/>
      <style:text-properties style:font-name="Courier" fo:language="fr" fo:country="FR"/>
    </style:style>
    <style:style style:name="P1635" style:parent-style-name="Standard" style:family="paragraph">
      <style:paragraph-properties fo:text-align="justify"/>
      <style:text-properties style:font-name="Cabin" fo:language="fr" fo:country="FR"/>
    </style:style>
    <style:style style:name="P1636" style:parent-style-name="Standard" style:family="paragraph">
      <style:paragraph-properties fo:text-align="justify"/>
      <style:text-properties style:font-name="Cabin" fo:language="fr" fo:country="FR"/>
    </style:style>
    <style:style style:name="P1637" style:parent-style-name="Standard" style:family="paragraph">
      <style:paragraph-properties fo:text-align="justify"/>
    </style:style>
    <style:style style:name="T1638" style:parent-style-name="Policepardéfaut" style:family="text">
      <style:text-properties style:font-name="Cabin" fo:language="fr" fo:country="FR"/>
    </style:style>
    <style:style style:name="T1639" style:parent-style-name="Policepardéfaut" style:family="text">
      <style:text-properties style:font-name="Courier" fo:language="fr" fo:country="FR"/>
    </style:style>
    <style:style style:name="T1640" style:parent-style-name="Policepardéfaut" style:family="text">
      <style:text-properties style:font-name="Cabin" fo:language="fr" fo:country="FR"/>
    </style:style>
    <style:style style:name="T1641" style:parent-style-name="Policepardéfaut" style:family="text">
      <style:text-properties style:font-name="Courier" fo:language="fr" fo:country="FR"/>
    </style:style>
    <style:style style:name="T1642" style:parent-style-name="Policepardéfaut" style:family="text">
      <style:text-properties style:font-name="Cabin" fo:language="fr" fo:country="FR"/>
    </style:style>
    <style:style style:name="P1643" style:parent-style-name="Standard" style:family="paragraph">
      <style:text-properties style:font-name="Cabin" fo:language="fr" fo:country="FR"/>
    </style:style>
    <style:style style:name="P1644" style:parent-style-name="Standard" style:family="paragraph">
      <style:paragraph-properties fo:text-align="justify"/>
    </style:style>
    <style:style style:name="T1645" style:parent-style-name="Policepardéfaut" style:family="text">
      <style:text-properties style:font-name="Cabin" fo:language="fr" fo:country="FR"/>
    </style:style>
    <style:style style:name="T1646" style:parent-style-name="Policepardéfaut" style:family="text">
      <style:text-properties style:font-name="Courier" fo:language="fr" fo:country="FR"/>
    </style:style>
    <style:style style:name="P1647" style:parent-style-name="Normal" style:family="paragraph">
      <style:paragraph-properties style:vertical-align="auto" style:line-height-at-least="0.1979in" fo:background-color="#0F111A"/>
      <style:text-properties fo:hyphenate="true"/>
    </style:style>
    <style:style style:name="T1648"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64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650"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65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652"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165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654" style:parent-style-name="Normal" style:family="paragraph">
      <style:paragraph-properties style:vertical-align="auto" style:line-height-at-least="0.1979in" fo:background-color="#0F111A"/>
      <style:text-properties fo:hyphenate="true"/>
    </style:style>
    <style:style style:name="T165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656"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65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658"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65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660"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661"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1662"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663" style:parent-style-name="Normal" style:family="paragraph">
      <style:paragraph-properties style:vertical-align="auto" style:line-height-at-least="0.1979in" fo:background-color="#0F111A"/>
      <style:text-properties fo:hyphenate="true"/>
    </style:style>
    <style:style style:name="T166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665"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166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66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668"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66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670"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671"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167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673" style:parent-style-name="Normal" style:family="paragraph">
      <style:paragraph-properties style:vertical-align="auto" style:line-height-at-least="0.1979in" fo:background-color="#0F111A"/>
      <style:text-properties fo:hyphenate="true"/>
    </style:style>
    <style:style style:name="T167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675"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167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677"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67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67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680"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168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68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683"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684" style:parent-style-name="Policepardéfaut" style:family="text">
      <style:text-properties style:font-name="Consolas" style:font-name-asian="Times New Roman" style:font-name-complex="Times New Roman" fo:font-style="italic" style:font-style-asian="italic" style:font-style-complex="italic" fo:color="#FF5370" style:letter-kerning="false" fo:font-size="10.5pt" style:font-size-asian="10.5pt" style:font-size-complex="10.5pt" style:language-asian="fr" style:country-asian="FR" style:language-complex="ar" style:country-complex="SA"/>
    </style:style>
    <style:style style:name="T168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68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68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68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68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69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691" style:parent-style-name="Normal" style:family="paragraph">
      <style:paragraph-properties style:vertical-align="auto" style:line-height-at-least="0.1979in" fo:background-color="#0F111A"/>
      <style:text-properties fo:hyphenate="true"/>
    </style:style>
    <style:style style:name="T169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693"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169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69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696"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69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69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69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70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701"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170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703" style:parent-style-name="Normal" style:family="paragraph">
      <style:paragraph-properties style:vertical-align="auto" style:line-height-at-least="0.1979in" fo:background-color="#0F111A"/>
      <style:text-properties fo:hyphenate="true"/>
    </style:style>
    <style:style style:name="T170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70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70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70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708"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1709"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710" style:parent-style-name="Normal" style:family="paragraph">
      <style:paragraph-properties style:vertical-align="auto" style:line-height-at-least="0.1979in" fo:background-color="#0F111A"/>
      <style:text-properties fo:hyphenate="true"/>
    </style:style>
    <style:style style:name="T171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712"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171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714"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71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716"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717"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171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71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720"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721" style:parent-style-name="Policepardéfaut" style:family="text">
      <style:text-properties style:font-name="Consolas" style:font-name-asian="Times New Roman" style:font-name-complex="Times New Roman" fo:font-style="italic" style:font-style-asian="italic" style:font-style-complex="italic" fo:color="#FF5370" style:letter-kerning="false" fo:font-size="10.5pt" style:font-size-asian="10.5pt" style:font-size-complex="10.5pt" style:language-asian="fr" style:country-asian="FR" style:language-complex="ar" style:country-complex="SA"/>
    </style:style>
    <style:style style:name="T172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72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72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72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726"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72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728" style:parent-style-name="Normal" style:family="paragraph">
      <style:paragraph-properties style:vertical-align="auto" style:line-height-at-least="0.1979in" fo:background-color="#0F111A"/>
      <style:text-properties fo:hyphenate="true"/>
    </style:style>
    <style:style style:name="T172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730"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173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73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733"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73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73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73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73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738"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1739"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740" style:parent-style-name="Normal" style:family="paragraph">
      <style:paragraph-properties style:vertical-align="auto" style:line-height-at-least="0.1979in" fo:background-color="#0F111A"/>
      <style:text-properties fo:hyphenate="true"/>
    </style:style>
    <style:style style:name="T174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742"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174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74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74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746"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74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74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749" style:parent-style-name="Normal" style:family="paragraph">
      <style:paragraph-properties style:vertical-align="auto" style:line-height-at-least="0.1979in" fo:background-color="#0F111A"/>
      <style:text-properties fo:hyphenate="true"/>
    </style:style>
    <style:style style:name="T175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751"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175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75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75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75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75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757"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175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75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76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76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76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763" style:parent-style-name="Normal" style:family="paragraph">
      <style:paragraph-properties style:vertical-align="auto" style:line-height-at-least="0.1979in" fo:background-color="#0F111A"/>
      <style:text-properties fo:hyphenate="true"/>
    </style:style>
    <style:style style:name="T176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76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76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76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768"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1769"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770" style:parent-style-name="Normal" style:family="paragraph">
      <style:paragraph-properties style:vertical-align="auto" style:line-height-at-least="0.1979in" fo:background-color="#0F111A"/>
      <style:text-properties fo:hyphenate="true"/>
    </style:style>
    <style:style style:name="T177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772"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77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774" style:parent-style-name="Normal" style:family="paragraph">
      <style:paragraph-properties style:vertical-align="auto" style:line-height-at-least="0.1979in" fo:background-color="#0F111A"/>
      <style:text-properties fo:hyphenate="true"/>
    </style:style>
    <style:style style:name="T177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77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77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77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779"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178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78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78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78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78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785"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178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78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788"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78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79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791" style:parent-style-name="Policepardéfaut" style:family="text">
      <style:text-properties style:font-name="Consolas" style:font-name-asian="Times New Roman" style:font-name-complex="Times New Roman" fo:color="#C3E88D" style:letter-kerning="false" fo:font-size="10.5pt" style:font-size-asian="10.5pt" style:font-size-complex="10.5pt" style:language-asian="fr" style:country-asian="FR" style:language-complex="ar" style:country-complex="SA"/>
    </style:style>
    <style:style style:name="T179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79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794"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79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79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79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79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799"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180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801" style:parent-style-name="Normal" style:family="paragraph">
      <style:paragraph-properties style:vertical-align="auto" style:line-height-at-least="0.1979in" fo:background-color="#0F111A"/>
      <style:text-properties fo:hyphenate="true"/>
    </style:style>
    <style:style style:name="T180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80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80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80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806"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180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808" style:parent-style-name="Normal" style:family="paragraph">
      <style:paragraph-properties style:vertical-align="auto" style:line-height-at-least="0.1979in" fo:background-color="#0F111A"/>
      <style:text-properties fo:hyphenate="true"/>
    </style:style>
    <style:style style:name="T180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810"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81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812" style:parent-style-name="Normal" style:family="paragraph">
      <style:paragraph-properties style:vertical-align="auto" style:line-height-at-least="0.1979in" fo:background-color="#0F111A"/>
      <style:text-properties fo:hyphenate="true"/>
    </style:style>
    <style:style style:name="T181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81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815" style:parent-style-name="Normal" style:family="paragraph">
      <style:paragraph-properties style:vertical-align="auto" style:line-height-at-least="0.1979in" fo:background-color="#0F111A"/>
      <style:text-properties fo:hyphenate="true"/>
    </style:style>
    <style:style style:name="T181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81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818" style:parent-style-name="Normal" style:family="paragraph">
      <style:paragraph-properties style:vertical-align="auto" style:line-height-at-least="0.1979in" fo:background-color="#0F111A"/>
      <style:text-properties fo:hyphenate="true"/>
    </style:style>
    <style:style style:name="T181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82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821"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fo:hyphenate="true"/>
    </style:style>
    <style:style style:name="P1822" style:parent-style-name="Normal" style:family="paragraph">
      <style:paragraph-properties style:vertical-align="auto" style:line-height-at-least="0.1979in" fo:background-color="#0F111A"/>
      <style:text-properties fo:hyphenate="true"/>
    </style:style>
    <style:style style:name="T182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82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825" style:parent-style-name="Normal" style:family="paragraph">
      <style:paragraph-properties style:vertical-align="auto" style:line-height-at-least="0.1979in" fo:background-color="#0F111A"/>
      <style:text-properties fo:hyphenate="true"/>
    </style:style>
    <style:style style:name="T182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82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828"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fo:hyphenate="true"/>
    </style:style>
    <style:style style:name="P1829" style:parent-style-name="Normal" style:family="paragraph">
      <style:paragraph-properties style:vertical-align="auto" style:line-height-at-least="0.1979in" fo:background-color="#0F111A"/>
      <style:text-properties fo:hyphenate="true"/>
    </style:style>
    <style:style style:name="T183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83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832" style:parent-style-name="Normal" style:family="paragraph">
      <style:paragraph-properties style:vertical-align="auto" style:line-height-at-least="0.1979in" fo:background-color="#0F111A"/>
      <style:text-properties fo:hyphenate="true"/>
    </style:style>
    <style:style style:name="T183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83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835" style:parent-style-name="Normal" style:family="paragraph">
      <style:paragraph-properties style:vertical-align="auto" style:line-height-at-least="0.1979in" fo:background-color="#0F111A"/>
      <style:text-properties fo:hyphenate="true"/>
    </style:style>
    <style:style style:name="T183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837"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183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83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84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841"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842"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184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84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845"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846" style:parent-style-name="Policepardéfaut" style:family="text">
      <style:text-properties style:font-name="Consolas" style:font-name-asian="Times New Roman" style:font-name-complex="Times New Roman" fo:font-style="italic" style:font-style-asian="italic" style:font-style-complex="italic" fo:color="#FF5370" style:letter-kerning="false" fo:font-size="10.5pt" style:font-size-asian="10.5pt" style:font-size-complex="10.5pt" style:language-asian="fr" style:country-asian="FR" style:language-complex="ar" style:country-complex="SA"/>
    </style:style>
    <style:style style:name="T184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84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849"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85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851"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85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853" style:parent-style-name="Normal" style:family="paragraph">
      <style:paragraph-properties style:vertical-align="auto" style:line-height-at-least="0.1979in" fo:background-color="#0F111A"/>
      <style:text-properties fo:hyphenate="true"/>
    </style:style>
    <style:style style:name="T185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855"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185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85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858"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85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86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86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86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863"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186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865" style:parent-style-name="Normal" style:family="paragraph">
      <style:paragraph-properties style:vertical-align="auto" style:line-height-at-least="0.1979in" fo:background-color="#0F111A"/>
      <style:text-properties fo:hyphenate="true"/>
    </style:style>
    <style:style style:name="T186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867"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86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86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870"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187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872" style:parent-style-name="Normal" style:family="paragraph">
      <style:paragraph-properties style:vertical-align="auto" style:line-height-at-least="0.1979in" fo:background-color="#0F111A"/>
      <style:text-properties fo:hyphenate="true"/>
    </style:style>
    <style:style style:name="T187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874"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875" style:parent-style-name="Normal" style:family="paragraph">
      <style:paragraph-properties style:vertical-align="auto" style:line-height-at-least="0.1979in" fo:background-color="#0F111A"/>
      <style:text-properties fo:hyphenate="true"/>
    </style:style>
    <style:style style:name="T187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877"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fr" fo:country="FR" style:language-asian="fr" style:country-asian="FR" style:language-complex="ar" style:country-complex="SA"/>
    </style:style>
    <style:style style:name="T187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87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880" style:parent-style-name="Normal" style:family="paragraph">
      <style:paragraph-properties style:vertical-align="auto" style:line-height-at-least="0.1979in" fo:background-color="#0F111A"/>
      <style:text-properties fo:hyphenate="true"/>
    </style:style>
    <style:style style:name="T188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882"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883" style:parent-style-name="Standard" style:family="paragraph">
      <style:paragraph-properties fo:text-align="justify"/>
      <style:text-properties style:font-name="Cabin" fo:language="fr" fo:country="FR"/>
    </style:style>
    <style:style style:name="P1884" style:parent-style-name="Standard" style:family="paragraph">
      <style:paragraph-properties fo:text-align="justify"/>
      <style:text-properties style:font-name="Cabin" fo:language="fr" fo:country="FR"/>
    </style:style>
    <style:style style:name="P1885" style:parent-style-name="Standard" style:family="paragraph">
      <style:text-properties style:font-name="Cabin" fo:font-weight="bold" style:font-weight-asian="bold" style:font-weight-complex="bold" fo:language="fr" fo:country="FR"/>
    </style:style>
    <style:style style:name="P1886" style:parent-style-name="Standard" style:family="paragraph">
      <style:paragraph-properties fo:border="0.0034in solid #000000" fo:padding="0.0972in" style:shadow="none" fo:background-color="#9999FF"/>
      <style:text-properties style:font-name="Cabin" fo:font-weight="bold" style:font-weight-asian="bold" style:font-weight-complex="bold" fo:language="fr" fo:country="FR"/>
    </style:style>
    <style:style style:name="P1887" style:parent-style-name="Standard" style:family="paragraph">
      <style:paragraph-properties fo:border="0.0034in solid #000000" fo:padding="0.0972in" style:shadow="none" fo:background-color="#9999FF"/>
    </style:style>
    <style:style style:name="T1888" style:parent-style-name="Policepardéfaut" style:family="text">
      <style:text-properties style:font-name="Cabin" fo:font-weight="bold" style:font-weight-asian="bold" style:font-weight-complex="bold" fo:language="fr" fo:country="FR"/>
    </style:style>
    <style:style style:name="T1889" style:parent-style-name="Policepardéfaut" style:family="text">
      <style:text-properties style:font-name="Cabin" fo:font-weight="bold" style:font-weight-asian="bold" style:font-weight-complex="bold"/>
    </style:style>
    <style:style style:name="P1890" style:parent-style-name="Standard" style:family="paragraph">
      <style:paragraph-properties fo:border="0.0034in solid #000000" fo:padding="0.0972in" style:shadow="none" fo:background-color="#9999FF"/>
    </style:style>
    <style:style style:name="T1891" style:parent-style-name="Policepardéfaut" style:family="text">
      <style:text-properties style:font-name="Cabin" fo:font-weight="bold" style:font-weight-asian="bold" style:font-weight-complex="bold"/>
    </style:style>
    <style:style style:name="P1892" style:parent-style-name="Standard" style:family="paragraph">
      <style:paragraph-properties fo:border="0.0034in solid #000000" fo:padding="0.0972in" style:shadow="none" fo:background-color="#9999FF"/>
    </style:style>
    <style:style style:name="T1893" style:parent-style-name="Policepardéfaut" style:family="text">
      <style:text-properties style:font-name="Cabin" fo:font-weight="bold" style:font-weight-asian="bold" style:font-weight-complex="bold"/>
    </style:style>
    <style:style style:name="P1894" style:parent-style-name="Standard" style:family="paragraph">
      <style:text-properties style:font-name="Cabin"/>
    </style:style>
    <style:style style:name="P1895" style:parent-style-name="Standard" style:family="paragraph">
      <style:text-properties style:font-name="Cabin"/>
    </style:style>
  </office:automatic-styles>
  <office:body>
    <office:text text:use-soft-page-breaks="true">
      <text:p text:style-name="P1">Programmation Java @ App3</text:p>
      <text:p text:style-name="P2">Polytech Paris-Sud | 2019-20</text:p>
      <text:p text:style-name="P3"/>
      <text:p text:style-name="P4"/>
      <text:p text:style-name="P5"><text:span text:style-name="T6">Nom :</text:span><text:span text:style-name="T7"><text:s/>Kerautret</text:span></text:p>
      <text:p text:style-name="P8"><text:span text:style-name="T9">Prénom :</text:span><text:span text:style-name="T10"><text:s/>Steven</text:span></text:p>
      <text:p text:style-name="P11"/>
      <text:p text:style-name="P12"/>
      <text:p text:style-name="P13">Exercice 1</text:p>
      <text:p text:style-name="P14"/>
      <text:p text:style-name="P15"/>
      <text:p text:style-name="P16">Vous allez développer une gestion simple d’autotamponneuses. Celles-ci sont caractérisées par :</text:p>
      <text:p text:style-name="P17"><text:tab/>— le fait qu’elles soient placées ou non sur une piste d’autotamponneuses, leur position étant alors représentée par une paire de valeurs réelles (coordonnées dans un plan à deux dimensions)</text:p>
      <text:p text:style-name="P18"><text:tab/>— le fait qu’elles soient occupées ou non, et si oui par quelle personne (il faut qu’elles soient placées pour pouvoir être occupées)</text:p>
      <text:p text:style-name="P19"><text:tab/>— le fait qu’elle soient allumées ou non (il faut qu’elles soient occupées pour pouvoir être allumées)</text:p>
      <text:p text:style-name="P20"><text:tab/>— le fait qu’elle soient clignotantes ou non (il faut qu’elles soient allumées pour pouvoir être cignotantes)</text:p>
      <text:p text:style-name="P21"/>
      <text:p text:style-name="P22"/>
      <text:p text:style-name="P23"><text:span text:style-name="T24">1. Créez une nouvelle classe<text:s/></text:span><text:span text:style-name="T25">Autotamponneuse</text:span><text:span text:style-name="T26"><text:s/>dans un package<text:s/></text:span><text:span text:style-name="T27">com.feteforraine</text:span><text:span text:style-name="T28">. Ajoutez les données nécessaires à la classe en choisissant les niveaux de visibilité appropriés.</text:span></text:p>
      <text:p text:style-name="P29"/>
      <text:p text:style-name="Standard"><text:span text:style-name="T30">#1.1.1 classe <text:s/></text:span><text:span text:style-name="T31">Autotamponneuse</text:span></text:p>
      <text:p text:style-name="P32"><text:span text:style-name="T33">package</text:span><text:span text:style-name="T34"><text:s/>com.feteforraine;</text:span></text:p>
      <text:p text:style-name="P35"/>
      <text:p text:style-name="P36"><text:span text:style-name="T37">public</text:span><text:span text:style-name="T38"><text:s/></text:span><text:span text:style-name="T39">class</text:span><text:span text:style-name="T40"><text:s/>Autotamponneuse {</text:span></text:p>
      <text:p text:style-name="P41"><text:span text:style-name="T42"><text:tab/></text:span><text:span text:style-name="T43">private</text:span><text:span text:style-name="T44"><text:s/></text:span><text:span text:style-name="T45">int</text:span><text:span text:style-name="T46"><text:s/></text:span><text:span text:style-name="T47">posX</text:span><text:span text:style-name="T48">,<text:s/></text:span><text:span text:style-name="T49">posY</text:span><text:span text:style-name="T50">;</text:span></text:p>
      <text:p text:style-name="P51"><text:span text:style-name="T52"><text:tab/></text:span><text:span text:style-name="T53">private</text:span><text:span text:style-name="T54"><text:s/>String<text:s/></text:span><text:span text:style-name="T55">conducteur</text:span><text:span text:style-name="T56">;</text:span></text:p>
      <text:p text:style-name="P57"><text:span text:style-name="T58"><text:tab/></text:span><text:span text:style-name="T59">private</text:span><text:span text:style-name="T60"><text:s/></text:span><text:span text:style-name="T61">boolean</text:span><text:span text:style-name="T62"><text:s/></text:span><text:span text:style-name="T63">power</text:span><text:span text:style-name="T64">,<text:s/></text:span><text:span text:style-name="T65">blink</text:span><text:span text:style-name="T66">;</text:span></text:p>
      <text:p text:style-name="P67"><text:tab/></text:p>
      <text:p text:style-name="P68"><text:span text:style-name="T69">}</text:span><text:span text:style-name="T70"><text:tab/></text:span></text:p>
      <text:p text:style-name="P71"/>
      <text:p text:style-name="P72"/>
      <text:p text:style-name="P73">2. Ajoutez deux constructeurs à la classe : l’un sans paramètres, l’autre avec une coordonnée x et une coordonnée y. Faites en sorte de réutiliser ce qui peut l’être dans vos constructeurs.</text:p>
      <text:p text:style-name="P74"/>
      <text:p text:style-name="P75">#1.2.1 constructeur sans paramètres</text:p>
      <text:p text:style-name="P76"><text:span text:style-name="T77"><text:tab/></text:span><text:span text:style-name="T78">public</text:span><text:span text:style-name="T79"><text:s/>Autotamponneuse(){</text:span></text:p>
      <text:p text:style-name="P80"><text:span text:style-name="T81"><text:tab/></text:span><text:span text:style-name="T82"><text:tab/></text:span><text:span text:style-name="T83">posX = 0;</text:span></text:p>
      <text:p text:style-name="P84"><text:tab/><text:tab/>posY = 0;</text:p>
      <text:p text:style-name="P85"><text:tab/><text:tab/>conducteur = "";</text:p>
      <text:p text:style-name="P86"><text:span text:style-name="T87"><text:tab/></text:span><text:span text:style-name="T88"><text:tab/>power =<text:s/></text:span><text:span text:style-name="T89">false</text:span><text:span text:style-name="T90">;</text:span></text:p>
      <text:p text:style-name="P91"><text:span text:style-name="T92"><text:tab/></text:span><text:span text:style-name="T93"><text:tab/>blink =<text:s/></text:span><text:span text:style-name="T94">false</text:span><text:span text:style-name="T95">;</text:span></text:p>
      <text:p text:style-name="P96"><text:span text:style-name="T97"><text:tab/></text:span><text:span text:style-name="T98">}</text:span></text:p>
      <text:p text:style-name="P99"/>
      <text:soft-page-break/>
      <text:p text:style-name="P100">#1.2.2 constructeur avec 2 paramètres</text:p>
      <text:p text:style-name="P101"><text:span text:style-name="T102">public</text:span><text:span text:style-name="T103"><text:s/>Autotamponneuse(</text:span><text:span text:style-name="T104">int</text:span><text:span text:style-name="T105"><text:s/>pPosX,<text:s/></text:span><text:span text:style-name="T106">int</text:span><text:span text:style-name="T107"><text:s/>PposY){</text:span></text:p>
      <text:p text:style-name="P108"><text:tab/><text:tab/>posX = pPosX;</text:p>
      <text:p text:style-name="P109"><text:tab/><text:tab/>posY = PposY;</text:p>
      <text:p text:style-name="P110"><text:tab/><text:tab/>conducteur = "";</text:p>
      <text:p text:style-name="P111"><text:span text:style-name="T112"><text:tab/></text:span><text:span text:style-name="T113"><text:tab/>power =<text:s/></text:span><text:span text:style-name="T114">false</text:span><text:span text:style-name="T115">;</text:span></text:p>
      <text:p text:style-name="P116"><text:span text:style-name="T117"><text:tab/></text:span><text:span text:style-name="T118"><text:tab/>blink =<text:s/></text:span><text:span text:style-name="T119">false</text:span><text:span text:style-name="T120">;</text:span></text:p>
      <text:p text:style-name="P121"><text:span text:style-name="T122"><text:tab/>}</text:span></text:p>
      <text:p text:style-name="P123"/>
      <text:p text:style-name="P124">#1.2.3 Pour quelles raisons aurait-on intérêt à réutiliser (invoquer) d'autres constructeurs lorsqu'on définit des constructeurs ?</text:p>
      <text:p text:style-name="P125">Pour renseigner le conducteur ou l’état de l’autotamponneuse</text:p>
      <text:p text:style-name="P126"/>
      <text:p text:style-name="P127"/>
      <text:p text:style-name="P128"/>
      <text:p text:style-name="P129">3. Ajoutez des méthodes d’instance dans la classe Autotamponneuse pour consulter l’état d’une</text:p>
      <text:p text:style-name="P130"><text:span text:style-name="T131">autotamponneuse particulière :<text:s/></text:span><text:span text:style-name="T132">estOccupee</text:span><text:span text:style-name="T133">,<text:s/></text:span><text:span text:style-name="T134">getNomOccupant</text:span><text:span text:style-name="T135">,<text:s/></text:span><text:span text:style-name="T136">estAllumee</text:span><text:span text:style-name="T137">,<text:s/></text:span><text:span text:style-name="T138">estClignotante</text:span><text:span text:style-name="T139">.</text:span></text:p>
      <text:p text:style-name="P140"/>
      <text:p text:style-name="P141">#1.3.1 méthodes demandées</text:p>
      <text:p text:style-name="P142"><text:span text:style-name="T143"><text:tab/></text:span><text:span text:style-name="T144">public</text:span><text:span text:style-name="T145"><text:s/></text:span><text:span text:style-name="T146">boolean</text:span><text:span text:style-name="T147"><text:s/>estOccupee(){</text:span></text:p>
      <text:p text:style-name="P148"><text:span text:style-name="T149"><text:tab/></text:span><text:span text:style-name="T150"><text:tab/></text:span><text:span text:style-name="T151">return<text:s/></text:span><text:span text:style-name="T152">conducteur!="";</text:span></text:p>
      <text:p text:style-name="P153"><text:tab/>}</text:p>
      <text:p text:style-name="P154"><text:tab/></text:p>
      <text:p text:style-name="P155"><text:span text:style-name="T156"><text:tab/></text:span><text:span text:style-name="T157">public</text:span><text:span text:style-name="T158"><text:s/>String getNomOccupant(){</text:span></text:p>
      <text:p text:style-name="P159"><text:span text:style-name="T160"><text:tab/></text:span><text:span text:style-name="T161"><text:tab/></text:span><text:span text:style-name="T162">return</text:span><text:span text:style-name="T163"><text:s/>conducteur;</text:span></text:p>
      <text:p text:style-name="P164"><text:tab/>}</text:p>
      <text:p text:style-name="P165"><text:tab/></text:p>
      <text:p text:style-name="P166"><text:span text:style-name="T167"><text:tab/></text:span><text:span text:style-name="T168">public</text:span><text:span text:style-name="T169"><text:s/></text:span><text:span text:style-name="T170">boolean</text:span><text:span text:style-name="T171"><text:s/>estAllumee(){</text:span></text:p>
      <text:p text:style-name="P172"><text:span text:style-name="T173"><text:tab/></text:span><text:span text:style-name="T174"><text:tab/></text:span><text:span text:style-name="T175">return</text:span><text:span text:style-name="T176"><text:s/>power &amp;&amp; estOccupee();</text:span></text:p>
      <text:p text:style-name="P177"><text:tab/>}</text:p>
      <text:p text:style-name="P178"><text:tab/></text:p>
      <text:p text:style-name="P179"><text:span text:style-name="T180"><text:tab/></text:span><text:span text:style-name="T181">public</text:span><text:span text:style-name="T182"><text:s/></text:span><text:span text:style-name="T183">boolean</text:span><text:span text:style-name="T184"><text:s/>estClignotante(){</text:span></text:p>
      <text:p text:style-name="P185"><text:span text:style-name="T186"><text:tab/></text:span><text:span text:style-name="T187"><text:tab/></text:span><text:span text:style-name="T188">return</text:span><text:span text:style-name="T189"><text:s/>blink;</text:span></text:p>
      <text:p text:style-name="P190"><text:span text:style-name="T191"><text:tab/>}</text:span></text:p>
      <text:p text:style-name="P192"/>
      <text:p text:style-name="P193">#1.3.2 Pourquoi parle-t-on de "méthodes d'instances" ?</text:p>
      <text:p text:style-name="P194">Car elles s’appliquent sur un objet déjà instancié<text:s/></text:p>
      <text:p text:style-name="P195"/>
      <text:p text:style-name="P196"/>
      <text:p text:style-name="P197">#1.3.3 Pourquoi ces méthodes ne contournent-elles pas le principe d'encapsulation des données ?</text:p>
      <text:p text:style-name="P198">...</text:p>
      <text:p text:style-name="P199"/>
      <text:p text:style-name="P200"/>
      <text:p text:style-name="P201"/>
      <text:p text:style-name="P202"><text:span text:style-name="T203">4. Ajoutez une méthode<text:s/></text:span><text:span text:style-name="T204">main</text:span><text:span text:style-name="T205"><text:s/>dans la classe<text:s/></text:span><text:span text:style-name="T206">Autotamponneuse</text:span><text:span text:style-name="T207"><text:s/>afin de pouvoir définir un programme principal de test. Testez-y sur des exemples le code précedemment défini, et utilisez-la pour tester le code des questions suivantes.</text:span></text:p>
      <text:p text:style-name="P208"/>
      <text:p text:style-name="Standard"><text:span text:style-name="T209">#1.4.1 méthode <text:s/></text:span><text:span text:style-name="T210">main</text:span></text:p>
      <text:soft-page-break/>
      <text:p text:style-name="P211"><text:span text:style-name="T212"><text:tab/></text:span><text:span text:style-name="T213">public</text:span><text:span text:style-name="T214"><text:s/></text:span><text:span text:style-name="T215">static</text:span><text:span text:style-name="T216"><text:s/></text:span><text:span text:style-name="T217">void</text:span><text:span text:style-name="T218"><text:s/>main(String[] args){</text:span></text:p>
      <text:p text:style-name="P219"><text:span text:style-name="T220"><text:tab/></text:span><text:span text:style-name="T221"><text:tab/></text:span><text:span text:style-name="T222">Autotamponneuse a1 =<text:s/></text:span><text:span text:style-name="T223">new</text:span><text:span text:style-name="T224"><text:s/>Autotamponneuse(110, 10);</text:span></text:p>
      <text:p text:style-name="P225"><text:tab/><text:tab/>a1.conducteur = "Bob";</text:p>
      <text:p text:style-name="P226"><text:span text:style-name="T227"><text:tab/></text:span><text:span text:style-name="T228"><text:tab/></text:span><text:span text:style-name="T229">System.</text:span><text:span text:style-name="T230">out</text:span><text:span text:style-name="T231">.println(a1.estAllumee());</text:span></text:p>
      <text:p text:style-name="P232"><text:span text:style-name="T233"><text:tab/></text:span><text:span text:style-name="T234"><text:tab/></text:span><text:span text:style-name="T235">System.</text:span><text:span text:style-name="T236">out</text:span><text:span text:style-name="T237">.println(a1.estClignotante());</text:span></text:p>
      <text:p text:style-name="P238"><text:span text:style-name="T239"><text:tab/></text:span><text:span text:style-name="T240"><text:tab/>System.</text:span><text:span text:style-name="T241">out</text:span><text:span text:style-name="T242">.println(a1.estOccupee());</text:span></text:p>
      <text:p text:style-name="P243"><text:span text:style-name="T244"><text:tab/></text:span><text:span text:style-name="T245"><text:tab/>System.</text:span><text:span text:style-name="T246">out</text:span><text:span text:style-name="T247">.println(a1.getNomOccupant());</text:span></text:p>
      <text:p text:style-name="P248"><text:span text:style-name="T249"><text:tab/>}</text:span></text:p>
      <text:p text:style-name="P250"/>
      <text:p text:style-name="Standard"><text:span text:style-name="T251">#1.4.2 affichage produit par l'exécution de votre méthode <text:s/></text:span><text:span text:style-name="T252">main</text:span></text:p>
      <text:p text:style-name="P253">false</text:p>
      <text:p text:style-name="P254">false</text:p>
      <text:p text:style-name="P255">true</text:p>
      <text:p text:style-name="P256"><text:span text:style-name="T257">Bob</text:span></text:p>
      <text:p text:style-name="P258"/>
      <text:p text:style-name="P259"><text:span text:style-name="T260">#1.4.3 méthode<text:s/></text:span><text:span text:style-name="T261">main</text:span><text:span text:style-name="T262"><text:s/>dans une nouvelle classe<text:s/></text:span><text:span text:style-name="T263">TestAutotamponneuse</text:span><text:span text:style-name="T264"><text:s/>dans <text:s/>le package<text:s/></text:span><text:span text:style-name="T265">com.feteforraine</text:span></text:p>
      <text:p text:style-name="P266"><text:span text:style-name="T267">package</text:span><text:span text:style-name="T268"><text:s/>com.feteforraine;</text:span></text:p>
      <text:p text:style-name="P269"/>
      <text:p text:style-name="P270"><text:span text:style-name="T271">public</text:span><text:span text:style-name="T272"><text:s/></text:span><text:span text:style-name="T273">class</text:span><text:span text:style-name="T274"><text:s/>TestAutotamponneuse {</text:span></text:p>
      <text:p text:style-name="P275"><text:span text:style-name="T276"><text:tab/></text:span><text:span text:style-name="T277">public</text:span><text:span text:style-name="T278"><text:s/></text:span><text:span text:style-name="T279">static</text:span><text:span text:style-name="T280"><text:s/></text:span><text:span text:style-name="T281">void</text:span><text:span text:style-name="T282"><text:s/>main(String[] args){</text:span></text:p>
      <text:p text:style-name="P283"><text:span text:style-name="T284"><text:tab/></text:span><text:span text:style-name="T285"><text:tab/>Autotamponneuse a1 =<text:s/></text:span><text:span text:style-name="T286">new</text:span><text:span text:style-name="T287"><text:s/>Autotamponneuse(110, 10);</text:span></text:p>
      <text:p text:style-name="P288"><text:span text:style-name="T289"><text:tab/></text:span><text:span text:style-name="T290"><text:tab/>System.</text:span><text:span text:style-name="T291">out</text:span><text:span text:style-name="T292">.println(a1.estAllumee());</text:span></text:p>
      <text:p text:style-name="P293"><text:span text:style-name="T294"><text:tab/></text:span><text:span text:style-name="T295"><text:tab/>System.</text:span><text:span text:style-name="T296">out</text:span><text:span text:style-name="T297">.println(a1.estClignotante());</text:span></text:p>
      <text:p text:style-name="P298"><text:span text:style-name="T299"><text:tab/></text:span><text:span text:style-name="T300"><text:tab/>System.</text:span><text:span text:style-name="T301">out</text:span><text:span text:style-name="T302">.println(a1.estOccupee());</text:span></text:p>
      <text:p text:style-name="P303"><text:span text:style-name="T304"><text:tab/></text:span><text:span text:style-name="T305"><text:tab/>System.</text:span><text:span text:style-name="T306">out</text:span><text:span text:style-name="T307">.println(a1.getNomOccupant());</text:span></text:p>
      <text:p text:style-name="P308"><text:span text:style-name="T309"><text:tab/></text:span><text:span text:style-name="T310">}</text:span></text:p>
      <text:p text:style-name="P311">}</text:p>
      <text:p text:style-name="P312"/>
      <text:p text:style-name="P313"><text:span text:style-name="T314">#1.4.4 Comment faire en sorte d'exécuter la méthode<text:s/></text:span><text:span text:style-name="T315">main</text:span><text:span text:style-name="T316"><text:s/>de la classe<text:s/></text:span><text:span text:style-name="T317">com.feteforraine. TestAutotamponneuse</text:span><text:span text:style-name="T318"><text:s/>?</text:span></text:p>
      <text:p text:style-name="P319">Retirer le main de la classe Autotamponneuse</text:p>
      <text:p text:style-name="P320"/>
      <text:p text:style-name="P321"/>
      <text:p text:style-name="P322"><text:span text:style-name="T323">#1.4.5 Pourquoi la méthode<text:s/></text:span><text:span text:style-name="T324">main</text:span><text:span text:style-name="T325"><text:s/>est-elle<text:s/></text:span><text:span text:style-name="T326">static</text:span><text:span text:style-name="T327"><text:s/>? A quoi correspond son paramètre ?</text:span></text:p>
      <text:p text:style-name="P328">Car elle est associée à la classe et non pas à un objet de cette classe. Il n’est ainsi pas nécessaire de créer un objet de cette classe pour appeler la methode. (Car on crée ensuite l’objet dans la methode)<text:s/></text:p>
      <text:p text:style-name="P329"/>
      <text:p text:style-name="P330"/>
      <text:p text:style-name="P331"><text:span text:style-name="T332">#1.4.6 Quelles critiques pourriez-vous faire à l'approche consistant à tester le fonctionnement d'une classe au travers d'un programme de test exécuté par sa méthode<text:s/></text:span><text:span text:style-name="T333">main</text:span><text:span text:style-name="T334"><text:s/>?<text:s/></text:span><text:span text:style-name="T335">Quelles autres approches pourrait-on imaginer pour faire cela ?</text:span></text:p>
      <text:p text:style-name="P336">...</text:p>
      <text:p text:style-name="P337"/>
      <text:p text:style-name="P338"/>
      <text:p text:style-name="P339"/>
      <text:p text:style-name="P340">5. Ajoutez le code nécessaire pour qu’une autotamponneuse ait désormais un identifiant entier unique. Cette valeur ne devra pas être choisie par l’utilisateur, et devra commencer à la valeur 1 pour la première autotamponneuse.</text:p>
      <text:p text:style-name="P341"/>
      <text:p text:style-name="P342">#1.5.1 code ajouté</text:p>
      <text:p text:style-name="P343"><text:span text:style-name="T344"><text:tab/></text:span><text:span text:style-name="T345">private</text:span><text:span text:style-name="T346"><text:s/></text:span><text:span text:style-name="T347">final</text:span><text:span text:style-name="T348"><text:s/></text:span><text:span text:style-name="T349">long</text:span><text:span text:style-name="T350"><text:s/>id;</text:span></text:p>
      <text:p text:style-name="P351"><text:span text:style-name="T352"><text:tab/></text:span><text:span text:style-name="T353">private</text:span><text:span text:style-name="T354"><text:s/></text:span><text:span text:style-name="T355">static</text:span><text:span text:style-name="T356"><text:s/></text:span><text:span text:style-name="T357">long</text:span><text:span text:style-name="T358"><text:s/></text:span><text:span text:style-name="T359">idCount</text:span><text:span text:style-name="T360"><text:s/>= 1;</text:span></text:p>
      <text:p text:style-name="P361"><text:span text:style-name="T362"><text:tab/></text:span><text:span text:style-name="T363">public</text:span><text:span text:style-name="T364"><text:s/>Autotamponneuse(</text:span><text:span text:style-name="T365">int</text:span><text:span text:style-name="T366"><text:s/>pPosX,<text:s/></text:span><text:span text:style-name="T367">int</text:span><text:span text:style-name="T368"><text:s/>PposY){</text:span></text:p>
      <text:p text:style-name="P369"><text:tab/><text:tab/>posX = pPosX;</text:p>
      <text:p text:style-name="P370"><text:tab/><text:tab/>posY = PposY;</text:p>
      <text:p text:style-name="P371"><text:tab/><text:tab/>conducteur = "";</text:p>
      <text:p text:style-name="P372"><text:span text:style-name="T373"><text:tab/></text:span><text:span text:style-name="T374"><text:tab/>power =<text:s/></text:span><text:span text:style-name="T375">false</text:span><text:span text:style-name="T376">;</text:span></text:p>
      <text:p text:style-name="P377"><text:span text:style-name="T378"><text:tab/></text:span><text:span text:style-name="T379"><text:tab/>blink =<text:s/></text:span><text:span text:style-name="T380">false</text:span><text:span text:style-name="T381">;</text:span></text:p>
      <text:p text:style-name="P382"><text:span text:style-name="T383"><text:tab/></text:span><text:span text:style-name="T384"><text:tab/></text:span><text:span text:style-name="T385">id =<text:s/></text:span><text:span text:style-name="T386">idCount</text:span><text:span text:style-name="T387">++;</text:span></text:p>
      <text:p text:style-name="P388"><text:tab/>}</text:p>
      <text:p text:style-name="P389"/>
      <text:p text:style-name="P390"><text:span text:style-name="T391"><text:tab/></text:span><text:span text:style-name="T392">public</text:span><text:span text:style-name="T393"><text:s/></text:span><text:span text:style-name="T394">long</text:span><text:span text:style-name="T395"><text:s/>getId() {</text:span></text:p>
      <text:p text:style-name="P396"><text:span text:style-name="T397"><text:tab/></text:span><text:span text:style-name="T398"><text:tab/></text:span><text:span text:style-name="T399">return</text:span><text:span text:style-name="T400"><text:s/>id;</text:span></text:p>
      <text:p text:style-name="P401"><text:tab/>}</text:p>
      <text:p text:style-name="P402"/>
      <text:p text:style-name="P403"><text:span text:style-name="T404">#1.5.2 test du fonctionnement dans la méthode<text:s/></text:span><text:span text:style-name="T405">main</text:span></text:p>
      <text:p text:style-name="P406"><text:span text:style-name="T407">Autotamponneuse a2 =<text:s/></text:span><text:span text:style-name="T408">new</text:span><text:span text:style-name="T409"><text:s/>Autotamponneuse(83, 15);</text:span></text:p>
      <text:p text:style-name="P410"><text:span text:style-name="T411"><text:tab/>System.</text:span><text:span text:style-name="T412">out</text:span><text:span text:style-name="T413">.println(a2.getId());</text:span></text:p>
      <text:p text:style-name="P414"/>
      <text:p text:style-name="P415"/>
      <text:p text:style-name="P416"><text:span text:style-name="T417">6. Redéfinissez dans la classe Autotamponneuse la méthode particulière suivante de la classe<text:s/></text:span><text:span text:style-name="T418">java.lang.Object</text:span><text:span text:style-name="T419"><text:s/>:<text:s/></text:span><text:span text:style-name="T420">String toString()</text:span><text:span text:style-name="T421"><text:s/>qui retourne une représentation sous forme de chaı̂ne de caractères de l’état d’un objet. Des exemples de chaı̂nes pourraient être :</text:span></text:p>
      <text:p text:style-name="P422"/>
      <text:p text:style-name="P423">[1] (5.0,5.0) libre éteinte non clignotante</text:p>
      <text:p text:style-name="P424">[2] (7.0,2.0) occupée (Charles Darwin) éteinte non clignotante</text:p>
      <text:p text:style-name="P425">[2] (5.1,5.0) occupée (Charles Darwin) allumée clignotante</text:p>
      <text:p text:style-name="P426"/>
      <text:p text:style-name="P427"><text:span text:style-name="T428">#1.6.1 redéfinition de la méthode<text:s/></text:span><text:span text:style-name="T429">toString</text:span></text:p>
      <text:p text:style-name="P430"><text:span text:style-name="T431"><text:tab/></text:span><text:span text:style-name="T432">public</text:span><text:span text:style-name="T433"><text:s/>String<text:s/></text:span><text:span text:style-name="T434">toString</text:span><text:span text:style-name="T435">() {</text:span></text:p>
      <text:p text:style-name="P436"><text:span text:style-name="T437"><text:tab/></text:span><text:span text:style-name="T438"><text:tab/></text:span><text:span text:style-name="T439">return</text:span><text:span text:style-name="T440"><text:s/>"["+ id +"] " + "(" + posX+","+posY+") " + (estOccupee()?"occupée ("+conducteur+")" <text:s/>: "libre") + " " + (estAllumee()?"allumée":"éteinte") + " " +(estClignotante()?"clignotante":"non clignotante");</text:span></text:p>
      <text:p text:style-name="P441"><text:span text:style-name="T442"><text:tab/>}</text:span></text:p>
      <text:p text:style-name="P443"/>
      <text:p text:style-name="P444"><text:span text:style-name="T445">#1.6.2 test du fonctionnement dans la méthode<text:s/></text:span><text:span text:style-name="T446">main</text:span></text:p>
      <text:p text:style-name="P447"><text:span text:style-name="T448">        </text:span><text:span text:style-name="T449">Autotamponneuse</text:span><text:span text:style-name="T450"> a1 </text:span><text:span text:style-name="T451">=</text:span><text:span text:style-name="T452"> </text:span><text:span text:style-name="T453">new</text:span><text:span text:style-name="T454"> </text:span><text:span text:style-name="T455">Autotamponneuse</text:span><text:span text:style-name="T456">(</text:span><text:span text:style-name="T457">110</text:span><text:span text:style-name="T458">,</text:span><text:span text:style-name="T459"> </text:span><text:span text:style-name="T460">10</text:span><text:span text:style-name="T461">);</text:span></text:p>
      <text:p text:style-name="P462"><text:span text:style-name="T463">        System</text:span><text:span text:style-name="T464">.</text:span><text:span text:style-name="T465">out</text:span><text:span text:style-name="T466">.</text:span><text:span text:style-name="T467">println</text:span><text:span text:style-name="T468">(</text:span><text:span text:style-name="T469">a1</text:span><text:span text:style-name="T470">);</text:span></text:p>
      <text:p text:style-name="P471"><text:span text:style-name="T472">        </text:span><text:span text:style-name="T473">Autotamponneuse</text:span><text:span text:style-name="T474"> a2 </text:span><text:span text:style-name="T475">=</text:span><text:span text:style-name="T476"> </text:span><text:span text:style-name="T477">new</text:span><text:span text:style-name="T478"> </text:span><text:span text:style-name="T479">Autotamponneuse</text:span><text:span text:style-name="T480">(</text:span><text:span text:style-name="T481">83</text:span><text:span text:style-name="T482">,</text:span><text:span text:style-name="T483"> </text:span><text:span text:style-name="T484">15</text:span><text:span text:style-name="T485">);</text:span></text:p>
      <text:p text:style-name="P486"><text:span text:style-name="T487">        a2</text:span><text:span text:style-name="T488">.</text:span><text:span text:style-name="T489">ajouteOccupant</text:span><text:span text:style-name="T490">("</text:span><text:span text:style-name="T491">Flash McQueen</text:span><text:span text:style-name="T492">");</text:span></text:p>
      <text:p text:style-name="P493"><text:span text:style-name="T494">        System</text:span><text:span text:style-name="T495">.</text:span><text:span text:style-name="T496">out</text:span><text:span text:style-name="T497">.</text:span><text:span text:style-name="T498">println</text:span><text:span text:style-name="T499">(</text:span><text:span text:style-name="T500">a2</text:span><text:span text:style-name="T501">);</text:span></text:p>
      <text:p text:style-name="P502"><text:span text:style-name="T503">        </text:span><text:span text:style-name="T504">Autotamponneuse</text:span><text:span text:style-name="T505"> a3 </text:span><text:span text:style-name="T506">=</text:span><text:span text:style-name="T507"> </text:span><text:span text:style-name="T508">new</text:span><text:span text:style-name="T509"> </text:span><text:span text:style-name="T510">Autotamponneuse</text:span><text:span text:style-name="T511">(</text:span><text:span text:style-name="T512">5</text:span><text:span text:style-name="T513">,</text:span><text:span text:style-name="T514"> </text:span><text:span text:style-name="T515">18</text:span><text:span text:style-name="T516">);</text:span></text:p>
      <text:p text:style-name="P517"><text:span text:style-name="T518">        a3</text:span><text:span text:style-name="T519">.</text:span><text:span text:style-name="T520">ajouteOccupant</text:span><text:span text:style-name="T521">("</text:span><text:span text:style-name="T522">Alain Terrieur</text:span><text:span text:style-name="T523">");</text:span></text:p>
      <text:p text:style-name="P524"><text:span text:style-name="T525">        a3</text:span><text:span text:style-name="T526">.</text:span><text:span text:style-name="T527">demarreClignotement</text:span><text:span text:style-name="T528">();</text:span></text:p>
      <text:p text:style-name="P529"><text:span text:style-name="T530">        a3</text:span><text:span text:style-name="T531">.</text:span><text:span text:style-name="T532">allume</text:span><text:span text:style-name="T533">();</text:span></text:p>
      <text:p text:style-name="P534"><text:span text:style-name="T535">        System</text:span><text:span text:style-name="T536">.</text:span><text:span text:style-name="T537">out</text:span><text:span text:style-name="T538">.</text:span><text:span text:style-name="T539">println</text:span><text:span text:style-name="T540">(</text:span><text:span text:style-name="T541">a3</text:span><text:span text:style-name="T542">);</text:span></text:p>
      <text:p text:style-name="P543"/>
      <text:p text:style-name="P544"/>
      <text:soft-page-break/>
      <text:p text:style-name="P545"><text:span text:style-name="T546">7. Ajoutez à présent des méthodes d’instance dans la classe<text:s/></text:span><text:span text:style-name="T547">Autotamponneuse</text:span><text:span text:style-name="T548"><text:s/>pour modifier l’état d’une autotamponneuse particulière, en respectant les règles énoncées ci-dessus :<text:s/></text:span><text:span text:style-name="T549">place</text:span><text:span text:style-name="T550">,<text:s/></text:span><text:span text:style-name="T551">ajouteOccupant</text:span><text:span text:style-name="T552">,<text:s/></text:span><text:span text:style-name="T553">enleveOccupant</text:span><text:span text:style-name="T554">,<text:s/></text:span><text:span text:style-name="T555">allume</text:span><text:span text:style-name="T556">,<text:s/></text:span><text:span text:style-name="T557">eteint</text:span><text:span text:style-name="T558">,<text:s/></text:span><text:span text:style-name="T559">demarreClignotement</text:span><text:span text:style-name="T560">,<text:s/></text:span><text:span text:style-name="T561">arreteClignotement</text:span><text:span text:style-name="T562">. Afin d’informer le programme appelant sur la modification effective ou non de l’objet correspondant, faites retourner à vos méthodes une valeur booléenne. On décide que ces méthodes ne pourront être accessibles qu’aux autres classes du même package (</text:span><text:span text:style-name="T563">com.feteforraine</text:span><text:span text:style-name="T564">).</text:span></text:p>
      <text:p text:style-name="P565"/>
      <text:p text:style-name="P566">#1.7.1 définition des méthodes</text:p>
      <text:p text:style-name="P567"><text:span text:style-name="T568"><text:tab/></text:span><text:span text:style-name="T569">    </text:span><text:span text:style-name="T570">public</text:span><text:span text:style-name="T571"> </text:span><text:span text:style-name="T572">int</text:span><text:span text:style-name="T573"> </text:span><text:span text:style-name="T574">ajouteOccupant</text:span><text:span text:style-name="T575"> </text:span><text:span text:style-name="T576">(</text:span><text:span text:style-name="T577">String</text:span><text:span text:style-name="T578"> </text:span><text:span text:style-name="T579">nom</text:span><text:span text:style-name="T580">){</text:span></text:p>
      <text:p text:style-name="P581"><text:span text:style-name="T582">        </text:span><text:span text:style-name="T583">if</text:span><text:span text:style-name="T584">(</text:span><text:span text:style-name="T585">estOccupee</text:span><text:span text:style-name="T586">())</text:span></text:p>
      <text:p text:style-name="P587"><text:span text:style-name="T588">            </text:span><text:span text:style-name="T589">return</text:span><text:span text:style-name="T590"> </text:span><text:span text:style-name="T591">1</text:span><text:span text:style-name="T592">;</text:span></text:p>
      <text:p text:style-name="P593"><text:span text:style-name="T594">        </text:span><text:span text:style-name="T595">else</text:span><text:span text:style-name="T596">{</text:span></text:p>
      <text:p text:style-name="P597"><text:span text:style-name="T598">            conducteur </text:span><text:span text:style-name="T599">=</text:span><text:span text:style-name="T600"> nom</text:span><text:span text:style-name="T601">;</text:span></text:p>
      <text:p text:style-name="P602"><text:span text:style-name="T603">            </text:span><text:span text:style-name="T604">return</text:span><text:span text:style-name="T605"> </text:span><text:span text:style-name="T606">0</text:span><text:span text:style-name="T607">;</text:span></text:p>
      <text:p text:style-name="P608"><text:span text:style-name="T609">        </text:span><text:span text:style-name="T610">}</text:span></text:p>
      <text:p text:style-name="P611"><text:span text:style-name="T612">    </text:span><text:span text:style-name="T613">}</text:span></text:p>
      <text:p text:style-name="P614"/>
      <text:p text:style-name="P615"><text:span text:style-name="T616">    </text:span><text:span text:style-name="T617">public</text:span><text:span text:style-name="T618"> </text:span><text:span text:style-name="T619">int</text:span><text:span text:style-name="T620"> </text:span><text:span text:style-name="T621">enleveOccupant</text:span><text:span text:style-name="T622"> </text:span><text:span text:style-name="T623">(){</text:span></text:p>
      <text:p text:style-name="P624"><text:span text:style-name="T625">        </text:span><text:span text:style-name="T626">if</text:span><text:span text:style-name="T627">(</text:span><text:span text:style-name="T628">estOccupee</text:span><text:span text:style-name="T629">()){</text:span></text:p>
      <text:p text:style-name="P630"><text:span text:style-name="T631">            conducteur </text:span><text:span text:style-name="T632">=</text:span><text:span text:style-name="T633"> </text:span><text:span text:style-name="T634">"";</text:span></text:p>
      <text:p text:style-name="P635"><text:span text:style-name="T636">            </text:span><text:span text:style-name="T637">return</text:span><text:span text:style-name="T638"> </text:span><text:span text:style-name="T639">0</text:span><text:span text:style-name="T640">;</text:span></text:p>
      <text:p text:style-name="P641"><text:span text:style-name="T642">        </text:span><text:span text:style-name="T643">}</text:span></text:p>
      <text:p text:style-name="P644"><text:span text:style-name="T645">        </text:span><text:span text:style-name="T646">else</text:span></text:p>
      <text:p text:style-name="P647"><text:span text:style-name="T648">            </text:span><text:span text:style-name="T649">return</text:span><text:span text:style-name="T650"> </text:span><text:span text:style-name="T651">0</text:span><text:span text:style-name="T652">;</text:span></text:p>
      <text:p text:style-name="P653"><text:span text:style-name="T654">    </text:span><text:span text:style-name="T655">}</text:span></text:p>
      <text:p text:style-name="P656"/>
      <text:p text:style-name="P657"><text:span text:style-name="T658">    </text:span><text:span text:style-name="T659">public</text:span><text:span text:style-name="T660"> </text:span><text:span text:style-name="T661">int</text:span><text:span text:style-name="T662"> </text:span><text:span text:style-name="T663">allume</text:span><text:span text:style-name="T664">(){</text:span></text:p>
      <text:p text:style-name="P665"><text:span text:style-name="T666">        </text:span><text:span text:style-name="T667">if</text:span><text:span text:style-name="T668">(</text:span><text:span text:style-name="T669">estAllumee</text:span><text:span text:style-name="T670">())</text:span></text:p>
      <text:p text:style-name="P671"><text:span text:style-name="T672">            </text:span><text:span text:style-name="T673">return</text:span><text:span text:style-name="T674"> </text:span><text:span text:style-name="T675">1</text:span><text:span text:style-name="T676">;</text:span></text:p>
      <text:p text:style-name="P677"><text:span text:style-name="T678">        </text:span><text:span text:style-name="T679">else</text:span><text:span text:style-name="T680">{</text:span></text:p>
      <text:p text:style-name="P681"><text:span text:style-name="T682">            power </text:span><text:span text:style-name="T683">=</text:span><text:span text:style-name="T684"> </text:span><text:span text:style-name="T685">true</text:span><text:span text:style-name="T686">;</text:span></text:p>
      <text:p text:style-name="P687"><text:span text:style-name="T688">            </text:span><text:span text:style-name="T689">return</text:span><text:span text:style-name="T690"> </text:span><text:span text:style-name="T691">0</text:span><text:span text:style-name="T692">;</text:span></text:p>
      <text:p text:style-name="P693"><text:span text:style-name="T694">        </text:span><text:span text:style-name="T695">}</text:span></text:p>
      <text:p text:style-name="P696"><text:span text:style-name="T697">    </text:span><text:span text:style-name="T698">}</text:span></text:p>
      <text:p text:style-name="P699"/>
      <text:p text:style-name="P700"><text:span text:style-name="T701">    </text:span><text:span text:style-name="T702">public</text:span><text:span text:style-name="T703"> </text:span><text:span text:style-name="T704">int</text:span><text:span text:style-name="T705"> </text:span><text:span text:style-name="T706">eteint</text:span><text:span text:style-name="T707">(){</text:span></text:p>
      <text:p text:style-name="P708"><text:span text:style-name="T709">        </text:span><text:span text:style-name="T710">if</text:span><text:span text:style-name="T711">(</text:span><text:span text:style-name="T712">!</text:span><text:span text:style-name="T713">estAllumee</text:span><text:span text:style-name="T714">())</text:span></text:p>
      <text:p text:style-name="P715"><text:span text:style-name="T716">            </text:span><text:span text:style-name="T717">return</text:span><text:span text:style-name="T718"> </text:span><text:span text:style-name="T719">1</text:span><text:span text:style-name="T720">;</text:span></text:p>
      <text:p text:style-name="P721"><text:span text:style-name="T722">        </text:span><text:span text:style-name="T723">else</text:span><text:span text:style-name="T724">{</text:span></text:p>
      <text:p text:style-name="P725"><text:span text:style-name="T726">            power </text:span><text:span text:style-name="T727">=</text:span><text:span text:style-name="T728"> </text:span><text:span text:style-name="T729">false</text:span><text:span text:style-name="T730">;</text:span></text:p>
      <text:p text:style-name="P731"><text:span text:style-name="T732">            </text:span><text:span text:style-name="T733">return</text:span><text:span text:style-name="T734"> </text:span><text:span text:style-name="T735">0</text:span><text:span text:style-name="T736">;</text:span></text:p>
      <text:p text:style-name="P737"><text:span text:style-name="T738">        </text:span><text:span text:style-name="T739">}</text:span></text:p>
      <text:p text:style-name="P740"><text:span text:style-name="T741">    </text:span><text:span text:style-name="T742">}</text:span></text:p>
      <text:p text:style-name="P743"/>
      <text:p text:style-name="P744"><text:span text:style-name="T745">    </text:span><text:span text:style-name="T746">public</text:span><text:span text:style-name="T747"> </text:span><text:span text:style-name="T748">int</text:span><text:span text:style-name="T749"> </text:span><text:span text:style-name="T750">demarreClignotement</text:span><text:span text:style-name="T751">(){</text:span></text:p>
      <text:p text:style-name="P752"><text:span text:style-name="T753">        </text:span><text:span text:style-name="T754">if</text:span><text:span text:style-name="T755">(</text:span><text:span text:style-name="T756">estClignotante</text:span><text:span text:style-name="T757">())</text:span></text:p>
      <text:p text:style-name="P758"><text:span text:style-name="T759">            </text:span><text:span text:style-name="T760">return</text:span><text:span text:style-name="T761"> </text:span><text:span text:style-name="T762">1</text:span><text:span text:style-name="T763">;</text:span></text:p>
      <text:p text:style-name="P764"><text:span text:style-name="T765">        </text:span><text:span text:style-name="T766">else</text:span><text:span text:style-name="T767">{</text:span></text:p>
      <text:p text:style-name="P768"><text:span text:style-name="T769">            blink </text:span><text:span text:style-name="T770">=</text:span><text:span text:style-name="T771"> </text:span><text:span text:style-name="T772">true</text:span><text:span text:style-name="T773">;</text:span></text:p>
      <text:soft-page-break/>
      <text:p text:style-name="P774"><text:span text:style-name="T775">            </text:span><text:span text:style-name="T776">return</text:span><text:span text:style-name="T777"> </text:span><text:span text:style-name="T778">0</text:span><text:span text:style-name="T779">;</text:span></text:p>
      <text:p text:style-name="P780"><text:span text:style-name="T781">        </text:span><text:span text:style-name="T782">}</text:span></text:p>
      <text:p text:style-name="P783"><text:span text:style-name="T784">    </text:span><text:span text:style-name="T785">}</text:span></text:p>
      <text:p text:style-name="P786"/>
      <text:p text:style-name="P787"><text:span text:style-name="T788">    </text:span><text:span text:style-name="T789">public</text:span><text:span text:style-name="T790"> </text:span><text:span text:style-name="T791">int</text:span><text:span text:style-name="T792"> </text:span><text:span text:style-name="T793">arreteClignotement</text:span><text:span text:style-name="T794">(){</text:span></text:p>
      <text:p text:style-name="P795"><text:span text:style-name="T796">        </text:span><text:span text:style-name="T797">if</text:span><text:span text:style-name="T798">(</text:span><text:span text:style-name="T799">!</text:span><text:span text:style-name="T800">estClignotante</text:span><text:span text:style-name="T801">())</text:span></text:p>
      <text:p text:style-name="P802"><text:span text:style-name="T803">            </text:span><text:span text:style-name="T804">return</text:span><text:span text:style-name="T805"> </text:span><text:span text:style-name="T806">1</text:span><text:span text:style-name="T807">;</text:span></text:p>
      <text:p text:style-name="P808"><text:span text:style-name="T809">        </text:span><text:span text:style-name="T810">else</text:span><text:span text:style-name="T811">{</text:span></text:p>
      <text:p text:style-name="P812"><text:span text:style-name="T813">            blink </text:span><text:span text:style-name="T814">=</text:span><text:span text:style-name="T815"> </text:span><text:span text:style-name="T816">false</text:span><text:span text:style-name="T817">;</text:span></text:p>
      <text:p text:style-name="P818"><text:span text:style-name="T819">            </text:span><text:span text:style-name="T820">return</text:span><text:span text:style-name="T821"> </text:span><text:span text:style-name="T822">0</text:span><text:span text:style-name="T823">;</text:span></text:p>
      <text:p text:style-name="P824"><text:span text:style-name="T825">        </text:span><text:span text:style-name="T826">}</text:span></text:p>
      <text:p text:style-name="P827"><text:span text:style-name="T828">    </text:span><text:span text:style-name="T829">}</text:span></text:p>
      <text:p text:style-name="P830"/>
      <text:p text:style-name="P831"><text:span text:style-name="T832">#1.7.2 test du fonctionnement dans la méthode<text:s/></text:span><text:span text:style-name="T833">main</text:span><text:span text:style-name="T834"><text:s/>et trace d'exécution</text:span></text:p>
      <text:p text:style-name="P835">[1] (110,10) libre éteinte non clignotante</text:p>
      <text:p text:style-name="P836">[2] (83,15) occupée (Flash McQueen) éteinte non clignotante</text:p>
      <text:p text:style-name="P837"><text:span text:style-name="T838">[3] (5,18) occupée (Alain Terrieur) allumée clignotante</text:span></text:p>
      <text:p text:style-name="P839"/>
      <text:p text:style-name="P840"><text:span text:style-name="T841">#1.7.3 En créant une classe Test dans le<text:s/></text:span><text:span text:style-name="T842">package par<text:s/></text:span><text:span text:style-name="T843">défaut, invoquez la méthode<text:s/></text:span><text:span text:style-name="T844">ajouteOccupant</text:span><text:span text:style-name="T845">. Que se passe-t-il, pourquoi ?</text:span></text:p>
      <text:p text:style-name="P846">La méthode n’est pas accessible, n’étant pas du même palckage</text:p>
      <text:p text:style-name="P847"/>
      <text:p text:style-name="P848"/>
      <text:p text:style-name="P849"/>
      <text:p text:style-name="P850"><text:span text:style-name="T851">8. On souhaite détecter des collisions entre autotamponneuses. Pour simplifier, on dira que deux autotamponneuses sont en collision si la distance entre leurs positions (comprise ici comme un point dans le plan) est inférieure à une valeur constante définie au niveau de la classe,<text:s/></text:span><text:span text:style-name="T852">DISTANCE_MINIMALE</text:span><text:span text:style-name="T853">. Ajoutez cette valeur de manière appropriée, puis ajoutez une méthode d’instance pour le calcul de distance entre deux autotamponneuses :</text:span></text:p>
      <text:p text:style-name="P854"/>
      <text:p text:style-name="P855">double calculeDistance(Autotamponneuse autreAuto)</text:p>
      <text:p text:style-name="P856"/>
      <text:p text:style-name="P857">ainsi qu’une méthode d’instance indiquant si une collision a lieu entre deux autotamponneuses :</text:p>
      <text:p text:style-name="P858"/>
      <text:p text:style-name="P859">boolean collision(Autotamponneuse autreAuto)</text:p>
      <text:p text:style-name="P860"/>
      <text:p text:style-name="P861"><text:span text:style-name="T862">#1.8.1 déclaration du champ <text:s/></text:span><text:span text:style-name="T863">DISTANCE MINIMALE</text:span></text:p>
      <text:p text:style-name="P864"><text:span text:style-name="T865">private</text:span><text:span text:style-name="T866"> </text:span><text:span text:style-name="T867">final</text:span><text:span text:style-name="T868"> </text:span><text:span text:style-name="T869">static</text:span><text:span text:style-name="T870"> </text:span><text:span text:style-name="T871">int</text:span><text:span text:style-name="T872"> DISTANCE_MINIMALE </text:span><text:span text:style-name="T873">=</text:span><text:span text:style-name="T874"> </text:span><text:span text:style-name="T875">10</text:span><text:span text:style-name="T876">;</text:span></text:p>
      <text:p text:style-name="P877"/>
      <text:p text:style-name="P878"><text:span text:style-name="T879">#1.8.2 méthode <text:s/></text:span><text:span text:style-name="T880">calculeDistance</text:span></text:p>
      <text:p text:style-name="P881"><text:span text:style-name="T882">    </text:span><text:span text:style-name="T883">double</text:span><text:span text:style-name="T884"> </text:span><text:span text:style-name="T885">calculeDistance</text:span><text:span text:style-name="T886">(</text:span><text:span text:style-name="T887">Autotamponneuse</text:span><text:span text:style-name="T888"> </text:span><text:span text:style-name="T889">autreAuto</text:span><text:span text:style-name="T890">){</text:span></text:p>
      <text:p text:style-name="P891"><text:span text:style-name="T892">        </text:span><text:span text:style-name="T893">int</text:span><text:span text:style-name="T894"> x </text:span><text:span text:style-name="T895">=</text:span><text:span text:style-name="T896"> </text:span><text:span text:style-name="T897">this</text:span><text:span text:style-name="T898">.</text:span><text:span text:style-name="T899">posX </text:span><text:span text:style-name="T900">-</text:span><text:span text:style-name="T901"> autreAuto</text:span><text:span text:style-name="T902">.</text:span><text:span text:style-name="T903">posX</text:span><text:span text:style-name="T904">;</text:span></text:p>
      <text:p text:style-name="P905"><text:span text:style-name="T906">        </text:span><text:span text:style-name="T907">int</text:span><text:span text:style-name="T908"> y </text:span><text:span text:style-name="T909">=</text:span><text:span text:style-name="T910"> </text:span><text:span text:style-name="T911">this</text:span><text:span text:style-name="T912">.</text:span><text:span text:style-name="T913">posY </text:span><text:span text:style-name="T914">-</text:span><text:span text:style-name="T915"> autreAuto</text:span><text:span text:style-name="T916">.</text:span><text:span text:style-name="T917">posY</text:span><text:span text:style-name="T918">;</text:span></text:p>
      <text:p text:style-name="P919"/>
      <text:p text:style-name="P920"><text:span text:style-name="T921">        </text:span><text:span text:style-name="T922">double</text:span><text:span text:style-name="T923"> result </text:span><text:span text:style-name="T924">=</text:span><text:span text:style-name="T925"> Math</text:span><text:span text:style-name="T926">.</text:span><text:span text:style-name="T927">sqrt</text:span><text:span text:style-name="T928">((</text:span><text:span text:style-name="T929">x</text:span><text:span text:style-name="T930">*</text:span><text:span text:style-name="T931">x</text:span><text:span text:style-name="T932">)</text:span><text:span text:style-name="T933"> </text:span><text:span text:style-name="T934">+</text:span><text:span text:style-name="T935"> </text:span><text:span text:style-name="T936">(</text:span><text:span text:style-name="T937">y</text:span><text:span text:style-name="T938">*</text:span><text:span text:style-name="T939">y</text:span><text:span text:style-name="T940">));</text:span></text:p>
      <text:p text:style-name="P941"><text:span text:style-name="T942">        </text:span><text:span text:style-name="T943">return</text:span><text:span text:style-name="T944"> result</text:span><text:span text:style-name="T945">;</text:span></text:p>
      <text:p text:style-name="P946"><text:span text:style-name="T947">    </text:span><text:span text:style-name="T948">}</text:span></text:p>
      <text:p text:style-name="P949"/>
      <text:p text:style-name="P950"><text:span text:style-name="T951">#1.8.3 méthode <text:s/></text:span><text:span text:style-name="T952">collision</text:span></text:p>
      <text:p text:style-name="P953"><text:span text:style-name="T954">    </text:span><text:span text:style-name="T955">boolean</text:span><text:span text:style-name="T956"> </text:span><text:span text:style-name="T957">collision</text:span><text:span text:style-name="T958"> </text:span><text:span text:style-name="T959">(</text:span><text:span text:style-name="T960">Autotamponneuse</text:span><text:span text:style-name="T961"> </text:span><text:span text:style-name="T962">autreAuto</text:span><text:span text:style-name="T963">){</text:span></text:p>
      <text:soft-page-break/>
      <text:p text:style-name="P964"><text:span text:style-name="T965">        </text:span><text:span text:style-name="T966">return</text:span><text:span text:style-name="T967"> </text:span><text:span text:style-name="T968">calculeDistance</text:span><text:span text:style-name="T969">(</text:span><text:span text:style-name="T970">autreAuto</text:span><text:span text:style-name="T971">)</text:span><text:span text:style-name="T972"> </text:span><text:span text:style-name="T973">&lt;</text:span><text:span text:style-name="T974"> DISTANCE_MINIMALE</text:span><text:span text:style-name="T975">;</text:span></text:p>
      <text:p text:style-name="P976"><text:span text:style-name="T977">    </text:span><text:span text:style-name="T978">}</text:span></text:p>
      <text:p text:style-name="P979"/>
      <text:p text:style-name="P980"><text:span text:style-name="T981">#1.8.4 exemples de tests de collisions dans la classe<text:s/></text:span><text:span text:style-name="T982">TestAutotamponneuse</text:span></text:p>
      <text:p text:style-name="P983"><text:span text:style-name="T984">Autotamponneuse</text:span><text:span text:style-name="T985"> a3 </text:span><text:span text:style-name="T986">=</text:span><text:span text:style-name="T987"> </text:span><text:span text:style-name="T988">new</text:span><text:span text:style-name="T989"> </text:span><text:span text:style-name="T990">Autotamponneuse</text:span><text:span text:style-name="T991">(</text:span><text:span text:style-name="T992">5</text:span><text:span text:style-name="T993">,</text:span><text:span text:style-name="T994"> </text:span><text:span text:style-name="T995">18</text:span><text:span text:style-name="T996">);</text:span></text:p>
      <text:p text:style-name="P997"><text:span text:style-name="T998">Autotamponneuse</text:span><text:span text:style-name="T999"> a4 </text:span><text:span text:style-name="T1000">=</text:span><text:span text:style-name="T1001"> </text:span><text:span text:style-name="T1002">new</text:span><text:span text:style-name="T1003"> </text:span><text:span text:style-name="T1004">Autotamponneuse</text:span><text:span text:style-name="T1005">(</text:span><text:span text:style-name="T1006">10</text:span><text:span text:style-name="T1007">,</text:span><text:span text:style-name="T1008"> </text:span><text:span text:style-name="T1009">15</text:span><text:span text:style-name="T1010">);</text:span></text:p>
      <text:p text:style-name="P1011"><text:span text:style-name="T1012">System</text:span><text:span text:style-name="T1013">.</text:span><text:span text:style-name="T1014">out</text:span><text:span text:style-name="T1015">.</text:span><text:span text:style-name="T1016">println</text:span><text:span text:style-name="T1017">(</text:span><text:span text:style-name="T1018">a3</text:span><text:span text:style-name="T1019">.</text:span><text:span text:style-name="T1020">collision</text:span><text:span text:style-name="T1021">(</text:span><text:span text:style-name="T1022">a4</text:span><text:span text:style-name="T1023">));</text:span></text:p>
      <text:p text:style-name="P1024"/>
      <text:p text:style-name="P1025"/>
      <text:p text:style-name="P1026">9. Afin d’autoriser d’autres types d'utilisation, proposez des équivalents sous forme de méthodes de classes pour les deux méthodes d’instance précédentes :</text:p>
      <text:p text:style-name="P1027"/>
      <text:p text:style-name="P1028">static double calculeDistance(Autotamponneuse auto1, Autotamponneuse auto2)</text:p>
      <text:p text:style-name="P1029"/>
      <text:p text:style-name="P1030">et :</text:p>
      <text:p text:style-name="P1031"/>
      <text:p text:style-name="P1032">static boolean collision(Autotamponneuse auto1, Autotamponneuse auto2)</text:p>
      <text:p text:style-name="P1033"/>
      <text:p text:style-name="P1034"><text:span text:style-name="T1035">Bien prendre en compte le fait que les paramètres peuvent tous les deux avoir une valeur<text:s/></text:span><text:span text:style-name="T1036">null</text:span><text:span text:style-name="T1037"><text:s/>à l’exécution.</text:span></text:p>
      <text:p text:style-name="P1038"/>
      <text:p text:style-name="P1039"/>
      <text:p text:style-name="P1040"><text:span text:style-name="T1041">#1.9.1 méthode <text:s/>de classes<text:s/></text:span><text:span text:style-name="T1042">calculeDistance</text:span></text:p>
      <text:p text:style-name="P1043"><text:span text:style-name="T1044">    </text:span><text:span text:style-name="T1045">static</text:span><text:span text:style-name="T1046"> </text:span><text:span text:style-name="T1047">double</text:span><text:span text:style-name="T1048"> </text:span><text:span text:style-name="T1049">calculeDistance</text:span><text:span text:style-name="T1050">(</text:span><text:span text:style-name="T1051">Autotamponneuse</text:span><text:span text:style-name="T1052"> </text:span><text:span text:style-name="T1053">auto1</text:span><text:span text:style-name="T1054">,</text:span><text:span text:style-name="T1055"> </text:span><text:span text:style-name="T1056">Autotamponneuse</text:span><text:span text:style-name="T1057"> </text:span><text:span text:style-name="T1058">auto2</text:span><text:span text:style-name="T1059">){</text:span></text:p>
      <text:p text:style-name="P1060"><text:span text:style-name="T1061">        </text:span><text:span text:style-name="T1062">int</text:span><text:span text:style-name="T1063"> x </text:span><text:span text:style-name="T1064">=</text:span><text:span text:style-name="T1065"> auto1</text:span><text:span text:style-name="T1066">.</text:span><text:span text:style-name="T1067">posX </text:span><text:span text:style-name="T1068">-</text:span><text:span text:style-name="T1069"> auto2</text:span><text:span text:style-name="T1070">.</text:span><text:span text:style-name="T1071">posX</text:span><text:span text:style-name="T1072">;</text:span></text:p>
      <text:p text:style-name="P1073"><text:span text:style-name="T1074">        </text:span><text:span text:style-name="T1075">int</text:span><text:span text:style-name="T1076"> y </text:span><text:span text:style-name="T1077">=</text:span><text:span text:style-name="T1078"> auto1</text:span><text:span text:style-name="T1079">.</text:span><text:span text:style-name="T1080">posY </text:span><text:span text:style-name="T1081">-</text:span><text:span text:style-name="T1082"> auto2</text:span><text:span text:style-name="T1083">.</text:span><text:span text:style-name="T1084">posY</text:span><text:span text:style-name="T1085">;</text:span></text:p>
      <text:p text:style-name="P1086"/>
      <text:p text:style-name="P1087"><text:span text:style-name="T1088">        </text:span><text:span text:style-name="T1089">double</text:span><text:span text:style-name="T1090"> result </text:span><text:span text:style-name="T1091">=</text:span><text:span text:style-name="T1092"> Math</text:span><text:span text:style-name="T1093">.</text:span><text:span text:style-name="T1094">sqrt</text:span><text:span text:style-name="T1095">((</text:span><text:span text:style-name="T1096">x</text:span><text:span text:style-name="T1097">*</text:span><text:span text:style-name="T1098">x</text:span><text:span text:style-name="T1099">)</text:span><text:span text:style-name="T1100"> </text:span><text:span text:style-name="T1101">+</text:span><text:span text:style-name="T1102"> </text:span><text:span text:style-name="T1103">(</text:span><text:span text:style-name="T1104">y</text:span><text:span text:style-name="T1105">*</text:span><text:span text:style-name="T1106">y</text:span><text:span text:style-name="T1107">));</text:span></text:p>
      <text:p text:style-name="P1108"><text:span text:style-name="T1109">        </text:span><text:span text:style-name="T1110">return</text:span><text:span text:style-name="T1111"> result</text:span><text:span text:style-name="T1112">;</text:span></text:p>
      <text:p text:style-name="P1113"><text:span text:style-name="T1114">    </text:span><text:span text:style-name="T1115">}</text:span></text:p>
      <text:p text:style-name="P1116"/>
      <text:p text:style-name="P1117"><text:span text:style-name="T1118">#1.9.2 méthode de classes<text:s/></text:span><text:span text:style-name="T1119">collision</text:span></text:p>
      <text:p text:style-name="P1120"><text:span text:style-name="T1121">    </text:span><text:span text:style-name="T1122">static</text:span><text:span text:style-name="T1123"> </text:span><text:span text:style-name="T1124">boolean</text:span><text:span text:style-name="T1125"> </text:span><text:span text:style-name="T1126">collision</text:span><text:span text:style-name="T1127"> </text:span><text:span text:style-name="T1128">(</text:span><text:span text:style-name="T1129">Autotamponneuse</text:span><text:span text:style-name="T1130"> </text:span><text:span text:style-name="T1131">auto1</text:span><text:span text:style-name="T1132">,</text:span><text:span text:style-name="T1133"> </text:span><text:span text:style-name="T1134">Autotamponneuse</text:span><text:span text:style-name="T1135"> </text:span><text:span text:style-name="T1136">auto2</text:span><text:span text:style-name="T1137">){</text:span></text:p>
      <text:p text:style-name="P1138"><text:span text:style-name="T1139">        </text:span><text:span text:style-name="T1140">return</text:span><text:span text:style-name="T1141"> </text:span><text:span text:style-name="T1142">calculeDistance</text:span><text:span text:style-name="T1143">(</text:span><text:span text:style-name="T1144">auto1</text:span><text:span text:style-name="T1145">,</text:span><text:span text:style-name="T1146"> auto2</text:span><text:span text:style-name="T1147">)</text:span><text:span text:style-name="T1148"> </text:span><text:span text:style-name="T1149">&lt;</text:span><text:span text:style-name="T1150"> DISTANCE_MINIMALE</text:span><text:span text:style-name="T1151">;</text:span></text:p>
      <text:p text:style-name="P1152"><text:span text:style-name="T1153">    </text:span><text:span text:style-name="T1154">}</text:span></text:p>
      <text:p text:style-name="P1155"/>
      <text:p text:style-name="P1156"><text:span text:style-name="T1157">#1.9.3 exemples de tests de collisions dans la classe<text:s/></text:span><text:span text:style-name="T1158">TestAutotamponneuse</text:span></text:p>
      <text:p text:style-name="P1159"><text:span text:style-name="T1160">System</text:span><text:span text:style-name="T1161">.</text:span><text:span text:style-name="T1162">out</text:span><text:span text:style-name="T1163">.</text:span><text:span text:style-name="T1164">println</text:span><text:span text:style-name="T1165">(</text:span><text:span text:style-name="T1166">Autotamponneuse</text:span><text:span text:style-name="T1167">.</text:span><text:span text:style-name="T1168">collision</text:span><text:span text:style-name="T1169">(</text:span><text:span text:style-name="T1170">a3</text:span><text:span text:style-name="T1171">,</text:span><text:span text:style-name="T1172"> a4</text:span><text:span text:style-name="T1173">));</text:span></text:p>
      <text:p text:style-name="P1174"/>
      <text:p text:style-name="P1175">#1.9.4 La définition des méthodes de classes pourrait-elle réutiliser celle de la méthode d'instances correspondante ? Si oui, pourquoi ?</text:p>
      <text:p text:style-name="P1176">...</text:p>
      <text:p text:style-name="P1177"/>
      <text:p text:style-name="P1178"/>
      <text:p text:style-name="P1179"/>
      <text:p text:style-name="P1180"><text:span text:style-name="T1181">10. Redéfinissez dans la classe<text:s/></text:span><text:span text:style-name="T1182">Autotamponneuse</text:span><text:span text:style-name="T1183"><text:s/>la méthode de la classe<text:s/></text:span><text:span text:style-name="T1184">java.lang.Object</text:span><text:span text:style-name="T1185"><text:s/>:</text:span></text:p>
      <text:p text:style-name="P1186"/>
      <text:soft-page-break/>
      <text:p text:style-name="P1187">boolean equals(Object autreObjet)</text:p>
      <text:p text:style-name="P1188"/>
      <text:p text:style-name="P1189"><text:span text:style-name="T1190">qui indique si deux objets sont égaux (même état complet ici). Attention, la méthode étant déclarée au niveau de la classe<text:s/></text:span><text:span text:style-name="T1191">java.lang.Object</text:span><text:span text:style-name="T1192">, il faudra vérifier puis transtyper le type du paramètre de la méthode.</text:span></text:p>
      <text:p text:style-name="P1193"/>
      <text:p text:style-name="P1194"><text:span text:style-name="T1195">#1.10.1 redéfinition de la méthode <text:s/></text:span><text:span text:style-name="T1196">equals</text:span></text:p>
      <text:p text:style-name="P1197"><text:span text:style-name="T1198">    </text:span><text:span text:style-name="T1199">public</text:span><text:span text:style-name="T1200"> </text:span><text:span text:style-name="T1201">boolean</text:span><text:span text:style-name="T1202"> </text:span><text:span text:style-name="T1203">equals</text:span><text:span text:style-name="T1204">(</text:span><text:span text:style-name="T1205">Object</text:span><text:span text:style-name="T1206"> </text:span><text:span text:style-name="T1207">autreObjet</text:span><text:span text:style-name="T1208">)</text:span><text:span text:style-name="T1209"> </text:span><text:span text:style-name="T1210">{</text:span></text:p>
      <text:p text:style-name="P1211"><text:span text:style-name="T1212">        </text:span><text:span text:style-name="T1213">if</text:span><text:span text:style-name="T1214">(</text:span><text:span text:style-name="T1215">autreObjet </text:span><text:span text:style-name="T1216">instanceof</text:span><text:span text:style-name="T1217"> Autotamponneuse</text:span><text:span text:style-name="T1218">){</text:span></text:p>
      <text:p text:style-name="P1219"><text:span text:style-name="T1220">            </text:span><text:span text:style-name="T1221">Autotamponneuse</text:span><text:span text:style-name="T1222"> autreAuto </text:span><text:span text:style-name="T1223">=</text:span><text:span text:style-name="T1224"> </text:span><text:span text:style-name="T1225">(</text:span><text:span text:style-name="T1226">Autotamponneuse</text:span><text:span text:style-name="T1227">)</text:span><text:span text:style-name="T1228">autreObjet</text:span><text:span text:style-name="T1229">;</text:span></text:p>
      <text:p text:style-name="P1230"><text:span text:style-name="T1231">            </text:span><text:span text:style-name="T1232">if</text:span><text:span text:style-name="T1233"> </text:span><text:span text:style-name="T1234">(</text:span><text:span text:style-name="T1235">this</text:span><text:span text:style-name="T1236">.</text:span><text:span text:style-name="T1237">estClignotante</text:span><text:span text:style-name="T1238">()</text:span><text:span text:style-name="T1239"> </text:span><text:span text:style-name="T1240">==</text:span><text:span text:style-name="T1241"> autreAuto</text:span><text:span text:style-name="T1242">.</text:span><text:span text:style-name="T1243">estClignotante</text:span><text:span text:style-name="T1244">())</text:span></text:p>
      <text:p text:style-name="P1245"><text:span text:style-name="T1246">                </text:span><text:span text:style-name="T1247">return</text:span><text:span text:style-name="T1248"> </text:span><text:span text:style-name="T1249">true</text:span><text:span text:style-name="T1250">;</text:span></text:p>
      <text:p text:style-name="P1251"><text:span text:style-name="T1252">            </text:span><text:span text:style-name="T1253">else</text:span></text:p>
      <text:p text:style-name="P1254"><text:span text:style-name="T1255">                </text:span><text:span text:style-name="T1256">return</text:span><text:span text:style-name="T1257"> </text:span><text:span text:style-name="T1258">false</text:span><text:span text:style-name="T1259">;</text:span></text:p>
      <text:p text:style-name="P1260"><text:span text:style-name="T1261">        </text:span><text:span text:style-name="T1262">}</text:span></text:p>
      <text:p text:style-name="P1263"><text:span text:style-name="T1264">        </text:span><text:span text:style-name="T1265">return</text:span><text:span text:style-name="T1266"> </text:span><text:span text:style-name="T1267">false</text:span><text:span text:style-name="T1268">;</text:span></text:p>
      <text:p text:style-name="P1269"><text:span text:style-name="T1270">    </text:span><text:span text:style-name="T1271">}</text:span></text:p>
      <text:p text:style-name="P1272"/>
      <text:p text:style-name="P1273"><text:span text:style-name="T1274">#1.10.2 tests d'égalité entre objets dans la classe<text:s/></text:span><text:span text:style-name="T1275">TestAutotamponneuse</text:span></text:p>
      <text:p text:style-name="P1276"><text:span text:style-name="T1277">System</text:span><text:span text:style-name="T1278">.</text:span><text:span text:style-name="T1279">out</text:span><text:span text:style-name="T1280">.</text:span><text:span text:style-name="T1281">println</text:span><text:span text:style-name="T1282">(</text:span><text:span text:style-name="T1283">a2</text:span><text:span text:style-name="T1284">.</text:span><text:span text:style-name="T1285">equals</text:span><text:span text:style-name="T1286">(</text:span><text:span text:style-name="T1287">a4</text:span><text:span text:style-name="T1288">));</text:span></text:p>
      <text:p text:style-name="P1289"/>
      <text:p text:style-name="P1290"/>
      <text:p text:style-name="P1291"><text:span text:style-name="T1292">11. Ajoutez une nouvelle classe<text:s/></text:span><text:span text:style-name="T1293">PisteAutotamponneuses</text:span><text:span text:style-name="T1294"><text:s/>dans le package<text:s/></text:span><text:span text:style-name="T1295">com.feteforraine</text:span><text:span text:style-name="T1296">. Une telle classe comporte une collection d’autotamponneuses représentée par un tableau. Ajoutez-y un constructeur prenant pour paramètre la taille de cette collection.</text:span></text:p>
      <text:p text:style-name="P1297"/>
      <text:p text:style-name="P1298"><text:span text:style-name="T1299">#1.11.1 définition de la classe<text:s/></text:span><text:span text:style-name="T1300">PisteAutotamponneuses</text:span></text:p>
      <text:p text:style-name="P1301"><text:span text:style-name="T1302">public</text:span><text:span text:style-name="T1303"> </text:span><text:span text:style-name="T1304">class</text:span><text:span text:style-name="T1305"> </text:span><text:span text:style-name="T1306">PisteAutotamponneuses</text:span><text:span text:style-name="T1307">{</text:span></text:p>
      <text:p text:style-name="P1308"><text:span text:style-name="T1309">    </text:span><text:span text:style-name="T1310">Autotamponneuse</text:span><text:span text:style-name="T1311">[]</text:span><text:span text:style-name="T1312"> tabAutotamponneuses</text:span><text:span text:style-name="T1313">;</text:span></text:p>
      <text:p text:style-name="P1314"><text:span text:style-name="T1315">    </text:span><text:span text:style-name="T1316">int</text:span><text:span text:style-name="T1317"> size</text:span><text:span text:style-name="T1318">;</text:span></text:p>
      <text:p text:style-name="P1319"/>
      <text:p text:style-name="P1320"><text:span text:style-name="T1321">    </text:span><text:span text:style-name="T1322">public</text:span><text:span text:style-name="T1323"> </text:span><text:span text:style-name="T1324">PisteAutotamponneuses</text:span><text:span text:style-name="T1325">(</text:span><text:span text:style-name="T1326">int</text:span><text:span text:style-name="T1327"> </text:span><text:span text:style-name="T1328">pSize</text:span><text:span text:style-name="T1329">){</text:span></text:p>
      <text:p text:style-name="P1330"><text:span text:style-name="T1331">        </text:span><text:span text:style-name="T1332">size </text:span><text:span text:style-name="T1333">=</text:span><text:span text:style-name="T1334"> pSize</text:span><text:span text:style-name="T1335">;</text:span></text:p>
      <text:p text:style-name="P1336"><text:span text:style-name="T1337">    </text:span><text:span text:style-name="T1338">}</text:span></text:p>
      <text:p text:style-name="P1339"><text:span text:style-name="T1340">}</text:span></text:p>
      <text:p text:style-name="P1341"/>
      <text:p text:style-name="P1342"/>
      <text:p text:style-name="P1343"/>
      <text:p text:style-name="P1344"><text:span text:style-name="T1345">12. Ajoutez une nouvelle méthode statique<text:s/></text:span><text:span text:style-name="T1346">main</text:span><text:span text:style-name="T1347"><text:s/>dans la classe<text:s/></text:span><text:span text:style-name="T1348">PisteAutotamponneuses</text:span><text:span text:style-name="T1349"><text:s/>pour définir un programme de test qui crée le nombre d’autotamponneuses requis et les place de façon aléatoire sur la piste (cf.<text:s/></text:span><text:span text:style-name="T1350">Math.random()</text:span><text:span text:style-name="T1351">). Faites en sorte qu’aucune autotamponneuse nouvellement placée ne soit en collision avec une autre autotamponneuse.</text:span></text:p>
      <text:p text:style-name="P1352"/>
      <text:p text:style-name="P1353"><text:span text:style-name="T1354">#1.12.1 méthode<text:s/></text:span><text:span text:style-name="T1355">main</text:span></text:p>
      <text:p text:style-name="P1356"><text:span text:style-name="T1357">    </text:span><text:span text:style-name="T1358">public</text:span><text:span text:style-name="T1359"> </text:span><text:span text:style-name="T1360">void</text:span><text:span text:style-name="T1361"> </text:span><text:span text:style-name="T1362">instantiateAuto</text:span><text:span text:style-name="T1363">(){</text:span></text:p>
      <text:p text:style-name="P1364"><text:span text:style-name="T1365">        </text:span><text:span text:style-name="T1366">for</text:span><text:span text:style-name="T1367"> </text:span><text:span text:style-name="T1368">(</text:span><text:span text:style-name="T1369">int</text:span><text:span text:style-name="T1370"> i</text:span><text:span text:style-name="T1371">=</text:span><text:span text:style-name="T1372">0</text:span><text:span text:style-name="T1373">;</text:span><text:span text:style-name="T1374"> i</text:span><text:span text:style-name="T1375">&lt;</text:span><text:span text:style-name="T1376">size</text:span><text:span text:style-name="T1377">;</text:span><text:span text:style-name="T1378"> i</text:span><text:span text:style-name="T1379">++</text:span><text:span text:style-name="T1380">){</text:span><text:span text:style-name="T1381"> </text:span><text:span text:style-name="T1382">// Pour chaque autotamponneuse</text:span></text:p>
      <text:p text:style-name="P1383"><text:span text:style-name="T1384">            </text:span><text:span text:style-name="T1385">tabAutotamponneuses</text:span><text:span text:style-name="T1386">[</text:span><text:span text:style-name="T1387">i</text:span><text:span text:style-name="T1388">]</text:span><text:span text:style-name="T1389"> </text:span><text:span text:style-name="T1390">=</text:span><text:span text:style-name="T1391"> </text:span><text:span text:style-name="T1392">new</text:span><text:span text:style-name="T1393"> </text:span><text:span text:style-name="T1394">Autotamponneuse</text:span><text:span text:style-name="T1395">(</text:span><text:span text:style-name="T1396">Math</text:span><text:span text:style-name="T1397">.</text:span><text:span text:style-name="T1398">random</text:span><text:span text:style-name="T1399">()</text:span><text:span text:style-name="T1400">*</text:span><text:span text:style-name="T1401">100</text:span><text:span text:style-name="T1402">,</text:span><text:span text:style-name="T1403"> Math</text:span><text:span text:style-name="T1404">.</text:span><text:span text:style-name="T1405">random</text:span><text:span text:style-name="T1406">()</text:span><text:span text:style-name="T1407">*</text:span><text:span text:style-name="T1408">100</text:span><text:span text:style-name="T1409">);</text:span></text:p>
      <text:p text:style-name="P1410"><text:span text:style-name="T1411">            </text:span><text:span text:style-name="T1412">for</text:span><text:span text:style-name="T1413"> </text:span><text:span text:style-name="T1414">(</text:span><text:span text:style-name="T1415">int</text:span><text:span text:style-name="T1416"> j</text:span><text:span text:style-name="T1417">=</text:span><text:span text:style-name="T1418">0</text:span><text:span text:style-name="T1419">;</text:span><text:span text:style-name="T1420"> j</text:span><text:span text:style-name="T1421">&lt;</text:span><text:span text:style-name="T1422">i</text:span><text:span text:style-name="T1423">-</text:span><text:span text:style-name="T1424">1</text:span><text:span text:style-name="T1425">;</text:span><text:span text:style-name="T1426"> j</text:span><text:span text:style-name="T1427">++</text:span><text:span text:style-name="T1428">){</text:span><text:span text:style-name="T1429"> </text:span><text:span text:style-name="T1430">// Pour chaque auto tamponneuse déjà créée</text:span></text:p>
      <text:p text:style-name="P1431"><text:span text:style-name="T1432">                </text:span><text:span text:style-name="T1433">if</text:span><text:span text:style-name="T1434">(</text:span><text:span text:style-name="T1435">tabAutotamponneuses</text:span><text:span text:style-name="T1436">[</text:span><text:span text:style-name="T1437">j</text:span><text:span text:style-name="T1438">].</text:span><text:span text:style-name="T1439">collision</text:span><text:span text:style-name="T1440">(</text:span><text:span text:style-name="T1441">tabAutotamponneuses</text:span><text:span text:style-name="T1442">[</text:span><text:span text:style-name="T1443">i</text:span><text:span text:style-name="T1444">])){</text:span></text:p>
      <text:soft-page-break/>
      <text:p text:style-name="P1445"><text:span text:style-name="T1446">                    tabAutotamponneuses</text:span><text:span text:style-name="T1447">[</text:span><text:span text:style-name="T1448">i</text:span><text:span text:style-name="T1449">].</text:span><text:span text:style-name="T1450">removeId</text:span><text:span text:style-name="T1451">();</text:span></text:p>
      <text:p text:style-name="P1452"><text:span text:style-name="T1453">                    tabAutotamponneuses</text:span><text:span text:style-name="T1454">[</text:span><text:span text:style-name="T1455">i</text:span><text:span text:style-name="T1456">]</text:span><text:span text:style-name="T1457"> </text:span><text:span text:style-name="T1458">=</text:span><text:span text:style-name="T1459"> </text:span><text:span text:style-name="T1460">null</text:span><text:span text:style-name="T1461">;</text:span></text:p>
      <text:p text:style-name="P1462"><text:span text:style-name="T1463">                    i</text:span><text:span text:style-name="T1464">--</text:span><text:span text:style-name="T1465">;</text:span></text:p>
      <text:p text:style-name="P1466"><text:span text:style-name="T1467">                </text:span><text:span text:style-name="T1468">}</text:span><text:span text:style-name="T1469">   </text:span></text:p>
      <text:p text:style-name="P1470"><text:span text:style-name="T1471">            </text:span><text:span text:style-name="T1472">}</text:span></text:p>
      <text:p text:style-name="P1473"><text:span text:style-name="T1474">            System</text:span><text:span text:style-name="T1475">.</text:span><text:span text:style-name="T1476">out</text:span><text:span text:style-name="T1477">.</text:span><text:span text:style-name="T1478">println</text:span><text:span text:style-name="T1479">(</text:span><text:span text:style-name="T1480">tabAutotamponneuses</text:span><text:span text:style-name="T1481">[</text:span><text:span text:style-name="T1482">i</text:span><text:span text:style-name="T1483">].</text:span><text:span text:style-name="T1484">toString</text:span><text:span text:style-name="T1485">());</text:span></text:p>
      <text:p text:style-name="P1486"><text:span text:style-name="T1487">        </text:span><text:span text:style-name="T1488">}</text:span></text:p>
      <text:p text:style-name="P1489"><text:span text:style-name="T1490">    </text:span><text:span text:style-name="T1491">}</text:span></text:p>
      <text:p text:style-name="P1492"/>
      <text:p text:style-name="P1493"><text:span text:style-name="T1494">    </text:span><text:span text:style-name="T1495">public</text:span><text:span text:style-name="T1496"> </text:span><text:span text:style-name="T1497">static</text:span><text:span text:style-name="T1498"> </text:span><text:span text:style-name="T1499">void</text:span><text:span text:style-name="T1500"> </text:span><text:span text:style-name="T1501">main</text:span><text:span text:style-name="T1502">(</text:span><text:span text:style-name="T1503">String</text:span><text:span text:style-name="T1504">[]</text:span><text:span text:style-name="T1505"> </text:span><text:span text:style-name="T1506">args</text:span><text:span text:style-name="T1507">)</text:span><text:span text:style-name="T1508"> </text:span><text:span text:style-name="T1509">{</text:span></text:p>
      <text:p text:style-name="P1510"><text:span text:style-name="T1511">        </text:span><text:span text:style-name="T1512">PisteAutotamponneuses</text:span><text:span text:style-name="T1513"> pAuto </text:span><text:span text:style-name="T1514">=</text:span><text:span text:style-name="T1515"> </text:span><text:span text:style-name="T1516">new</text:span><text:span text:style-name="T1517"> </text:span><text:span text:style-name="T1518">PisteAutotamponneuses</text:span><text:span text:style-name="T1519">(</text:span><text:span text:style-name="T1520">10</text:span><text:span text:style-name="T1521">);</text:span></text:p>
      <text:p text:style-name="P1522"><text:span text:style-name="T1523">        pAuto</text:span><text:span text:style-name="T1524">.</text:span><text:span text:style-name="T1525">instantiateAuto</text:span><text:span text:style-name="T1526">();</text:span></text:p>
      <text:p text:style-name="P1527"><text:span text:style-name="T1528">    </text:span><text:span text:style-name="T1529">}</text:span></text:p>
      <text:p text:style-name="P1530"/>
      <text:p text:style-name="P1531">#1.12.2 trace d'exécution de tests de création de piste</text:p>
      <text:p text:style-name="P1532">[1] (91.48085742838418,3.778902944145013) libre éteinte non clignotante</text:p>
      <text:p text:style-name="P1533">[2] (91.99975304991838,90.26875658495268) libre éteinte non clignotante</text:p>
      <text:p text:style-name="P1534">[3] (27.39166589900136,30.162842040346682) libre éteinte non clignotante</text:p>
      <text:p text:style-name="P1535">[4] (97.90713657788916,21.496398767866754) libre éteinte non clignotante</text:p>
      <text:p text:style-name="P1536">[5] (14.939365706691355,32.900799624697626) libre éteinte non clignotante</text:p>
      <text:p text:style-name="P1537">[6] (42.16707778876945,46.83839388063438) libre éteinte non clignotante</text:p>
      <text:p text:style-name="P1538">[7] (49.8475808664169,57.41264184654352) libre éteinte non clignotante</text:p>
      <text:p text:style-name="P1539">[7] (49.8475808664169,57.41264184654352) libre éteinte non clignotante</text:p>
      <text:p text:style-name="P1540">[9] (34.92085389584768,70.3444109960111) libre éteinte non clignotante</text:p>
      <text:p text:style-name="P1541">[10] (12.194863195019535,64.35881363354096) libre éteinte non clignotante</text:p>
      <text:p text:style-name="P1542">[11] (57.55249430598808,86.75587649514554) libre éteinte non clignotante</text:p>
      <text:p text:style-name="P1543"/>
      <text:p text:style-name="P1544"/>
      <text:p text:style-name="P1545"><text:span text:style-name="T1546">13. Redéfinissez la méthode<text:s/></text:span><text:span text:style-name="T1547">String toString()</text:span><text:span text:style-name="T1548"><text:s/>de la classe<text:s/></text:span><text:span text:style-name="T1549">PisteAutotamponneuses</text:span><text:span text:style-name="T1550"><text:s/>afin qu’elle affiche l’état de la collection complète (l’ordre des autotamponneuses sera par ordre d’ajout). Utilisez pour cela la classe<text:s/></text:span><text:span text:style-name="T1551">java.lang.StringBuilder</text:span><text:span text:style-name="T1552">.</text:span></text:p>
      <text:p text:style-name="P1553"/>
      <text:p text:style-name="P1554"><text:span text:style-name="T1555">#1.13.1 méthode<text:s/></text:span><text:span text:style-name="T1556">toString</text:span></text:p>
      <text:p text:style-name="P1557"><text:span text:style-name="T1558">    </text:span><text:span text:style-name="T1559">public</text:span><text:span text:style-name="T1560"> </text:span><text:span text:style-name="T1561">String</text:span><text:span text:style-name="T1562"> </text:span><text:span text:style-name="T1563">toString</text:span><text:span text:style-name="T1564">()</text:span><text:span text:style-name="T1565"> </text:span><text:span text:style-name="T1566">{</text:span></text:p>
      <text:p text:style-name="P1567"><text:span text:style-name="T1568">        </text:span><text:span text:style-name="T1569">StringBuilder</text:span><text:span text:style-name="T1570"> str </text:span><text:span text:style-name="T1571">=</text:span><text:span text:style-name="T1572"> </text:span><text:span text:style-name="T1573">new</text:span><text:span text:style-name="T1574"> </text:span><text:span text:style-name="T1575">StringBuilder</text:span><text:span text:style-name="T1576">();</text:span></text:p>
      <text:p text:style-name="P1577"><text:span text:style-name="T1578">        </text:span><text:span text:style-name="T1579">for</text:span><text:span text:style-name="T1580">(</text:span><text:span text:style-name="T1581">int</text:span><text:span text:style-name="T1582"> i</text:span><text:span text:style-name="T1583">=</text:span><text:span text:style-name="T1584">0</text:span><text:span text:style-name="T1585">;</text:span><text:span text:style-name="T1586"> i</text:span><text:span text:style-name="T1587">&lt;</text:span><text:span text:style-name="T1588">this</text:span><text:span text:style-name="T1589">.</text:span><text:span text:style-name="T1590">size</text:span><text:span text:style-name="T1591">;</text:span><text:span text:style-name="T1592"> i</text:span><text:span text:style-name="T1593">++</text:span><text:span text:style-name="T1594">){</text:span></text:p>
      <text:p text:style-name="P1595"><text:span text:style-name="T1596">            str</text:span><text:span text:style-name="T1597">.</text:span><text:span text:style-name="T1598">append</text:span><text:span text:style-name="T1599">(</text:span><text:span text:style-name="T1600">tabAutotamponneuses</text:span><text:span text:style-name="T1601">[</text:span><text:span text:style-name="T1602">i</text:span><text:span text:style-name="T1603">].</text:span><text:span text:style-name="T1604">toString</text:span><text:span text:style-name="T1605">()</text:span><text:span text:style-name="T1606">+</text:span><text:span text:style-name="T1607">"\n");</text:span></text:p>
      <text:p text:style-name="P1608"><text:span text:style-name="T1609">        </text:span><text:span text:style-name="T1610">}</text:span></text:p>
      <text:p text:style-name="P1611"><text:span text:style-name="T1612">        </text:span><text:span text:style-name="T1613">return</text:span><text:span text:style-name="T1614"> str</text:span><text:span text:style-name="T1615">.</text:span><text:span text:style-name="T1616">toString</text:span><text:span text:style-name="T1617">();</text:span></text:p>
      <text:p text:style-name="P1618"><text:span text:style-name="T1619">    </text:span><text:span text:style-name="T1620">}</text:span></text:p>
      <text:p text:style-name="P1621"/>
      <text:p text:style-name="P1622"><text:span text:style-name="T1623">#1.13.2 test d'utilisation de la méthode<text:s/></text:span><text:span text:style-name="T1624">toString</text:span></text:p>
      <text:p text:style-name="P1625">[1] (30.332428102447828,54.405966715851605) libre éteinte non clignotante</text:p>
      <text:p text:style-name="P1626">[2] (36.12171617771702,46.449479055788245) libre éteinte non clignotante</text:p>
      <text:p text:style-name="P1627">[3] (44.78098355303598,76.97188156062661) libre éteinte non clignotante</text:p>
      <text:p text:style-name="P1628">[4] (28.107021187683866,39.8899970216236) libre éteinte non clignotante</text:p>
      <text:p text:style-name="P1629">[5] (72.21314026114763,28.770627407735816) libre éteinte non clignotante</text:p>
      <text:p text:style-name="P1630">[6] (67.8651256447381,10.845216595315165) libre éteinte non clignotante</text:p>
      <text:p text:style-name="P1631">[7] (74.1590136412486,66.42428076357942) libre éteinte non clignotante</text:p>
      <text:p text:style-name="P1632">[8] (57.04949270535528,64.49473640236528) libre éteinte non clignotante</text:p>
      <text:p text:style-name="P1633">[9] (89.60174939246272,40.74556816802746) libre éteinte non clignotante</text:p>
      <text:p text:style-name="P1634">[10] (8.182591657374816,13.124540614539903) libre éteinte non clignotante<text:s/></text:p>
      <text:p text:style-name="P1635"/>
      <text:p text:style-name="P1636"/>
      <text:p text:style-name="P1637"><text:span text:style-name="T1638">14. Ajoutez une méthode<text:s/></text:span><text:span text:style-name="T1639">dereglementAleatoire</text:span><text:span text:style-name="T1640"><text:s/>à la classe<text:s/></text:span><text:span text:style-name="T1641">PisteAutotamponneuses</text:span><text:span text:style-name="T1642"><text:s/>qui déplace de façon aléatoire et continue chaque autotamponneuse encore pilotée tour à tour, et élimine les autotamponneuses entrées en collision. Cette méthode affichera l’historique des autotamponneuses éliminées, et le vainqueur (autotamponneuse survivante si elle existe).</text:span></text:p>
      <text:p text:style-name="P1643"/>
      <text:p text:style-name="P1644"><text:span text:style-name="T1645">#1.14.1 méthode<text:s/></text:span><text:span text:style-name="T1646">dereglementAleatoire</text:span></text:p>
      <text:p text:style-name="P1647"><text:span text:style-name="T1648">public</text:span><text:span text:style-name="T1649"> </text:span><text:span text:style-name="T1650">int</text:span><text:span text:style-name="T1651"> </text:span><text:span text:style-name="T1652">dereglementAleatoire</text:span><text:span text:style-name="T1653">(){</text:span></text:p>
      <text:p text:style-name="P1654"><text:span text:style-name="T1655">        </text:span><text:span text:style-name="T1656">int</text:span><text:span text:style-name="T1657"> idVainqueur </text:span><text:span text:style-name="T1658">=</text:span><text:span text:style-name="T1659"> </text:span><text:span text:style-name="T1660">-</text:span><text:span text:style-name="T1661">1</text:span><text:span text:style-name="T1662">;</text:span></text:p>
      <text:p text:style-name="P1663"><text:span text:style-name="T1664">        </text:span><text:span text:style-name="T1665">while</text:span><text:span text:style-name="T1666">(</text:span><text:span text:style-name="T1667">size</text:span><text:span text:style-name="T1668">-</text:span><text:span text:style-name="T1669">destroyCount</text:span><text:span text:style-name="T1670">&gt;</text:span><text:span text:style-name="T1671">1</text:span><text:span text:style-name="T1672">){</text:span></text:p>
      <text:p text:style-name="P1673"><text:span text:style-name="T1674">            </text:span><text:span text:style-name="T1675">for</text:span><text:span text:style-name="T1676">(</text:span><text:span text:style-name="T1677">int</text:span><text:span text:style-name="T1678"> i</text:span><text:span text:style-name="T1679">=</text:span><text:span text:style-name="T1680">0</text:span><text:span text:style-name="T1681">;</text:span><text:span text:style-name="T1682"> i</text:span><text:span text:style-name="T1683">&lt;</text:span><text:span text:style-name="T1684">this</text:span><text:span text:style-name="T1685">.</text:span><text:span text:style-name="T1686">size</text:span><text:span text:style-name="T1687">;</text:span><text:span text:style-name="T1688"> i</text:span><text:span text:style-name="T1689">++</text:span><text:span text:style-name="T1690">){</text:span></text:p>
      <text:p text:style-name="P1691"><text:span text:style-name="T1692">                </text:span><text:span text:style-name="T1693">if</text:span><text:span text:style-name="T1694"> </text:span><text:span text:style-name="T1695">(</text:span><text:span text:style-name="T1696">!</text:span><text:span text:style-name="T1697">tabAutotamponneuses</text:span><text:span text:style-name="T1698">[</text:span><text:span text:style-name="T1699">i</text:span><text:span text:style-name="T1700">].</text:span><text:span text:style-name="T1701">isDestroyed</text:span><text:span text:style-name="T1702">()){</text:span></text:p>
      <text:p text:style-name="P1703"><text:span text:style-name="T1704">                    tabAutotamponneuses</text:span><text:span text:style-name="T1705">[</text:span><text:span text:style-name="T1706">i</text:span><text:span text:style-name="T1707">].</text:span><text:span text:style-name="T1708">moveRandom</text:span><text:span text:style-name="T1709">();</text:span></text:p>
      <text:p text:style-name="P1710"><text:span text:style-name="T1711">                    </text:span><text:span text:style-name="T1712">for</text:span><text:span text:style-name="T1713">(</text:span><text:span text:style-name="T1714">int</text:span><text:span text:style-name="T1715"> j</text:span><text:span text:style-name="T1716">=</text:span><text:span text:style-name="T1717">0</text:span><text:span text:style-name="T1718">;</text:span><text:span text:style-name="T1719"> j</text:span><text:span text:style-name="T1720">&lt;</text:span><text:span text:style-name="T1721">this</text:span><text:span text:style-name="T1722">.</text:span><text:span text:style-name="T1723">size</text:span><text:span text:style-name="T1724">;</text:span><text:span text:style-name="T1725"> j</text:span><text:span text:style-name="T1726">++</text:span><text:span text:style-name="T1727">){</text:span></text:p>
      <text:p text:style-name="P1728"><text:span text:style-name="T1729">                        </text:span><text:span text:style-name="T1730">if</text:span><text:span text:style-name="T1731"> </text:span><text:span text:style-name="T1732">(</text:span><text:span text:style-name="T1733">!</text:span><text:span text:style-name="T1734">tabAutotamponneuses</text:span><text:span text:style-name="T1735">[</text:span><text:span text:style-name="T1736">j</text:span><text:span text:style-name="T1737">].</text:span><text:span text:style-name="T1738">isDestroyed</text:span><text:span text:style-name="T1739">()){</text:span></text:p>
      <text:p text:style-name="P1740"><text:span text:style-name="T1741">                            </text:span><text:span text:style-name="T1742">if</text:span><text:span text:style-name="T1743"> </text:span><text:span text:style-name="T1744">(</text:span><text:span text:style-name="T1745">j</text:span><text:span text:style-name="T1746">!=</text:span><text:span text:style-name="T1747">i</text:span><text:span text:style-name="T1748">){</text:span></text:p>
      <text:p text:style-name="P1749"><text:span text:style-name="T1750">                                </text:span><text:span text:style-name="T1751">if</text:span><text:span text:style-name="T1752">(</text:span><text:span text:style-name="T1753">tabAutotamponneuses</text:span><text:span text:style-name="T1754">[</text:span><text:span text:style-name="T1755">i</text:span><text:span text:style-name="T1756">].</text:span><text:span text:style-name="T1757">collision</text:span><text:span text:style-name="T1758">(</text:span><text:span text:style-name="T1759">tabAutotamponneuses</text:span><text:span text:style-name="T1760">[</text:span><text:span text:style-name="T1761">j</text:span><text:span text:style-name="T1762">])){</text:span></text:p>
      <text:p text:style-name="P1763"><text:span text:style-name="T1764">                                    tabAutotamponneuses</text:span><text:span text:style-name="T1765">[</text:span><text:span text:style-name="T1766">i</text:span><text:span text:style-name="T1767">].</text:span><text:span text:style-name="T1768">destroy</text:span><text:span text:style-name="T1769">();</text:span></text:p>
      <text:p text:style-name="P1770"><text:span text:style-name="T1771">                                    destroyCount</text:span><text:span text:style-name="T1772">++</text:span><text:span text:style-name="T1773">;</text:span></text:p>
      <text:p text:style-name="P1774"><text:span text:style-name="T1775">                                    System</text:span><text:span text:style-name="T1776">.</text:span><text:span text:style-name="T1777">out</text:span><text:span text:style-name="T1778">.</text:span><text:span text:style-name="T1779">println</text:span><text:span text:style-name="T1780">(</text:span><text:span text:style-name="T1781">tabAutotamponneuses</text:span><text:span text:style-name="T1782">[</text:span><text:span text:style-name="T1783">i</text:span><text:span text:style-name="T1784">].</text:span><text:span text:style-name="T1785">toStringSimple</text:span><text:span text:style-name="T1786">()</text:span><text:span text:style-name="T1787"> </text:span><text:span text:style-name="T1788">+</text:span><text:span text:style-name="T1789"> </text:span><text:span text:style-name="T1790">"</text:span><text:span text:style-name="T1791"> a heurté </text:span><text:span text:style-name="T1792">"</text:span><text:span text:style-name="T1793"> </text:span><text:span text:style-name="T1794">+</text:span><text:span text:style-name="T1795"> tabAutotamponneuses</text:span><text:span text:style-name="T1796">[</text:span><text:span text:style-name="T1797">j</text:span><text:span text:style-name="T1798">].</text:span><text:span text:style-name="T1799">toStringSimple</text:span><text:span text:style-name="T1800">());</text:span></text:p>
      <text:p text:style-name="P1801"><text:span text:style-name="T1802">                                    tabAutotamponneuses</text:span><text:span text:style-name="T1803">[</text:span><text:span text:style-name="T1804">j</text:span><text:span text:style-name="T1805">].</text:span><text:span text:style-name="T1806">destroy</text:span><text:span text:style-name="T1807">();</text:span></text:p>
      <text:p text:style-name="P1808"><text:span text:style-name="T1809">                                    destroyCount</text:span><text:span text:style-name="T1810">++</text:span><text:span text:style-name="T1811">;</text:span></text:p>
      <text:p text:style-name="P1812"><text:span text:style-name="T1813">                                </text:span><text:span text:style-name="T1814">}</text:span></text:p>
      <text:p text:style-name="P1815"><text:span text:style-name="T1816">                            </text:span><text:span text:style-name="T1817">}</text:span></text:p>
      <text:p text:style-name="P1818"><text:span text:style-name="T1819">                        </text:span><text:span text:style-name="T1820">}</text:span></text:p>
      <text:p text:style-name="P1821"/>
      <text:p text:style-name="P1822"><text:span text:style-name="T1823">                    </text:span><text:span text:style-name="T1824">}</text:span></text:p>
      <text:p text:style-name="P1825"><text:span text:style-name="T1826">                </text:span><text:span text:style-name="T1827">}</text:span></text:p>
      <text:p text:style-name="P1828"/>
      <text:p text:style-name="P1829"><text:span text:style-name="T1830">            </text:span><text:span text:style-name="T1831">}</text:span></text:p>
      <text:p text:style-name="P1832"><text:span text:style-name="T1833">        </text:span><text:span text:style-name="T1834">}</text:span></text:p>
      <text:p text:style-name="P1835"><text:span text:style-name="T1836">        </text:span><text:span text:style-name="T1837">for</text:span><text:span text:style-name="T1838">(</text:span><text:span text:style-name="T1839">int</text:span><text:span text:style-name="T1840"> i</text:span><text:span text:style-name="T1841">=</text:span><text:span text:style-name="T1842">0</text:span><text:span text:style-name="T1843">;</text:span><text:span text:style-name="T1844"> i</text:span><text:span text:style-name="T1845">&lt;</text:span><text:span text:style-name="T1846">this</text:span><text:span text:style-name="T1847">.</text:span><text:span text:style-name="T1848">size</text:span><text:span text:style-name="T1849">;</text:span><text:span text:style-name="T1850"> i</text:span><text:span text:style-name="T1851">++</text:span><text:span text:style-name="T1852">){</text:span></text:p>
      <text:p text:style-name="P1853"><text:span text:style-name="T1854">            </text:span><text:span text:style-name="T1855">if</text:span><text:span text:style-name="T1856"> </text:span><text:span text:style-name="T1857">(</text:span><text:span text:style-name="T1858">!</text:span><text:span text:style-name="T1859">tabAutotamponneuses</text:span><text:span text:style-name="T1860">[</text:span><text:span text:style-name="T1861">i</text:span><text:span text:style-name="T1862">].</text:span><text:span text:style-name="T1863">isDestroyed</text:span><text:span text:style-name="T1864">())</text:span></text:p>
      <text:p text:style-name="P1865"><text:span text:style-name="T1866">                idVainqueur </text:span><text:span text:style-name="T1867">=</text:span><text:span text:style-name="T1868"> i</text:span><text:span text:style-name="T1869">+</text:span><text:span text:style-name="T1870">1</text:span><text:span text:style-name="T1871">;</text:span></text:p>
      <text:p text:style-name="P1872"><text:span text:style-name="T1873">        </text:span><text:span text:style-name="T1874">}</text:span></text:p>
      <text:p text:style-name="P1875"><text:span text:style-name="T1876">        </text:span><text:span text:style-name="T1877">return</text:span><text:span text:style-name="T1878"> idVainqueur</text:span><text:span text:style-name="T1879">;</text:span></text:p>
      <text:p text:style-name="P1880"><text:span text:style-name="T1881">    </text:span><text:span text:style-name="T1882">}</text:span></text:p>
      <text:p text:style-name="P1883"/>
      <text:p text:style-name="P1884"/>
      <text:p text:style-name="P1885"/>
      <text:p text:style-name="P1886">Transmettre par courrier électronique:</text:p>
      <text:p text:style-name="P1887"><text:span text:style-name="T1888"><text:tab/></text:span><text:span text:style-name="T1889">to : aurelien.max@u-psud.fr</text:span></text:p>
      <text:p text:style-name="P1890"><text:span text:style-name="T1891"><text:tab/>title : [Polytech &gt; App3] rendu exo1 MonPrénom MonNom</text:span></text:p>
      <text:p text:style-name="P1892"><text:span text:style-name="T1893"><text:tab/>attached : <text:s/>app3_java_exo1_MonPrénomMonNom.odt</text:span></text:p>
      <text:p text:style-name="P1894"/>
      <text:p text:style-name="P189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bin" svg:font-family="Cabin" style:font-family-generic="system" style:font-pitch="variable"/>
    <style:font-face style:name="Courier" svg:font-family="Courier" style:font-family-generic="modern" style:font-pitch="fixed" svg:panose-1="2 7 4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teven Kerautret</meta:initial-creator>
    <dc:creator>Steven Kerautret</dc:creator>
    <meta:creation-date>2018-10-08T10:27:00Z</meta:creation-date>
    <dc:date>2019-10-10T07:51:00Z</dc:date>
    <meta:template xlink:href="Normal.dotm" xlink:type="simple"/>
    <meta:editing-cycles>42</meta:editing-cycles>
    <meta:editing-duration>PT19920S</meta:editing-duration>
    <meta:document-statistic meta:page-count="11" meta:paragraph-count="33" meta:word-count="2603" meta:character-count="16891" meta:row-count="119" meta:non-whitespace-character-count="14321"/>
  </office:meta>
</office:document-meta>
</file>